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Grande" svg:font-family="LucidaGrand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51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87cm"/>
    </style:style>
    <style:style style:name="co7" style:family="table-column">
      <style:table-column-properties fo:break-before="auto" style:column-width="4.646cm"/>
    </style:style>
    <style:style style:name="co8" style:family="table-column">
      <style:table-column-properties fo:break-before="auto" style:column-width="4.258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358cm"/>
    </style:style>
    <style:style style:name="co11" style:family="table-column">
      <style:table-column-properties fo:break-before="auto" style:column-width="1.383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2.31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1.203cm"/>
    </style:style>
    <style:style style:name="co16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c0c0c0"/>
      <style:paragraph-properties fo:text-align="end" fo:margin-left="0cm"/>
      <style:text-properties style:font-name="Arial1" fo:font-size="10pt"/>
    </style:style>
    <style:style style:name="ce3" style:family="table-cell" style:parent-style-name="Default">
      <style:text-properties style:font-name="Arial1" fo:font-size="10pt"/>
    </style:style>
    <style:style style:name="ce4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 fo:border="0.002cm solid #c0c0c0"/>
      <style:text-properties style:font-name="Arial1" fo:font-size="10pt"/>
    </style:style>
    <style:style style:name="ce6" style:family="table-cell" style:parent-style-name="Default">
      <style:table-cell-properties fo:background-color="#ccffff"/>
      <style:text-properties style:font-name="Arial1" fo:font-size="10pt"/>
    </style:style>
    <style:style style:name="ce7" style:family="table-cell" style:parent-style-name="Default">
      <style:table-cell-properties fo:background-color="#ffff99"/>
      <style:text-properties style:font-name="Arial1" fo:font-size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2cm solid #c0c0c0"/>
      <style:paragraph-properties fo:text-align="center" fo:margin-left="0cm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Grande" style:font-size-asian="12pt" style:language-asian="en" style:country-asian="US" style:font-style-asian="normal" style:font-weight-asian="normal" style:font-name-complex="LucidaGrande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1" fo:font-size="10pt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Arial1" fo:font-size="10pt"/>
    </style:style>
    <style:style style:name="ce13" style:family="table-cell" style:parent-style-name="Default">
      <style:table-cell-properties style:text-align-source="fix" style:repeat-content="false" fo:border="0.002cm solid #c0c0c0"/>
      <style:paragraph-properties fo:text-align="center" fo:margin-left="0cm"/>
      <style:text-properties style:font-name="Arial1" fo:font-size="10pt" style:font-name-asian="LucidaGrande" style:font-size-asian="12pt" style:font-name-complex="LucidaGrande" style:font-size-complex="6.80000019073486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 fo:font-size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1" fo:font-size="10pt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1" fo:font-size="10pt" fo:language="en" fo:country="US" style:font-name-asian="LucidaGrande" style:font-size-asian="12pt" style:language-asian="en" style:country-asian="US" style:font-name-complex="LucidaGrande" style:font-size-complex="6.80000019073486pt" style:language-complex="en" style:country-complex="US"/>
    </style:style>
  </office:automatic-styles>
  <office:body>
    <office:spreadsheet>
      <table:table table:name="A Div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number-columns-repeated="2" table:default-cell-style-name="ce10"/>
        <table:table-column table:style-name="co5" table:number-columns-repeated="3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0"/>
        <table:table-column table:style-name="co14" table:default-cell-style-name="ce3"/>
        <table:table-column table:style-name="co5" table:number-columns-repeated="1007" table:default-cell-style-name="ce3"/>
        <table:table-row table:style-name="ro1">
          <table:table-cell table:style-name="ce1" office:value-type="string">
            <text:p>Place</text:p>
          </table:table-cell>
          <table:table-cell table:style-name="ce4" office:value-type="string">
            <text:p>Team</text:p>
          </table:table-cell>
          <table:table-cell table:style-name="ce8" office:value-type="string">
            <text:p>Points</text:p>
          </table:table-cell>
          <table:table-cell table:style-name="ce8" office:value-type="string">
            <text:p>Score</text:p>
          </table:table-cell>
          <table:table-cell table:style-name="ce8" office:value-type="string">
            <text:p>Calc</text:p>
          </table:table-cell>
          <table:table-cell/>
          <table:table-cell table:style-name="ce14"/>
          <table:table-cell table:style-name="ce15" office:value-type="string">
            <text:p>Division</text:p>
          </table:table-cell>
          <table:table-cell table:style-name="ce8" office:value-type="string">
            <text:p>Place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Quizzer</text:p>
          </table:table-cell>
          <table:table-cell table:style-name="ce4" office:value-type="string">
            <text:p>Average</text:p>
          </table:table-cell>
          <table:table-cell table:style-name="ce18" office:value-type="string">
            <text:p>Errors</text:p>
          </table:table-cell>
          <table:table-cell table:style-name="ce18" office:value-type="string">
            <text:p>Jumps</text:p>
          </table:table-cell>
          <table:table-cell table:style-name="ce18" office:value-type="string">
            <text:p>Calc</text:p>
          </table:table-cell>
          <table:table-cell table:style-name="ce8" office:value-type="string">
            <text:p>Total Points</text:p>
          </table:table-cell>
          <table:table-cell table:style-name="ce18" office:value-type="string">
            <text:p>Total Quizzes</text:p>
          </table:table-cell>
          <table:table-cell table:number-columns-repeated="1007"/>
        </table:table-row>
        <table:table-row table:style-name="ro1">
          <table:table-cell table:style-name="ce2" table:formula="of:=RANK([.E2];[.$E$2:.$E$25])" office:value-type="float" office:value="1">
            <text:p>1</text:p>
          </table:table-cell>
          <table:table-cell table:style-name="ce5" office:value-type="string">
            <text:p>Calvary Temple 1</text:p>
          </table:table-cell>
          <table:table-cell table:style-name="ce9" table:formula="of:=SUMIF([.$A$34:.$A$249];[.$B2];[.$E$34:.$E$249])" office:value-type="float" office:value="0">
            <text:p>0</text:p>
          </table:table-cell>
          <table:table-cell table:style-name="ce9" table:formula="of:=SUMIF([.$A$34:.$A$249];[.$B2];[.$D$34:.$D$249])" office:value-type="float" office:value="0">
            <text:p>0</text:p>
          </table:table-cell>
          <table:table-cell table:style-name="ce13" table:formula="of:=[.C2]+[.D2]/10000" office:value-type="float" office:value="0">
            <text:p>0</text:p>
          </table:table-cell>
          <table:table-cell table:number-columns-repeated="3"/>
          <table:table-cell table:style-name="ce10" table:formula="of:=RANK([.O2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]&gt;0;[.P2]/[.Q2];&quot;&quot;)">
            <text:p/>
          </table:table-cell>
          <table:table-cell table:style-name="ce10" table:formula="of:=SUMIF([.$J$74:.$J$973];[.$K2];[.$N$74:.$N$973])" office:value-type="float" office:value="0">
            <text:p>0</text:p>
          </table:table-cell>
          <table:table-cell table:style-name="ce10" table:formula="of:=SUMIF([.$J$74:.$J$973];[.$K2];[.$O$74:.$O$973])" office:value-type="float" office:value="0">
            <text:p>0</text:p>
          </table:table-cell>
          <table:table-cell table:style-name="ce19" table:formula="of:=SUM(ROUND([.L2];2);IF([.M2]&gt;0;1/([.M2]*1000);0.01))" office:value-type="float" office:value="0.01">
            <text:p>0.0100</text:p>
          </table:table-cell>
          <table:table-cell table:formula="of:=SUMIF([.$J$74:.$J$973];[.$K2];[.$M$74:.$M$973])" office:value-type="float" office:value="0">
            <text:p>0</text:p>
          </table:table-cell>
          <table:table-cell table:style-name="ce10" table:formula="of:=COUNTIF([.$J$74:.$J$973];[.$K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3];[.$E$2:.$E$25])" office:value-type="float" office:value="1">
            <text:p>1</text:p>
          </table:table-cell>
          <table:table-cell table:style-name="ce5" office:value-type="string">
            <text:p>Dryden 1</text:p>
          </table:table-cell>
          <table:table-cell table:style-name="ce9" table:formula="of:=SUMIF([.$A$34:.$A$249];[.$B3];[.$E$34:.$E$249])" office:value-type="float" office:value="0">
            <text:p>0</text:p>
          </table:table-cell>
          <table:table-cell table:style-name="ce9" table:formula="of:=SUMIF([.$A$34:.$A$249];[.$B3];[.$D$34:.$D$249])" office:value-type="float" office:value="0">
            <text:p>0</text:p>
          </table:table-cell>
          <table:table-cell table:style-name="ce13" table:formula="of:=[.C3]+[.D3]/10000" office:value-type="float" office:value="0">
            <text:p>0</text:p>
          </table:table-cell>
          <table:table-cell table:number-columns-repeated="3"/>
          <table:table-cell table:style-name="ce10" table:formula="of:=RANK([.O3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]&gt;0;[.P3]/[.Q3];&quot;&quot;)">
            <text:p/>
          </table:table-cell>
          <table:table-cell table:style-name="ce10" table:formula="of:=SUMIF([.$J$74:.$J$973];[.$K3];[.$N$74:.$N$973])" office:value-type="float" office:value="0">
            <text:p>0</text:p>
          </table:table-cell>
          <table:table-cell table:style-name="ce10" table:formula="of:=SUMIF([.$J$74:.$J$973];[.$K3];[.$O$74:.$O$973])" office:value-type="float" office:value="0">
            <text:p>0</text:p>
          </table:table-cell>
          <table:table-cell table:style-name="ce19" table:formula="of:=SUM(ROUND([.L3];2);IF([.M3]&gt;0;1/([.M3]*1000);0.01))" office:value-type="float" office:value="0.01">
            <text:p>0.0100</text:p>
          </table:table-cell>
          <table:table-cell table:formula="of:=SUMIF([.$J$74:.$J$973];[.$K3];[.$M$74:.$M$973])" office:value-type="float" office:value="0">
            <text:p>0</text:p>
          </table:table-cell>
          <table:table-cell table:style-name="ce10" table:formula="of:=COUNTIF([.$J$74:.$J$973];[.$K3])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2" table:formula="of:=RANK([.E4];[.$E$2:.$E$25])" office:value-type="float" office:value="1">
            <text:p>1</text:p>
          </table:table-cell>
          <table:table-cell table:style-name="ce5" office:value-type="string">
            <text:p>Kilcona Park 1</text:p>
          </table:table-cell>
          <table:table-cell table:style-name="ce9" table:formula="of:=SUMIF([.$A$34:.$A$249];[.$B4];[.$E$34:.$E$249])" office:value-type="float" office:value="0">
            <text:p>0</text:p>
          </table:table-cell>
          <table:table-cell table:style-name="ce9" table:formula="of:=SUMIF([.$A$34:.$A$249];[.$B4];[.$D$34:.$D$249])" office:value-type="float" office:value="0">
            <text:p>0</text:p>
          </table:table-cell>
          <table:table-cell table:style-name="ce13" table:formula="of:=[.C4]+[.D4]/10000" office:value-type="float" office:value="0">
            <text:p>0</text:p>
          </table:table-cell>
          <table:table-cell table:number-columns-repeated="3"/>
          <table:table-cell table:style-name="ce10" table:formula="of:=RANK([.O4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]&gt;0;[.P4]/[.Q4];&quot;&quot;)">
            <text:p/>
          </table:table-cell>
          <table:table-cell table:style-name="ce10" table:formula="of:=SUMIF([.$J$74:.$J$973];[.$K4];[.$N$74:.$N$973])" office:value-type="float" office:value="0">
            <text:p>0</text:p>
          </table:table-cell>
          <table:table-cell table:style-name="ce10" table:formula="of:=SUMIF([.$J$74:.$J$973];[.$K4];[.$O$74:.$O$973])" office:value-type="float" office:value="0">
            <text:p>0</text:p>
          </table:table-cell>
          <table:table-cell table:style-name="ce19" table:formula="of:=SUM(ROUND([.L4];2);IF([.M4]&gt;0;1/([.M4]*1000);0.01))" office:value-type="float" office:value="0.01">
            <text:p>0.0100</text:p>
          </table:table-cell>
          <table:table-cell table:formula="of:=SUMIF([.$J$74:.$J$973];[.$K4];[.$M$74:.$M$973])" office:value-type="float" office:value="0">
            <text:p>0</text:p>
          </table:table-cell>
          <table:table-cell table:style-name="ce10" table:formula="of:=COUNTIF([.$J$74:.$J$973];[.$K4])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2" table:formula="of:=RANK([.E5];[.$E$2:.$E$25])" office:value-type="float" office:value="1">
            <text:p>1</text:p>
          </table:table-cell>
          <table:table-cell table:style-name="ce5" office:value-type="string">
            <text:p>Langenburg 1</text:p>
          </table:table-cell>
          <table:table-cell table:style-name="ce9" table:formula="of:=SUMIF([.$A$34:.$A$249];[.$B5];[.$E$34:.$E$249])" office:value-type="float" office:value="0">
            <text:p>0</text:p>
          </table:table-cell>
          <table:table-cell table:style-name="ce9" table:formula="of:=SUMIF([.$A$34:.$A$249];[.$B5];[.$D$34:.$D$249])" office:value-type="float" office:value="0">
            <text:p>0</text:p>
          </table:table-cell>
          <table:table-cell table:style-name="ce13" table:formula="of:=[.C5]+[.D5]/10000" office:value-type="float" office:value="0">
            <text:p>0</text:p>
          </table:table-cell>
          <table:table-cell table:number-columns-repeated="3"/>
          <table:table-cell table:style-name="ce10" table:formula="of:=RANK([.O5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5]&gt;0;[.P5]/[.Q5];&quot;&quot;)">
            <text:p/>
          </table:table-cell>
          <table:table-cell table:style-name="ce10" table:formula="of:=SUMIF([.$J$74:.$J$973];[.$K5];[.$N$74:.$N$973])" office:value-type="float" office:value="0">
            <text:p>0</text:p>
          </table:table-cell>
          <table:table-cell table:style-name="ce10" table:formula="of:=SUMIF([.$J$74:.$J$973];[.$K5];[.$O$74:.$O$973])" office:value-type="float" office:value="0">
            <text:p>0</text:p>
          </table:table-cell>
          <table:table-cell table:style-name="ce19" table:formula="of:=SUM(ROUND([.L5];2);IF([.M5]&gt;0;1/([.M5]*1000);0.01))" office:value-type="float" office:value="0.01">
            <text:p>0.0100</text:p>
          </table:table-cell>
          <table:table-cell table:formula="of:=SUMIF([.$J$74:.$J$973];[.$K5];[.$M$74:.$M$973])" office:value-type="float" office:value="0">
            <text:p>0</text:p>
          </table:table-cell>
          <table:table-cell table:style-name="ce10" table:formula="of:=COUNTIF([.$J$74:.$J$973];[.$K5])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2" table:formula="of:=RANK([.E6];[.$E$2:.$E$25])" office:value-type="float" office:value="1">
            <text:p>1</text:p>
          </table:table-cell>
          <table:table-cell table:style-name="ce5" office:value-type="string">
            <text:p>Langenburg 2</text:p>
          </table:table-cell>
          <table:table-cell table:style-name="ce9" table:formula="of:=SUMIF([.$A$34:.$A$249];[.$B6];[.$E$34:.$E$249])" office:value-type="float" office:value="0">
            <text:p>0</text:p>
          </table:table-cell>
          <table:table-cell table:style-name="ce9" table:formula="of:=SUMIF([.$A$34:.$A$249];[.$B6];[.$D$34:.$D$249])" office:value-type="float" office:value="0">
            <text:p>0</text:p>
          </table:table-cell>
          <table:table-cell table:style-name="ce13" table:formula="of:=[.C6]+[.D6]/10000" office:value-type="float" office:value="0">
            <text:p>0</text:p>
          </table:table-cell>
          <table:table-cell table:number-columns-repeated="3"/>
          <table:table-cell table:style-name="ce10" table:formula="of:=RANK([.O6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6]&gt;0;[.P6]/[.Q6];&quot;&quot;)">
            <text:p/>
          </table:table-cell>
          <table:table-cell table:style-name="ce10" table:formula="of:=SUMIF([.$J$74:.$J$973];[.$K6];[.$N$74:.$N$973])" office:value-type="float" office:value="0">
            <text:p>0</text:p>
          </table:table-cell>
          <table:table-cell table:style-name="ce10" table:formula="of:=SUMIF([.$J$74:.$J$973];[.$K6];[.$O$74:.$O$973])" office:value-type="float" office:value="0">
            <text:p>0</text:p>
          </table:table-cell>
          <table:table-cell table:style-name="ce19" table:formula="of:=SUM(ROUND([.L6];2);IF([.M6]&gt;0;1/([.M6]*1000);0.01))" office:value-type="float" office:value="0.01">
            <text:p>0.0100</text:p>
          </table:table-cell>
          <table:table-cell table:formula="of:=SUMIF([.$J$74:.$J$973];[.$K6];[.$M$74:.$M$973])" office:value-type="float" office:value="0">
            <text:p>0</text:p>
          </table:table-cell>
          <table:table-cell table:style-name="ce10" table:formula="of:=COUNTIF([.$J$74:.$J$973];[.$K6])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2" table:formula="of:=RANK([.E7];[.$E$2:.$E$25])" office:value-type="float" office:value="1">
            <text:p>1</text:p>
          </table:table-cell>
          <table:table-cell table:style-name="ce5" office:value-type="string">
            <text:p>Langenburg 3</text:p>
          </table:table-cell>
          <table:table-cell table:style-name="ce9" table:formula="of:=SUMIF([.$A$34:.$A$249];[.$B7];[.$E$34:.$E$249])" office:value-type="float" office:value="0">
            <text:p>0</text:p>
          </table:table-cell>
          <table:table-cell table:style-name="ce9" table:formula="of:=SUMIF([.$A$34:.$A$249];[.$B7];[.$D$34:.$D$249])" office:value-type="float" office:value="0">
            <text:p>0</text:p>
          </table:table-cell>
          <table:table-cell table:style-name="ce13" table:formula="of:=[.C7]+[.D7]/10000" office:value-type="float" office:value="0">
            <text:p>0</text:p>
          </table:table-cell>
          <table:table-cell table:number-columns-repeated="3"/>
          <table:table-cell table:style-name="ce10" table:formula="of:=RANK([.O7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7]&gt;0;[.P7]/[.Q7];&quot;&quot;)">
            <text:p/>
          </table:table-cell>
          <table:table-cell table:style-name="ce10" table:formula="of:=SUMIF([.$J$74:.$J$973];[.$K7];[.$N$74:.$N$973])" office:value-type="float" office:value="0">
            <text:p>0</text:p>
          </table:table-cell>
          <table:table-cell table:style-name="ce10" table:formula="of:=SUMIF([.$J$74:.$J$973];[.$K7];[.$O$74:.$O$973])" office:value-type="float" office:value="0">
            <text:p>0</text:p>
          </table:table-cell>
          <table:table-cell table:style-name="ce19" table:formula="of:=SUM(ROUND([.L7];2);IF([.M7]&gt;0;1/([.M7]*1000);0.01))" office:value-type="float" office:value="0.01">
            <text:p>0.0100</text:p>
          </table:table-cell>
          <table:table-cell table:formula="of:=SUMIF([.$J$74:.$J$973];[.$K7];[.$M$74:.$M$973])" office:value-type="float" office:value="0">
            <text:p>0</text:p>
          </table:table-cell>
          <table:table-cell table:style-name="ce10" table:formula="of:=COUNTIF([.$J$74:.$J$973];[.$K7])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2" table:formula="of:=RANK([.E8];[.$E$2:.$E$25])" office:value-type="float" office:value="1">
            <text:p>1</text:p>
          </table:table-cell>
          <table:table-cell table:style-name="ce5" office:value-type="string">
            <text:p>Langenburg 4</text:p>
          </table:table-cell>
          <table:table-cell table:style-name="ce9" table:formula="of:=SUMIF([.$A$34:.$A$249];[.$B8];[.$E$34:.$E$249])" office:value-type="float" office:value="0">
            <text:p>0</text:p>
          </table:table-cell>
          <table:table-cell table:style-name="ce9" table:formula="of:=SUMIF([.$A$34:.$A$249];[.$B8];[.$D$34:.$D$249])" office:value-type="float" office:value="0">
            <text:p>0</text:p>
          </table:table-cell>
          <table:table-cell table:style-name="ce13" table:formula="of:=[.C8]+[.D8]/10000" office:value-type="float" office:value="0">
            <text:p>0</text:p>
          </table:table-cell>
          <table:table-cell table:number-columns-repeated="3"/>
          <table:table-cell table:style-name="ce10" table:formula="of:=RANK([.O8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8]&gt;0;[.P8]/[.Q8];&quot;&quot;)">
            <text:p/>
          </table:table-cell>
          <table:table-cell table:style-name="ce10" table:formula="of:=SUMIF([.$J$74:.$J$973];[.$K8];[.$N$74:.$N$973])" office:value-type="float" office:value="0">
            <text:p>0</text:p>
          </table:table-cell>
          <table:table-cell table:style-name="ce10" table:formula="of:=SUMIF([.$J$74:.$J$973];[.$K8];[.$O$74:.$O$973])" office:value-type="float" office:value="0">
            <text:p>0</text:p>
          </table:table-cell>
          <table:table-cell table:style-name="ce19" table:formula="of:=SUM(ROUND([.L8];2);IF([.M8]&gt;0;1/([.M8]*1000);0.01))" office:value-type="float" office:value="0.01">
            <text:p>0.0100</text:p>
          </table:table-cell>
          <table:table-cell table:formula="of:=SUMIF([.$J$74:.$J$973];[.$K8];[.$M$74:.$M$973])" office:value-type="float" office:value="0">
            <text:p>0</text:p>
          </table:table-cell>
          <table:table-cell table:style-name="ce10" table:formula="of:=COUNTIF([.$J$74:.$J$973];[.$K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9];[.$E$2:.$E$25])" office:value-type="float" office:value="1">
            <text:p>1</text:p>
          </table:table-cell>
          <table:table-cell table:style-name="ce5" office:value-type="string">
            <text:p>Morris 1</text:p>
          </table:table-cell>
          <table:table-cell table:style-name="ce9" table:formula="of:=SUMIF([.$A$34:.$A$249];[.$B9];[.$E$34:.$E$249])" office:value-type="float" office:value="0">
            <text:p>0</text:p>
          </table:table-cell>
          <table:table-cell table:style-name="ce9" table:formula="of:=SUMIF([.$A$34:.$A$249];[.$B9];[.$D$34:.$D$249])" office:value-type="float" office:value="0">
            <text:p>0</text:p>
          </table:table-cell>
          <table:table-cell table:style-name="ce13" table:formula="of:=[.C9]+[.D9]/10000" office:value-type="float" office:value="0">
            <text:p>0</text:p>
          </table:table-cell>
          <table:table-cell table:number-columns-repeated="3"/>
          <table:table-cell table:style-name="ce10" table:formula="of:=RANK([.O9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9]&gt;0;[.P9]/[.Q9];&quot;&quot;)">
            <text:p/>
          </table:table-cell>
          <table:table-cell table:style-name="ce10" table:formula="of:=SUMIF([.$J$74:.$J$973];[.$K9];[.$N$74:.$N$973])" office:value-type="float" office:value="0">
            <text:p>0</text:p>
          </table:table-cell>
          <table:table-cell table:style-name="ce10" table:formula="of:=SUMIF([.$J$74:.$J$973];[.$K9];[.$O$74:.$O$973])" office:value-type="float" office:value="0">
            <text:p>0</text:p>
          </table:table-cell>
          <table:table-cell table:style-name="ce19" table:formula="of:=SUM(ROUND([.L9];2);IF([.M9]&gt;0;1/([.M9]*1000);0.01))" office:value-type="float" office:value="0.01">
            <text:p>0.0100</text:p>
          </table:table-cell>
          <table:table-cell table:formula="of:=SUMIF([.$J$74:.$J$973];[.$K9];[.$M$74:.$M$973])" office:value-type="float" office:value="0">
            <text:p>0</text:p>
          </table:table-cell>
          <table:table-cell table:style-name="ce10" table:formula="of:=COUNTIF([.$J$74:.$J$973];[.$K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0];[.$E$2:.$E$25])" office:value-type="float" office:value="1">
            <text:p>1</text:p>
          </table:table-cell>
          <table:table-cell table:style-name="ce5" office:value-type="string">
            <text:p>Morris 2</text:p>
          </table:table-cell>
          <table:table-cell table:style-name="ce9" table:formula="of:=SUMIF([.$A$34:.$A$249];[.$B10];[.$E$34:.$E$249])" office:value-type="float" office:value="0">
            <text:p>0</text:p>
          </table:table-cell>
          <table:table-cell table:style-name="ce9" table:formula="of:=SUMIF([.$A$34:.$A$249];[.$B10];[.$D$34:.$D$249])" office:value-type="float" office:value="0">
            <text:p>0</text:p>
          </table:table-cell>
          <table:table-cell table:style-name="ce13" table:formula="of:=[.C10]+[.D10]/10000" office:value-type="float" office:value="0">
            <text:p>0</text:p>
          </table:table-cell>
          <table:table-cell table:number-columns-repeated="3"/>
          <table:table-cell table:style-name="ce10" table:formula="of:=RANK([.O10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0]&gt;0;[.P10]/[.Q10];&quot;&quot;)">
            <text:p/>
          </table:table-cell>
          <table:table-cell table:style-name="ce10" table:formula="of:=SUMIF([.$J$74:.$J$973];[.$K10];[.$N$74:.$N$973])" office:value-type="float" office:value="0">
            <text:p>0</text:p>
          </table:table-cell>
          <table:table-cell table:style-name="ce10" table:formula="of:=SUMIF([.$J$74:.$J$973];[.$K10];[.$O$74:.$O$973])" office:value-type="float" office:value="0">
            <text:p>0</text:p>
          </table:table-cell>
          <table:table-cell table:style-name="ce19" table:formula="of:=SUM(ROUND([.L10];2);IF([.M10]&gt;0;1/([.M10]*1000);0.01))" office:value-type="float" office:value="0.01">
            <text:p>0.0100</text:p>
          </table:table-cell>
          <table:table-cell table:formula="of:=SUMIF([.$J$74:.$J$973];[.$K10];[.$M$74:.$M$973])" office:value-type="float" office:value="0">
            <text:p>0</text:p>
          </table:table-cell>
          <table:table-cell table:style-name="ce10" table:formula="of:=COUNTIF([.$J$74:.$J$973];[.$K1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1];[.$E$2:.$E$25])" office:value-type="float" office:value="1">
            <text:p>1</text:p>
          </table:table-cell>
          <table:table-cell table:style-name="ce5" office:value-type="string">
            <text:p>Morris 3</text:p>
          </table:table-cell>
          <table:table-cell table:style-name="ce9" table:formula="of:=SUMIF([.$A$34:.$A$249];[.$B11];[.$E$34:.$E$249])" office:value-type="float" office:value="0">
            <text:p>0</text:p>
          </table:table-cell>
          <table:table-cell table:style-name="ce9" table:formula="of:=SUMIF([.$A$34:.$A$249];[.$B11];[.$D$34:.$D$249])" office:value-type="float" office:value="0">
            <text:p>0</text:p>
          </table:table-cell>
          <table:table-cell table:style-name="ce13" table:formula="of:=[.C11]+[.D11]/10000" office:value-type="float" office:value="0">
            <text:p>0</text:p>
          </table:table-cell>
          <table:table-cell table:number-columns-repeated="3"/>
          <table:table-cell table:style-name="ce10" table:formula="of:=RANK([.O11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1]&gt;0;[.P11]/[.Q11];&quot;&quot;)">
            <text:p/>
          </table:table-cell>
          <table:table-cell table:style-name="ce10" table:formula="of:=SUMIF([.$J$74:.$J$973];[.$K11];[.$N$74:.$N$973])" office:value-type="float" office:value="0">
            <text:p>0</text:p>
          </table:table-cell>
          <table:table-cell table:style-name="ce10" table:formula="of:=SUMIF([.$J$74:.$J$973];[.$K11];[.$O$74:.$O$973])" office:value-type="float" office:value="0">
            <text:p>0</text:p>
          </table:table-cell>
          <table:table-cell table:style-name="ce19" table:formula="of:=SUM(ROUND([.L11];2);IF([.M11]&gt;0;1/([.M11]*1000);0.01))" office:value-type="float" office:value="0.01">
            <text:p>0.0100</text:p>
          </table:table-cell>
          <table:table-cell table:formula="of:=SUMIF([.$J$74:.$J$973];[.$K11];[.$M$74:.$M$973])" office:value-type="float" office:value="0">
            <text:p>0</text:p>
          </table:table-cell>
          <table:table-cell table:style-name="ce10" table:formula="of:=COUNTIF([.$J$74:.$J$973];[.$K1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2];[.$E$2:.$E$25])" office:value-type="float" office:value="1">
            <text:p>1</text:p>
          </table:table-cell>
          <table:table-cell table:style-name="ce5" office:value-type="string">
            <text:p>Morris 4</text:p>
          </table:table-cell>
          <table:table-cell table:style-name="ce9" table:formula="of:=SUMIF([.$A$34:.$A$249];[.$B12];[.$E$34:.$E$249])" office:value-type="float" office:value="0">
            <text:p>0</text:p>
          </table:table-cell>
          <table:table-cell table:style-name="ce9" table:formula="of:=SUMIF([.$A$34:.$A$249];[.$B12];[.$D$34:.$D$249])" office:value-type="float" office:value="0">
            <text:p>0</text:p>
          </table:table-cell>
          <table:table-cell table:style-name="ce13" table:formula="of:=[.C12]+[.D12]/10000" office:value-type="float" office:value="0">
            <text:p>0</text:p>
          </table:table-cell>
          <table:table-cell table:number-columns-repeated="3"/>
          <table:table-cell table:style-name="ce10" table:formula="of:=RANK([.O12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2]&gt;0;[.P12]/[.Q12];&quot;&quot;)">
            <text:p/>
          </table:table-cell>
          <table:table-cell table:style-name="ce10" table:formula="of:=SUMIF([.$J$74:.$J$973];[.$K12];[.$N$74:.$N$973])" office:value-type="float" office:value="0">
            <text:p>0</text:p>
          </table:table-cell>
          <table:table-cell table:style-name="ce10" table:formula="of:=SUMIF([.$J$74:.$J$973];[.$K12];[.$O$74:.$O$973])" office:value-type="float" office:value="0">
            <text:p>0</text:p>
          </table:table-cell>
          <table:table-cell table:style-name="ce19" table:formula="of:=SUM(ROUND([.L12];2);IF([.M12]&gt;0;1/([.M12]*1000);0.01))" office:value-type="float" office:value="0.01">
            <text:p>0.0100</text:p>
          </table:table-cell>
          <table:table-cell table:formula="of:=SUMIF([.$J$74:.$J$973];[.$K12];[.$M$74:.$M$973])" office:value-type="float" office:value="0">
            <text:p>0</text:p>
          </table:table-cell>
          <table:table-cell table:style-name="ce10" table:formula="of:=COUNTIF([.$J$74:.$J$973];[.$K1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3];[.$E$2:.$E$25])" office:value-type="float" office:value="1">
            <text:p>1</text:p>
          </table:table-cell>
          <table:table-cell table:style-name="ce5" office:value-type="string">
            <text:p>Philadelphia 1</text:p>
          </table:table-cell>
          <table:table-cell table:style-name="ce9" table:formula="of:=SUMIF([.$A$34:.$A$249];[.$B13];[.$E$34:.$E$249])" office:value-type="float" office:value="0">
            <text:p>0</text:p>
          </table:table-cell>
          <table:table-cell table:style-name="ce9" table:formula="of:=SUMIF([.$A$34:.$A$249];[.$B13];[.$D$34:.$D$249])" office:value-type="float" office:value="0">
            <text:p>0</text:p>
          </table:table-cell>
          <table:table-cell table:style-name="ce13" table:formula="of:=[.C13]+[.D13]/10000" office:value-type="float" office:value="0">
            <text:p>0</text:p>
          </table:table-cell>
          <table:table-cell table:number-columns-repeated="3"/>
          <table:table-cell table:style-name="ce10" table:formula="of:=RANK([.O13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3]&gt;0;[.P13]/[.Q13];&quot;&quot;)">
            <text:p/>
          </table:table-cell>
          <table:table-cell table:style-name="ce10" table:formula="of:=SUMIF([.$J$74:.$J$973];[.$K13];[.$N$74:.$N$973])" office:value-type="float" office:value="0">
            <text:p>0</text:p>
          </table:table-cell>
          <table:table-cell table:style-name="ce10" table:formula="of:=SUMIF([.$J$74:.$J$973];[.$K13];[.$O$74:.$O$973])" office:value-type="float" office:value="0">
            <text:p>0</text:p>
          </table:table-cell>
          <table:table-cell table:style-name="ce19" table:formula="of:=SUM(ROUND([.L13];2);IF([.M13]&gt;0;1/([.M13]*1000);0.01))" office:value-type="float" office:value="0.01">
            <text:p>0.0100</text:p>
          </table:table-cell>
          <table:table-cell table:formula="of:=SUMIF([.$J$74:.$J$973];[.$K13];[.$M$74:.$M$973])" office:value-type="float" office:value="0">
            <text:p>0</text:p>
          </table:table-cell>
          <table:table-cell table:style-name="ce10" table:formula="of:=COUNTIF([.$J$74:.$J$973];[.$K1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4];[.$E$2:.$E$25])" office:value-type="float" office:value="1">
            <text:p>1</text:p>
          </table:table-cell>
          <table:table-cell table:style-name="ce5" office:value-type="string">
            <text:p>Rosewood 1</text:p>
          </table:table-cell>
          <table:table-cell table:style-name="ce9" table:formula="of:=SUMIF([.$A$34:.$A$249];[.$B14];[.$E$34:.$E$249])" office:value-type="float" office:value="0">
            <text:p>0</text:p>
          </table:table-cell>
          <table:table-cell table:style-name="ce9" table:formula="of:=SUMIF([.$A$34:.$A$249];[.$B14];[.$D$34:.$D$249])" office:value-type="float" office:value="0">
            <text:p>0</text:p>
          </table:table-cell>
          <table:table-cell table:style-name="ce13" table:formula="of:=[.C14]+[.D14]/10000" office:value-type="float" office:value="0">
            <text:p>0</text:p>
          </table:table-cell>
          <table:table-cell table:number-columns-repeated="3"/>
          <table:table-cell table:style-name="ce10" table:formula="of:=RANK([.O14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4]&gt;0;[.P14]/[.Q14];&quot;&quot;)">
            <text:p/>
          </table:table-cell>
          <table:table-cell table:style-name="ce10" table:formula="of:=SUMIF([.$J$74:.$J$973];[.$K14];[.$N$74:.$N$973])" office:value-type="float" office:value="0">
            <text:p>0</text:p>
          </table:table-cell>
          <table:table-cell table:style-name="ce10" table:formula="of:=SUMIF([.$J$74:.$J$973];[.$K14];[.$O$74:.$O$973])" office:value-type="float" office:value="0">
            <text:p>0</text:p>
          </table:table-cell>
          <table:table-cell table:style-name="ce19" table:formula="of:=SUM(ROUND([.L14];2);IF([.M14]&gt;0;1/([.M14]*1000);0.01))" office:value-type="float" office:value="0.01">
            <text:p>0.0100</text:p>
          </table:table-cell>
          <table:table-cell table:formula="of:=SUMIF([.$J$74:.$J$973];[.$K14];[.$M$74:.$M$973])" office:value-type="float" office:value="0">
            <text:p>0</text:p>
          </table:table-cell>
          <table:table-cell table:style-name="ce10" table:formula="of:=COUNTIF([.$J$74:.$J$973];[.$K14])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2" table:formula="of:=RANK([.E15];[.$E$2:.$E$25])" office:value-type="float" office:value="1">
            <text:p>1</text:p>
          </table:table-cell>
          <table:table-cell table:style-name="ce5" office:value-type="string">
            <text:p>Yorkton 1</text:p>
          </table:table-cell>
          <table:table-cell table:style-name="ce9" table:formula="of:=SUMIF([.$A$34:.$A$249];[.$B15];[.$E$34:.$E$249])" office:value-type="float" office:value="0">
            <text:p>0</text:p>
          </table:table-cell>
          <table:table-cell table:style-name="ce9" table:formula="of:=SUMIF([.$A$34:.$A$249];[.$B15];[.$D$34:.$D$249])" office:value-type="float" office:value="0">
            <text:p>0</text:p>
          </table:table-cell>
          <table:table-cell table:style-name="ce13" table:formula="of:=[.C15]+[.D15]/10000" office:value-type="float" office:value="0">
            <text:p>0</text:p>
          </table:table-cell>
          <table:table-cell table:number-columns-repeated="3"/>
          <table:table-cell table:style-name="ce10" table:formula="of:=RANK([.O15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5]&gt;0;[.P15]/[.Q15];&quot;&quot;)">
            <text:p/>
          </table:table-cell>
          <table:table-cell table:style-name="ce10" table:formula="of:=SUMIF([.$J$74:.$J$973];[.$K15];[.$N$74:.$N$973])" office:value-type="float" office:value="0">
            <text:p>0</text:p>
          </table:table-cell>
          <table:table-cell table:style-name="ce10" table:formula="of:=SUMIF([.$J$74:.$J$973];[.$K15];[.$O$74:.$O$973])" office:value-type="float" office:value="0">
            <text:p>0</text:p>
          </table:table-cell>
          <table:table-cell table:style-name="ce19" table:formula="of:=SUM(ROUND([.L15];2);IF([.M15]&gt;0;1/([.M15]*1000);0.01))" office:value-type="float" office:value="0.01">
            <text:p>0.0100</text:p>
          </table:table-cell>
          <table:table-cell table:formula="of:=SUMIF([.$J$74:.$J$973];[.$K15];[.$M$74:.$M$973])" office:value-type="float" office:value="0">
            <text:p>0</text:p>
          </table:table-cell>
          <table:table-cell table:style-name="ce10" table:formula="of:=COUNTIF([.$J$74:.$J$973];[.$K1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6];[.$E$2:.$E$25])" office:value-type="float" office:value="1">
            <text:p>1</text:p>
          </table:table-cell>
          <table:table-cell table:style-name="ce5"/>
          <table:table-cell table:style-name="ce9" table:formula="of:=SUMIF([.$A$34:.$A$249];[.$B16];[.$E$34:.$E$249])" office:value-type="float" office:value="0">
            <text:p>0</text:p>
          </table:table-cell>
          <table:table-cell table:style-name="ce9" table:formula="of:=SUMIF([.$A$34:.$A$249];[.$B16];[.$D$34:.$D$249])" office:value-type="float" office:value="0">
            <text:p>0</text:p>
          </table:table-cell>
          <table:table-cell table:style-name="ce13" table:formula="of:=[.C16]+[.D16]/10000" office:value-type="float" office:value="0">
            <text:p>0</text:p>
          </table:table-cell>
          <table:table-cell table:number-columns-repeated="3"/>
          <table:table-cell table:style-name="ce10" table:formula="of:=RANK([.O16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6]&gt;0;[.P16]/[.Q16];&quot;&quot;)">
            <text:p/>
          </table:table-cell>
          <table:table-cell table:style-name="ce10" table:formula="of:=SUMIF([.$J$74:.$J$973];[.$K16];[.$N$74:.$N$973])" office:value-type="float" office:value="0">
            <text:p>0</text:p>
          </table:table-cell>
          <table:table-cell table:style-name="ce10" table:formula="of:=SUMIF([.$J$74:.$J$973];[.$K16];[.$O$74:.$O$973])" office:value-type="float" office:value="0">
            <text:p>0</text:p>
          </table:table-cell>
          <table:table-cell table:style-name="ce19" table:formula="of:=SUM(ROUND([.L16];2);IF([.M16]&gt;0;1/([.M16]*1000);0.01))" office:value-type="float" office:value="0.01">
            <text:p>0.0100</text:p>
          </table:table-cell>
          <table:table-cell table:formula="of:=SUMIF([.$J$74:.$J$973];[.$K16];[.$M$74:.$M$973])" office:value-type="float" office:value="0">
            <text:p>0</text:p>
          </table:table-cell>
          <table:table-cell table:style-name="ce10" table:formula="of:=COUNTIF([.$J$74:.$J$973];[.$K1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7];[.$E$2:.$E$25])" office:value-type="float" office:value="1">
            <text:p>1</text:p>
          </table:table-cell>
          <table:table-cell table:style-name="ce5"/>
          <table:table-cell table:style-name="ce9" table:formula="of:=SUMIF([.$A$34:.$A$249];[.$B17];[.$E$34:.$E$249])" office:value-type="float" office:value="0">
            <text:p>0</text:p>
          </table:table-cell>
          <table:table-cell table:style-name="ce9" table:formula="of:=SUMIF([.$A$34:.$A$249];[.$B17];[.$D$34:.$D$249])" office:value-type="float" office:value="0">
            <text:p>0</text:p>
          </table:table-cell>
          <table:table-cell table:style-name="ce13" table:formula="of:=[.C17]+[.D17]/10000" office:value-type="float" office:value="0">
            <text:p>0</text:p>
          </table:table-cell>
          <table:table-cell table:number-columns-repeated="3"/>
          <table:table-cell table:style-name="ce10" table:formula="of:=RANK([.O17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7]&gt;0;[.P17]/[.Q17];&quot;&quot;)">
            <text:p/>
          </table:table-cell>
          <table:table-cell table:style-name="ce10" table:formula="of:=SUMIF([.$J$74:.$J$973];[.$K17];[.$N$74:.$N$973])" office:value-type="float" office:value="0">
            <text:p>0</text:p>
          </table:table-cell>
          <table:table-cell table:style-name="ce10" table:formula="of:=SUMIF([.$J$74:.$J$973];[.$K17];[.$O$74:.$O$973])" office:value-type="float" office:value="0">
            <text:p>0</text:p>
          </table:table-cell>
          <table:table-cell table:style-name="ce19" table:formula="of:=SUM(ROUND([.L17];2);IF([.M17]&gt;0;1/([.M17]*1000);0.01))" office:value-type="float" office:value="0.01">
            <text:p>0.0100</text:p>
          </table:table-cell>
          <table:table-cell table:formula="of:=SUMIF([.$J$74:.$J$973];[.$K17];[.$M$74:.$M$973])" office:value-type="float" office:value="0">
            <text:p>0</text:p>
          </table:table-cell>
          <table:table-cell table:style-name="ce10" table:formula="of:=COUNTIF([.$J$74:.$J$973];[.$K1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8];[.$E$2:.$E$25])" office:value-type="float" office:value="1">
            <text:p>1</text:p>
          </table:table-cell>
          <table:table-cell table:style-name="ce5"/>
          <table:table-cell table:style-name="ce9" table:formula="of:=SUMIF([.$A$34:.$A$249];[.$B18];[.$E$34:.$E$249])" office:value-type="float" office:value="0">
            <text:p>0</text:p>
          </table:table-cell>
          <table:table-cell table:style-name="ce9" table:formula="of:=SUMIF([.$A$34:.$A$249];[.$B18];[.$D$34:.$D$249])" office:value-type="float" office:value="0">
            <text:p>0</text:p>
          </table:table-cell>
          <table:table-cell table:style-name="ce13" table:formula="of:=[.C18]+[.D18]/10000" office:value-type="float" office:value="0">
            <text:p>0</text:p>
          </table:table-cell>
          <table:table-cell table:number-columns-repeated="3"/>
          <table:table-cell table:style-name="ce10" table:formula="of:=RANK([.O18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8]&gt;0;[.P18]/[.Q18];&quot;&quot;)">
            <text:p/>
          </table:table-cell>
          <table:table-cell table:style-name="ce10" table:formula="of:=SUMIF([.$J$74:.$J$973];[.$K18];[.$N$74:.$N$973])" office:value-type="float" office:value="0">
            <text:p>0</text:p>
          </table:table-cell>
          <table:table-cell table:style-name="ce10" table:formula="of:=SUMIF([.$J$74:.$J$973];[.$K18];[.$O$74:.$O$973])" office:value-type="float" office:value="0">
            <text:p>0</text:p>
          </table:table-cell>
          <table:table-cell table:style-name="ce19" table:formula="of:=SUM(ROUND([.L18];2);IF([.M18]&gt;0;1/([.M18]*1000);0.01))" office:value-type="float" office:value="0.01">
            <text:p>0.0100</text:p>
          </table:table-cell>
          <table:table-cell table:formula="of:=SUMIF([.$J$74:.$J$973];[.$K18];[.$M$74:.$M$973])" office:value-type="float" office:value="0">
            <text:p>0</text:p>
          </table:table-cell>
          <table:table-cell table:style-name="ce10" table:formula="of:=COUNTIF([.$J$74:.$J$973];[.$K1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9];[.$E$2:.$E$25])" office:value-type="float" office:value="1">
            <text:p>1</text:p>
          </table:table-cell>
          <table:table-cell table:style-name="ce5"/>
          <table:table-cell table:style-name="ce9" table:formula="of:=SUMIF([.$A$34:.$A$249];[.$B19];[.$E$34:.$E$249])" office:value-type="float" office:value="0">
            <text:p>0</text:p>
          </table:table-cell>
          <table:table-cell table:style-name="ce9" table:formula="of:=SUMIF([.$A$34:.$A$249];[.$B19];[.$D$34:.$D$249])" office:value-type="float" office:value="0">
            <text:p>0</text:p>
          </table:table-cell>
          <table:table-cell table:style-name="ce13" table:formula="of:=[.C19]+[.D19]/10000" office:value-type="float" office:value="0">
            <text:p>0</text:p>
          </table:table-cell>
          <table:table-cell table:number-columns-repeated="3"/>
          <table:table-cell table:style-name="ce10" table:formula="of:=RANK([.O19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9]&gt;0;[.P19]/[.Q19];&quot;&quot;)">
            <text:p/>
          </table:table-cell>
          <table:table-cell table:style-name="ce10" table:formula="of:=SUMIF([.$J$74:.$J$973];[.$K19];[.$N$74:.$N$973])" office:value-type="float" office:value="0">
            <text:p>0</text:p>
          </table:table-cell>
          <table:table-cell table:style-name="ce10" table:formula="of:=SUMIF([.$J$74:.$J$973];[.$K19];[.$O$74:.$O$973])" office:value-type="float" office:value="0">
            <text:p>0</text:p>
          </table:table-cell>
          <table:table-cell table:style-name="ce19" table:formula="of:=SUM(ROUND([.L19];2);IF([.M19]&gt;0;1/([.M19]*1000);0.01))" office:value-type="float" office:value="0.01">
            <text:p>0.0100</text:p>
          </table:table-cell>
          <table:table-cell table:formula="of:=SUMIF([.$J$74:.$J$973];[.$K19];[.$M$74:.$M$973])" office:value-type="float" office:value="0">
            <text:p>0</text:p>
          </table:table-cell>
          <table:table-cell table:style-name="ce10" table:formula="of:=COUNTIF([.$J$74:.$J$973];[.$K1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0];[.$E$2:.$E$25])" office:value-type="float" office:value="1">
            <text:p>1</text:p>
          </table:table-cell>
          <table:table-cell table:style-name="ce5"/>
          <table:table-cell table:style-name="ce9" table:formula="of:=SUMIF([.$A$34:.$A$249];[.$B20];[.$E$34:.$E$249])" office:value-type="float" office:value="0">
            <text:p>0</text:p>
          </table:table-cell>
          <table:table-cell table:style-name="ce9" table:formula="of:=SUMIF([.$A$34:.$A$249];[.$B20];[.$D$34:.$D$249])" office:value-type="float" office:value="0">
            <text:p>0</text:p>
          </table:table-cell>
          <table:table-cell table:style-name="ce13" table:formula="of:=[.C20]+[.D20]/10000" office:value-type="float" office:value="0">
            <text:p>0</text:p>
          </table:table-cell>
          <table:table-cell table:number-columns-repeated="3"/>
          <table:table-cell table:style-name="ce10" table:formula="of:=RANK([.O20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0]&gt;0;[.P20]/[.Q20];&quot;&quot;)">
            <text:p/>
          </table:table-cell>
          <table:table-cell table:style-name="ce10" table:formula="of:=SUMIF([.$J$74:.$J$973];[.$K20];[.$N$74:.$N$973])" office:value-type="float" office:value="0">
            <text:p>0</text:p>
          </table:table-cell>
          <table:table-cell table:style-name="ce10" table:formula="of:=SUMIF([.$J$74:.$J$973];[.$K20];[.$O$74:.$O$973])" office:value-type="float" office:value="0">
            <text:p>0</text:p>
          </table:table-cell>
          <table:table-cell table:style-name="ce19" table:formula="of:=SUM(ROUND([.L20];2);IF([.M20]&gt;0;1/([.M20]*1000);0.01))" office:value-type="float" office:value="0.01">
            <text:p>0.0100</text:p>
          </table:table-cell>
          <table:table-cell table:formula="of:=SUMIF([.$J$74:.$J$973];[.$K20];[.$M$74:.$M$973])" office:value-type="float" office:value="0">
            <text:p>0</text:p>
          </table:table-cell>
          <table:table-cell table:style-name="ce10" table:formula="of:=COUNTIF([.$J$74:.$J$973];[.$K2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1];[.$E$2:.$E$25])" office:value-type="float" office:value="1">
            <text:p>1</text:p>
          </table:table-cell>
          <table:table-cell table:style-name="ce5"/>
          <table:table-cell table:style-name="ce9" table:formula="of:=SUMIF([.$A$34:.$A$249];[.$B21];[.$E$34:.$E$249])" office:value-type="float" office:value="0">
            <text:p>0</text:p>
          </table:table-cell>
          <table:table-cell table:style-name="ce9" table:formula="of:=SUMIF([.$A$34:.$A$249];[.$B21];[.$D$34:.$D$249])" office:value-type="float" office:value="0">
            <text:p>0</text:p>
          </table:table-cell>
          <table:table-cell table:style-name="ce13" table:formula="of:=[.C21]+[.D21]/10000" office:value-type="float" office:value="0">
            <text:p>0</text:p>
          </table:table-cell>
          <table:table-cell table:number-columns-repeated="3"/>
          <table:table-cell table:style-name="ce10" table:formula="of:=RANK([.O21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1]&gt;0;[.P21]/[.Q21];&quot;&quot;)">
            <text:p/>
          </table:table-cell>
          <table:table-cell table:style-name="ce10" table:formula="of:=SUMIF([.$J$74:.$J$973];[.$K21];[.$N$74:.$N$973])" office:value-type="float" office:value="0">
            <text:p>0</text:p>
          </table:table-cell>
          <table:table-cell table:style-name="ce10" table:formula="of:=SUMIF([.$J$74:.$J$973];[.$K21];[.$O$74:.$O$973])" office:value-type="float" office:value="0">
            <text:p>0</text:p>
          </table:table-cell>
          <table:table-cell table:style-name="ce19" table:formula="of:=SUM(ROUND([.L21];2);IF([.M21]&gt;0;1/([.M21]*1000);0.01))" office:value-type="float" office:value="0.01">
            <text:p>0.0100</text:p>
          </table:table-cell>
          <table:table-cell table:formula="of:=SUMIF([.$J$74:.$J$973];[.$K21];[.$M$74:.$M$973])" office:value-type="float" office:value="0">
            <text:p>0</text:p>
          </table:table-cell>
          <table:table-cell table:style-name="ce10" table:formula="of:=COUNTIF([.$J$74:.$J$973];[.$K2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2];[.$E$2:.$E$25])" office:value-type="float" office:value="1">
            <text:p>1</text:p>
          </table:table-cell>
          <table:table-cell table:style-name="ce5"/>
          <table:table-cell table:style-name="ce9" table:formula="of:=SUMIF([.$A$34:.$A$249];[.$B22];[.$E$34:.$E$249])" office:value-type="float" office:value="0">
            <text:p>0</text:p>
          </table:table-cell>
          <table:table-cell table:style-name="ce9" table:formula="of:=SUMIF([.$A$34:.$A$249];[.$B22];[.$D$34:.$D$249])" office:value-type="float" office:value="0">
            <text:p>0</text:p>
          </table:table-cell>
          <table:table-cell table:style-name="ce13" table:formula="of:=[.C22]+[.D22]/10000" office:value-type="float" office:value="0">
            <text:p>0</text:p>
          </table:table-cell>
          <table:table-cell table:number-columns-repeated="3"/>
          <table:table-cell table:style-name="ce10" table:formula="of:=RANK([.O22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2]&gt;0;[.P22]/[.Q22];&quot;&quot;)">
            <text:p/>
          </table:table-cell>
          <table:table-cell table:style-name="ce10" table:formula="of:=SUMIF([.$J$74:.$J$973];[.$K22];[.$N$74:.$N$973])" office:value-type="float" office:value="0">
            <text:p>0</text:p>
          </table:table-cell>
          <table:table-cell table:style-name="ce10" table:formula="of:=SUMIF([.$J$74:.$J$973];[.$K22];[.$O$74:.$O$973])" office:value-type="float" office:value="0">
            <text:p>0</text:p>
          </table:table-cell>
          <table:table-cell table:style-name="ce19" table:formula="of:=SUM(ROUND([.L22];2);IF([.M22]&gt;0;1/([.M22]*1000);0.01))" office:value-type="float" office:value="0.01">
            <text:p>0.0100</text:p>
          </table:table-cell>
          <table:table-cell table:formula="of:=SUMIF([.$J$74:.$J$973];[.$K22];[.$M$74:.$M$973])" office:value-type="float" office:value="0">
            <text:p>0</text:p>
          </table:table-cell>
          <table:table-cell table:style-name="ce10" table:formula="of:=COUNTIF([.$J$74:.$J$973];[.$K2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3];[.$E$2:.$E$25])" office:value-type="float" office:value="1">
            <text:p>1</text:p>
          </table:table-cell>
          <table:table-cell table:style-name="ce5"/>
          <table:table-cell table:style-name="ce9" table:formula="of:=SUMIF([.$A$34:.$A$249];[.$B23];[.$E$34:.$E$249])" office:value-type="float" office:value="0">
            <text:p>0</text:p>
          </table:table-cell>
          <table:table-cell table:style-name="ce9" table:formula="of:=SUMIF([.$A$34:.$A$249];[.$B23];[.$D$34:.$D$249])" office:value-type="float" office:value="0">
            <text:p>0</text:p>
          </table:table-cell>
          <table:table-cell table:style-name="ce13" table:formula="of:=[.C23]+[.D23]/10000" office:value-type="float" office:value="0">
            <text:p>0</text:p>
          </table:table-cell>
          <table:table-cell table:number-columns-repeated="3"/>
          <table:table-cell table:style-name="ce10" table:formula="of:=RANK([.O23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3]&gt;0;[.P23]/[.Q23];&quot;&quot;)">
            <text:p/>
          </table:table-cell>
          <table:table-cell table:style-name="ce10" table:formula="of:=SUMIF([.$J$74:.$J$973];[.$K23];[.$N$74:.$N$973])" office:value-type="float" office:value="0">
            <text:p>0</text:p>
          </table:table-cell>
          <table:table-cell table:style-name="ce10" table:formula="of:=SUMIF([.$J$74:.$J$973];[.$K23];[.$O$74:.$O$973])" office:value-type="float" office:value="0">
            <text:p>0</text:p>
          </table:table-cell>
          <table:table-cell table:style-name="ce19" table:formula="of:=SUM(ROUND([.L23];2);IF([.M23]&gt;0;1/([.M23]*1000);0.01))" office:value-type="float" office:value="0.01">
            <text:p>0.0100</text:p>
          </table:table-cell>
          <table:table-cell table:formula="of:=SUMIF([.$J$74:.$J$973];[.$K23];[.$M$74:.$M$973])" office:value-type="float" office:value="0">
            <text:p>0</text:p>
          </table:table-cell>
          <table:table-cell table:style-name="ce10" table:formula="of:=COUNTIF([.$J$74:.$J$973];[.$K2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4];[.$E$2:.$E$25])" office:value-type="float" office:value="1">
            <text:p>1</text:p>
          </table:table-cell>
          <table:table-cell table:style-name="ce5"/>
          <table:table-cell table:style-name="ce9" table:formula="of:=SUMIF([.$A$34:.$A$249];[.$B24];[.$E$34:.$E$249])" office:value-type="float" office:value="0">
            <text:p>0</text:p>
          </table:table-cell>
          <table:table-cell table:style-name="ce9" table:formula="of:=SUMIF([.$A$34:.$A$249];[.$B24];[.$D$34:.$D$249])" office:value-type="float" office:value="0">
            <text:p>0</text:p>
          </table:table-cell>
          <table:table-cell table:style-name="ce13" table:formula="of:=[.C24]+[.D24]/10000" office:value-type="float" office:value="0">
            <text:p>0</text:p>
          </table:table-cell>
          <table:table-cell table:number-columns-repeated="3"/>
          <table:table-cell table:style-name="ce10" table:formula="of:=RANK([.O24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4]&gt;0;[.P24]/[.Q24];&quot;&quot;)">
            <text:p/>
          </table:table-cell>
          <table:table-cell table:style-name="ce10" table:formula="of:=SUMIF([.$J$74:.$J$973];[.$K24];[.$N$74:.$N$973])" office:value-type="float" office:value="0">
            <text:p>0</text:p>
          </table:table-cell>
          <table:table-cell table:style-name="ce10" table:formula="of:=SUMIF([.$J$74:.$J$973];[.$K24];[.$O$74:.$O$973])" office:value-type="float" office:value="0">
            <text:p>0</text:p>
          </table:table-cell>
          <table:table-cell table:style-name="ce19" table:formula="of:=SUM(ROUND([.L24];2);IF([.M24]&gt;0;1/([.M24]*1000);0.01))" office:value-type="float" office:value="0.01">
            <text:p>0.0100</text:p>
          </table:table-cell>
          <table:table-cell table:formula="of:=SUMIF([.$J$74:.$J$973];[.$K24];[.$M$74:.$M$973])" office:value-type="float" office:value="0">
            <text:p>0</text:p>
          </table:table-cell>
          <table:table-cell table:style-name="ce10" table:formula="of:=COUNTIF([.$J$74:.$J$973];[.$K2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5];[.$E$2:.$E$25])" office:value-type="float" office:value="1">
            <text:p>1</text:p>
          </table:table-cell>
          <table:table-cell table:style-name="ce5"/>
          <table:table-cell table:style-name="ce9" table:formula="of:=SUMIF([.$A$34:.$A$249];[.$B25];[.$E$34:.$E$249])" office:value-type="float" office:value="0">
            <text:p>0</text:p>
          </table:table-cell>
          <table:table-cell table:style-name="ce9" table:formula="of:=SUMIF([.$A$34:.$A$249];[.$B25];[.$D$34:.$D$249])" office:value-type="float" office:value="0">
            <text:p>0</text:p>
          </table:table-cell>
          <table:table-cell table:style-name="ce13" table:formula="of:=[.C25]+[.D25]/10000" office:value-type="float" office:value="0">
            <text:p>0</text:p>
          </table:table-cell>
          <table:table-cell table:number-columns-repeated="3"/>
          <table:table-cell table:style-name="ce10" table:formula="of:=RANK([.O25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5]&gt;0;[.P25]/[.Q25];&quot;&quot;)">
            <text:p/>
          </table:table-cell>
          <table:table-cell table:style-name="ce10" table:formula="of:=SUMIF([.$J$74:.$J$973];[.$K25];[.$N$74:.$N$973])" office:value-type="float" office:value="0">
            <text:p>0</text:p>
          </table:table-cell>
          <table:table-cell table:style-name="ce10" table:formula="of:=SUMIF([.$J$74:.$J$973];[.$K25];[.$O$74:.$O$973])" office:value-type="float" office:value="0">
            <text:p>0</text:p>
          </table:table-cell>
          <table:table-cell table:style-name="ce19" table:formula="of:=SUM(ROUND([.L25];2);IF([.M25]&gt;0;1/([.M25]*1000);0.01))" office:value-type="float" office:value="0.01">
            <text:p>0.0100</text:p>
          </table:table-cell>
          <table:table-cell table:formula="of:=SUMIF([.$J$74:.$J$973];[.$K25];[.$M$74:.$M$973])" office:value-type="float" office:value="0">
            <text:p>0</text:p>
          </table:table-cell>
          <table:table-cell table:style-name="ce10" table:formula="of:=COUNTIF([.$J$74:.$J$973];[.$K2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6];[.$E$2:.$E$25])" office:value-type="float" office:value="1">
            <text:p>1</text:p>
          </table:table-cell>
          <table:table-cell table:style-name="ce5"/>
          <table:table-cell table:style-name="ce9" table:formula="of:=SUMIF([.$A$34:.$A$249];[.$B26];[.$E$34:.$E$249])" office:value-type="float" office:value="0">
            <text:p>0</text:p>
          </table:table-cell>
          <table:table-cell table:style-name="ce9" table:formula="of:=SUMIF([.$A$34:.$A$249];[.$B26];[.$D$34:.$D$249])" office:value-type="float" office:value="0">
            <text:p>0</text:p>
          </table:table-cell>
          <table:table-cell table:style-name="ce13" table:formula="of:=[.C26]+[.D26]/10000" office:value-type="float" office:value="0">
            <text:p>0</text:p>
          </table:table-cell>
          <table:table-cell table:number-columns-repeated="3"/>
          <table:table-cell table:style-name="ce10" table:formula="of:=RANK([.O26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6]&gt;0;[.P26]/[.Q26];&quot;&quot;)">
            <text:p/>
          </table:table-cell>
          <table:table-cell table:style-name="ce10" table:formula="of:=SUMIF([.$J$74:.$J$973];[.$K26];[.$N$74:.$N$973])" office:value-type="float" office:value="0">
            <text:p>0</text:p>
          </table:table-cell>
          <table:table-cell table:style-name="ce10" table:formula="of:=SUMIF([.$J$74:.$J$973];[.$K26];[.$O$74:.$O$973])" office:value-type="float" office:value="0">
            <text:p>0</text:p>
          </table:table-cell>
          <table:table-cell table:style-name="ce19" table:formula="of:=SUM(ROUND([.L26];2);IF([.M26]&gt;0;1/([.M26]*1000);0.01))" office:value-type="float" office:value="0.01">
            <text:p>0.0100</text:p>
          </table:table-cell>
          <table:table-cell table:formula="of:=SUMIF([.$J$74:.$J$973];[.$K26];[.$M$74:.$M$973])" office:value-type="float" office:value="0">
            <text:p>0</text:p>
          </table:table-cell>
          <table:table-cell table:style-name="ce10" table:formula="of:=COUNTIF([.$J$74:.$J$973];[.$K2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7];[.$E$2:.$E$25])" office:value-type="float" office:value="1">
            <text:p>1</text:p>
          </table:table-cell>
          <table:table-cell table:style-name="ce5"/>
          <table:table-cell table:style-name="ce9" table:formula="of:=SUMIF([.$A$34:.$A$249];[.$B27];[.$E$34:.$E$249])" office:value-type="float" office:value="0">
            <text:p>0</text:p>
          </table:table-cell>
          <table:table-cell table:style-name="ce9" table:formula="of:=SUMIF([.$A$34:.$A$249];[.$B27];[.$D$34:.$D$249])" office:value-type="float" office:value="0">
            <text:p>0</text:p>
          </table:table-cell>
          <table:table-cell table:style-name="ce13" table:formula="of:=[.C27]+[.D27]/10000" office:value-type="float" office:value="0">
            <text:p>0</text:p>
          </table:table-cell>
          <table:table-cell table:number-columns-repeated="3"/>
          <table:table-cell table:style-name="ce10" table:formula="of:=RANK([.O27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7]&gt;0;[.P27]/[.Q27];&quot;&quot;)">
            <text:p/>
          </table:table-cell>
          <table:table-cell table:style-name="ce10" table:formula="of:=SUMIF([.$J$74:.$J$973];[.$K27];[.$N$74:.$N$973])" office:value-type="float" office:value="0">
            <text:p>0</text:p>
          </table:table-cell>
          <table:table-cell table:style-name="ce10" table:formula="of:=SUMIF([.$J$74:.$J$973];[.$K27];[.$O$74:.$O$973])" office:value-type="float" office:value="0">
            <text:p>0</text:p>
          </table:table-cell>
          <table:table-cell table:style-name="ce19" table:formula="of:=SUM(ROUND([.L27];2);IF([.M27]&gt;0;1/([.M27]*1000);0.01))" office:value-type="float" office:value="0.01">
            <text:p>0.0100</text:p>
          </table:table-cell>
          <table:table-cell table:formula="of:=SUMIF([.$J$74:.$J$973];[.$K27];[.$M$74:.$M$973])" office:value-type="float" office:value="0">
            <text:p>0</text:p>
          </table:table-cell>
          <table:table-cell table:style-name="ce10" table:formula="of:=COUNTIF([.$J$74:.$J$973];[.$K2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8];[.$E$2:.$E$25])" office:value-type="float" office:value="1">
            <text:p>1</text:p>
          </table:table-cell>
          <table:table-cell table:style-name="ce5"/>
          <table:table-cell table:style-name="ce9" table:formula="of:=SUMIF([.$A$34:.$A$249];[.$B28];[.$E$34:.$E$249])" office:value-type="float" office:value="0">
            <text:p>0</text:p>
          </table:table-cell>
          <table:table-cell table:style-name="ce9" table:formula="of:=SUMIF([.$A$34:.$A$249];[.$B28];[.$D$34:.$D$249])" office:value-type="float" office:value="0">
            <text:p>0</text:p>
          </table:table-cell>
          <table:table-cell table:style-name="ce13" table:formula="of:=[.C28]+[.D28]/10000" office:value-type="float" office:value="0">
            <text:p>0</text:p>
          </table:table-cell>
          <table:table-cell table:number-columns-repeated="3"/>
          <table:table-cell table:style-name="ce10" table:formula="of:=RANK([.O28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8]&gt;0;[.P28]/[.Q28];&quot;&quot;)">
            <text:p/>
          </table:table-cell>
          <table:table-cell table:style-name="ce10" table:formula="of:=SUMIF([.$J$74:.$J$973];[.$K28];[.$N$74:.$N$973])" office:value-type="float" office:value="0">
            <text:p>0</text:p>
          </table:table-cell>
          <table:table-cell table:style-name="ce10" table:formula="of:=SUMIF([.$J$74:.$J$973];[.$K28];[.$O$74:.$O$973])" office:value-type="float" office:value="0">
            <text:p>0</text:p>
          </table:table-cell>
          <table:table-cell table:style-name="ce19" table:formula="of:=SUM(ROUND([.L28];2);IF([.M28]&gt;0;1/([.M28]*1000);0.01))" office:value-type="float" office:value="0.01">
            <text:p>0.0100</text:p>
          </table:table-cell>
          <table:table-cell table:formula="of:=SUMIF([.$J$74:.$J$973];[.$K28];[.$M$74:.$M$973])" office:value-type="float" office:value="0">
            <text:p>0</text:p>
          </table:table-cell>
          <table:table-cell table:style-name="ce10" table:formula="of:=COUNTIF([.$J$74:.$J$973];[.$K2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9];[.$E$2:.$E$25])" office:value-type="float" office:value="1">
            <text:p>1</text:p>
          </table:table-cell>
          <table:table-cell table:style-name="ce5"/>
          <table:table-cell table:style-name="ce9" table:formula="of:=SUMIF([.$A$34:.$A$249];[.$B29];[.$E$34:.$E$249])" office:value-type="float" office:value="0">
            <text:p>0</text:p>
          </table:table-cell>
          <table:table-cell table:style-name="ce9" table:formula="of:=SUMIF([.$A$34:.$A$249];[.$B29];[.$D$34:.$D$249])" office:value-type="float" office:value="0">
            <text:p>0</text:p>
          </table:table-cell>
          <table:table-cell table:style-name="ce13" table:formula="of:=[.C29]+[.D29]/10000" office:value-type="float" office:value="0">
            <text:p>0</text:p>
          </table:table-cell>
          <table:table-cell table:number-columns-repeated="3"/>
          <table:table-cell table:style-name="ce10" table:formula="of:=RANK([.O29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9]&gt;0;[.P29]/[.Q29];&quot;&quot;)">
            <text:p/>
          </table:table-cell>
          <table:table-cell table:style-name="ce10" table:formula="of:=SUMIF([.$J$74:.$J$973];[.$K29];[.$N$74:.$N$973])" office:value-type="float" office:value="0">
            <text:p>0</text:p>
          </table:table-cell>
          <table:table-cell table:style-name="ce10" table:formula="of:=SUMIF([.$J$74:.$J$973];[.$K29];[.$O$74:.$O$973])" office:value-type="float" office:value="0">
            <text:p>0</text:p>
          </table:table-cell>
          <table:table-cell table:style-name="ce19" table:formula="of:=SUM(ROUND([.L29];2);IF([.M29]&gt;0;1/([.M29]*1000);0.01))" office:value-type="float" office:value="0.01">
            <text:p>0.0100</text:p>
          </table:table-cell>
          <table:table-cell table:formula="of:=SUMIF([.$J$74:.$J$973];[.$K29];[.$M$74:.$M$973])" office:value-type="float" office:value="0">
            <text:p>0</text:p>
          </table:table-cell>
          <table:table-cell table:style-name="ce10" table:formula="of:=COUNTIF([.$J$74:.$J$973];[.$K2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30];[.$E$2:.$E$25])" office:value-type="float" office:value="1">
            <text:p>1</text:p>
          </table:table-cell>
          <table:table-cell table:style-name="ce5"/>
          <table:table-cell table:style-name="ce9" table:formula="of:=SUMIF([.$A$34:.$A$249];[.$B30];[.$E$34:.$E$249])" office:value-type="float" office:value="0">
            <text:p>0</text:p>
          </table:table-cell>
          <table:table-cell table:style-name="ce9" table:formula="of:=SUMIF([.$A$34:.$A$249];[.$B30];[.$D$34:.$D$249])" office:value-type="float" office:value="0">
            <text:p>0</text:p>
          </table:table-cell>
          <table:table-cell table:style-name="ce13" table:formula="of:=[.C30]+[.D30]/10000" office:value-type="float" office:value="0">
            <text:p>0</text:p>
          </table:table-cell>
          <table:table-cell table:number-columns-repeated="3"/>
          <table:table-cell table:style-name="ce10" table:formula="of:=RANK([.O30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0]&gt;0;[.P30]/[.Q30];&quot;&quot;)">
            <text:p/>
          </table:table-cell>
          <table:table-cell table:style-name="ce10" table:formula="of:=SUMIF([.$J$74:.$J$973];[.$K30];[.$N$74:.$N$973])" office:value-type="float" office:value="0">
            <text:p>0</text:p>
          </table:table-cell>
          <table:table-cell table:style-name="ce10" table:formula="of:=SUMIF([.$J$74:.$J$973];[.$K30];[.$O$74:.$O$973])" office:value-type="float" office:value="0">
            <text:p>0</text:p>
          </table:table-cell>
          <table:table-cell table:style-name="ce19" table:formula="of:=SUM(ROUND([.L30];2);IF([.M30]&gt;0;1/([.M30]*1000);0.01))" office:value-type="float" office:value="0.01">
            <text:p>0.0100</text:p>
          </table:table-cell>
          <table:table-cell table:formula="of:=SUMIF([.$J$74:.$J$973];[.$K30];[.$M$74:.$M$973])" office:value-type="float" office:value="0">
            <text:p>0</text:p>
          </table:table-cell>
          <table:table-cell table:style-name="ce10" table:formula="of:=COUNTIF([.$J$74:.$J$973];[.$K3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31];[.$E$2:.$E$25])" office:value-type="float" office:value="1">
            <text:p>1</text:p>
          </table:table-cell>
          <table:table-cell table:style-name="ce5"/>
          <table:table-cell table:style-name="ce9" table:formula="of:=SUMIF([.$A$34:.$A$249];[.$B31];[.$E$34:.$E$249])" office:value-type="float" office:value="0">
            <text:p>0</text:p>
          </table:table-cell>
          <table:table-cell table:style-name="ce9" table:formula="of:=SUMIF([.$A$34:.$A$249];[.$B31];[.$D$34:.$D$249])" office:value-type="float" office:value="0">
            <text:p>0</text:p>
          </table:table-cell>
          <table:table-cell table:style-name="ce13" table:formula="of:=[.C31]+[.D31]/10000" office:value-type="float" office:value="0">
            <text:p>0</text:p>
          </table:table-cell>
          <table:table-cell table:number-columns-repeated="3"/>
          <table:table-cell table:style-name="ce10" table:formula="of:=RANK([.O31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1]&gt;0;[.P31]/[.Q31];&quot;&quot;)">
            <text:p/>
          </table:table-cell>
          <table:table-cell table:style-name="ce10" table:formula="of:=SUMIF([.$J$74:.$J$973];[.$K31];[.$N$74:.$N$973])" office:value-type="float" office:value="0">
            <text:p>0</text:p>
          </table:table-cell>
          <table:table-cell table:style-name="ce10" table:formula="of:=SUMIF([.$J$74:.$J$973];[.$K31];[.$O$74:.$O$973])" office:value-type="float" office:value="0">
            <text:p>0</text:p>
          </table:table-cell>
          <table:table-cell table:style-name="ce19" table:formula="of:=SUM(ROUND([.L31];2);IF([.M31]&gt;0;1/([.M31]*1000);0.01))" office:value-type="float" office:value="0.01">
            <text:p>0.0100</text:p>
          </table:table-cell>
          <table:table-cell table:formula="of:=SUMIF([.$J$74:.$J$973];[.$K31];[.$M$74:.$M$973])" office:value-type="float" office:value="0">
            <text:p>0</text:p>
          </table:table-cell>
          <table:table-cell table:style-name="ce10" table:formula="of:=COUNTIF([.$J$74:.$J$973];[.$K3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10" table:formula="of:=RANK([.O32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2]&gt;0;[.P32]/[.Q32];&quot;&quot;)">
            <text:p/>
          </table:table-cell>
          <table:table-cell table:style-name="ce10" table:formula="of:=SUMIF([.$J$74:.$J$973];[.$K32];[.$N$74:.$N$973])" office:value-type="float" office:value="0">
            <text:p>0</text:p>
          </table:table-cell>
          <table:table-cell table:style-name="ce10" table:formula="of:=SUMIF([.$J$74:.$J$973];[.$K32];[.$O$74:.$O$973])" office:value-type="float" office:value="0">
            <text:p>0</text:p>
          </table:table-cell>
          <table:table-cell table:style-name="ce19" table:formula="of:=SUM(ROUND([.L32];2);IF([.M32]&gt;0;1/([.M32]*1000);0.01))" office:value-type="float" office:value="0.01">
            <text:p>0.0100</text:p>
          </table:table-cell>
          <table:table-cell table:formula="of:=SUMIF([.$J$74:.$J$973];[.$K32];[.$M$74:.$M$973])" office:value-type="float" office:value="0">
            <text:p>0</text:p>
          </table:table-cell>
          <table:table-cell table:style-name="ce10" table:formula="of:=COUNTIF([.$J$74:.$J$973];[.$K3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eam</text:p>
          </table:table-cell>
          <table:table-cell table:style-name="ce4" office:value-type="string">
            <text:p>Quiz</text:p>
          </table:table-cell>
          <table:table-cell table:style-name="ce8" office:value-type="string">
            <text:p>Place</text:p>
          </table:table-cell>
          <table:table-cell table:style-name="ce8" office:value-type="string">
            <text:p>Score</text:p>
          </table:table-cell>
          <table:table-cell table:style-name="ce8" office:value-type="string">
            <text:p>Points</text:p>
          </table:table-cell>
          <table:table-cell table:style-name="ce8" office:value-type="string">
            <text:p>Errors</text:p>
          </table:table-cell>
          <table:table-cell table:style-name="ce15" office:value-type="string">
            <text:p>Quiz No</text:p>
          </table:table-cell>
          <table:table-cell/>
          <table:table-cell table:style-name="ce10" table:formula="of:=RANK([.O33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3]&gt;0;[.P33]/[.Q33];&quot;&quot;)">
            <text:p/>
          </table:table-cell>
          <table:table-cell table:style-name="ce10" table:formula="of:=SUMIF([.$J$74:.$J$973];[.$K33];[.$N$74:.$N$973])" office:value-type="float" office:value="0">
            <text:p>0</text:p>
          </table:table-cell>
          <table:table-cell table:style-name="ce10" table:formula="of:=SUMIF([.$J$74:.$J$973];[.$K33];[.$O$74:.$O$973])" office:value-type="float" office:value="0">
            <text:p>0</text:p>
          </table:table-cell>
          <table:table-cell table:style-name="ce19" table:formula="of:=SUM(ROUND([.L33];2);IF([.M33]&gt;0;1/([.M33]*1000);0.01))" office:value-type="float" office:value="0.01">
            <text:p>0.0100</text:p>
          </table:table-cell>
          <table:table-cell table:formula="of:=SUMIF([.$J$74:.$J$973];[.$K33];[.$M$74:.$M$973])" office:value-type="float" office:value="0">
            <text:p>0</text:p>
          </table:table-cell>
          <table:table-cell table:style-name="ce10" table:formula="of:=COUNTIF([.$J$74:.$J$973];[.$K3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A1</text:p>
          </table:table-cell>
          <table:table-cell/>
          <table:table-cell table:style-name="ce10" table:formula="of:=RANK([.O34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4]&gt;0;[.P34]/[.Q34];&quot;&quot;)">
            <text:p/>
          </table:table-cell>
          <table:table-cell table:style-name="ce10" table:formula="of:=SUMIF([.$J$74:.$J$973];[.$K34];[.$N$74:.$N$973])" office:value-type="float" office:value="0">
            <text:p>0</text:p>
          </table:table-cell>
          <table:table-cell table:style-name="ce10" table:formula="of:=SUMIF([.$J$74:.$J$973];[.$K34];[.$O$74:.$O$973])" office:value-type="float" office:value="0">
            <text:p>0</text:p>
          </table:table-cell>
          <table:table-cell table:style-name="ce19" table:formula="of:=SUM(ROUND([.L34];2);IF([.M34]&gt;0;1/([.M34]*1000);0.01))" office:value-type="float" office:value="0.01">
            <text:p>0.0100</text:p>
          </table:table-cell>
          <table:table-cell table:formula="of:=SUMIF([.$J$74:.$J$973];[.$K34];[.$M$74:.$M$973])" office:value-type="float" office:value="0">
            <text:p>0</text:p>
          </table:table-cell>
          <table:table-cell table:style-name="ce10" table:formula="of:=COUNTIF([.$J$74:.$J$973];[.$K3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35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5]&gt;0;[.P35]/[.Q35];&quot;&quot;)">
            <text:p/>
          </table:table-cell>
          <table:table-cell table:style-name="ce10" table:formula="of:=SUMIF([.$J$74:.$J$973];[.$K35];[.$N$74:.$N$973])" office:value-type="float" office:value="0">
            <text:p>0</text:p>
          </table:table-cell>
          <table:table-cell table:style-name="ce10" table:formula="of:=SUMIF([.$J$74:.$J$973];[.$K35];[.$O$74:.$O$973])" office:value-type="float" office:value="0">
            <text:p>0</text:p>
          </table:table-cell>
          <table:table-cell table:style-name="ce19" table:formula="of:=SUM(ROUND([.L35];2);IF([.M35]&gt;0;1/([.M35]*1000);0.01))" office:value-type="float" office:value="0.01">
            <text:p>0.0100</text:p>
          </table:table-cell>
          <table:table-cell table:formula="of:=SUMIF([.$J$74:.$J$973];[.$K35];[.$M$74:.$M$973])" office:value-type="float" office:value="0">
            <text:p>0</text:p>
          </table:table-cell>
          <table:table-cell table:style-name="ce10" table:formula="of:=COUNTIF([.$J$74:.$J$973];[.$K3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36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6]&gt;0;[.P36]/[.Q36];&quot;&quot;)">
            <text:p/>
          </table:table-cell>
          <table:table-cell table:style-name="ce10" table:formula="of:=SUMIF([.$J$74:.$J$973];[.$K36];[.$N$74:.$N$973])" office:value-type="float" office:value="0">
            <text:p>0</text:p>
          </table:table-cell>
          <table:table-cell table:style-name="ce10" table:formula="of:=SUMIF([.$J$74:.$J$973];[.$K36];[.$O$74:.$O$973])" office:value-type="float" office:value="0">
            <text:p>0</text:p>
          </table:table-cell>
          <table:table-cell table:style-name="ce19" table:formula="of:=SUM(ROUND([.L36];2);IF([.M36]&gt;0;1/([.M36]*1000);0.01))" office:value-type="float" office:value="0.01">
            <text:p>0.0100</text:p>
          </table:table-cell>
          <table:table-cell table:formula="of:=SUMIF([.$J$74:.$J$973];[.$K36];[.$M$74:.$M$973])" office:value-type="float" office:value="0">
            <text:p>0</text:p>
          </table:table-cell>
          <table:table-cell table:style-name="ce10" table:formula="of:=COUNTIF([.$J$74:.$J$973];[.$K3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A2</text:p>
          </table:table-cell>
          <table:table-cell/>
          <table:table-cell table:style-name="ce10" table:formula="of:=RANK([.O37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7]&gt;0;[.P37]/[.Q37];&quot;&quot;)">
            <text:p/>
          </table:table-cell>
          <table:table-cell table:style-name="ce10" table:formula="of:=SUMIF([.$J$74:.$J$973];[.$K37];[.$N$74:.$N$973])" office:value-type="float" office:value="0">
            <text:p>0</text:p>
          </table:table-cell>
          <table:table-cell table:style-name="ce10" table:formula="of:=SUMIF([.$J$74:.$J$973];[.$K37];[.$O$74:.$O$973])" office:value-type="float" office:value="0">
            <text:p>0</text:p>
          </table:table-cell>
          <table:table-cell table:style-name="ce19" table:formula="of:=SUM(ROUND([.L37];2);IF([.M37]&gt;0;1/([.M37]*1000);0.01))" office:value-type="float" office:value="0.01">
            <text:p>0.0100</text:p>
          </table:table-cell>
          <table:table-cell table:formula="of:=SUMIF([.$J$74:.$J$973];[.$K37];[.$M$74:.$M$973])" office:value-type="float" office:value="0">
            <text:p>0</text:p>
          </table:table-cell>
          <table:table-cell table:style-name="ce10" table:formula="of:=COUNTIF([.$J$74:.$J$973];[.$K3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38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8]&gt;0;[.P38]/[.Q38];&quot;&quot;)">
            <text:p/>
          </table:table-cell>
          <table:table-cell table:style-name="ce10" table:formula="of:=SUMIF([.$J$74:.$J$973];[.$K38];[.$N$74:.$N$973])" office:value-type="float" office:value="0">
            <text:p>0</text:p>
          </table:table-cell>
          <table:table-cell table:style-name="ce10" table:formula="of:=SUMIF([.$J$74:.$J$973];[.$K38];[.$O$74:.$O$973])" office:value-type="float" office:value="0">
            <text:p>0</text:p>
          </table:table-cell>
          <table:table-cell table:style-name="ce19" table:formula="of:=SUM(ROUND([.L38];2);IF([.M38]&gt;0;1/([.M38]*1000);0.01))" office:value-type="float" office:value="0.01">
            <text:p>0.0100</text:p>
          </table:table-cell>
          <table:table-cell table:formula="of:=SUMIF([.$J$74:.$J$973];[.$K38];[.$M$74:.$M$973])" office:value-type="float" office:value="0">
            <text:p>0</text:p>
          </table:table-cell>
          <table:table-cell table:style-name="ce10" table:formula="of:=COUNTIF([.$J$74:.$J$973];[.$K3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39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9]&gt;0;[.P39]/[.Q39];&quot;&quot;)">
            <text:p/>
          </table:table-cell>
          <table:table-cell table:style-name="ce10" table:formula="of:=SUMIF([.$J$74:.$J$973];[.$K39];[.$N$74:.$N$973])" office:value-type="float" office:value="0">
            <text:p>0</text:p>
          </table:table-cell>
          <table:table-cell table:style-name="ce10" table:formula="of:=SUMIF([.$J$74:.$J$973];[.$K39];[.$O$74:.$O$973])" office:value-type="float" office:value="0">
            <text:p>0</text:p>
          </table:table-cell>
          <table:table-cell table:style-name="ce19" table:formula="of:=SUM(ROUND([.L39];2);IF([.M39]&gt;0;1/([.M39]*1000);0.01))" office:value-type="float" office:value="0.01">
            <text:p>0.0100</text:p>
          </table:table-cell>
          <table:table-cell table:formula="of:=SUMIF([.$J$74:.$J$973];[.$K39];[.$M$74:.$M$973])" office:value-type="float" office:value="0">
            <text:p>0</text:p>
          </table:table-cell>
          <table:table-cell table:style-name="ce10" table:formula="of:=COUNTIF([.$J$74:.$J$973];[.$K3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A3</text:p>
          </table:table-cell>
          <table:table-cell/>
          <table:table-cell table:style-name="ce10" table:formula="of:=RANK([.O40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0]&gt;0;[.P40]/[.Q40];&quot;&quot;)">
            <text:p/>
          </table:table-cell>
          <table:table-cell table:style-name="ce10" table:formula="of:=SUMIF([.$J$74:.$J$973];[.$K40];[.$N$74:.$N$973])" office:value-type="float" office:value="0">
            <text:p>0</text:p>
          </table:table-cell>
          <table:table-cell table:style-name="ce10" table:formula="of:=SUMIF([.$J$74:.$J$973];[.$K40];[.$O$74:.$O$973])" office:value-type="float" office:value="0">
            <text:p>0</text:p>
          </table:table-cell>
          <table:table-cell table:style-name="ce19" table:formula="of:=SUM(ROUND([.L40];2);IF([.M40]&gt;0;1/([.M40]*1000);0.01))" office:value-type="float" office:value="0.01">
            <text:p>0.0100</text:p>
          </table:table-cell>
          <table:table-cell table:formula="of:=SUMIF([.$J$74:.$J$973];[.$K40];[.$M$74:.$M$973])" office:value-type="float" office:value="0">
            <text:p>0</text:p>
          </table:table-cell>
          <table:table-cell table:style-name="ce10" table:formula="of:=COUNTIF([.$J$74:.$J$973];[.$K4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41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1]&gt;0;[.P41]/[.Q41];&quot;&quot;)">
            <text:p/>
          </table:table-cell>
          <table:table-cell table:style-name="ce10" table:formula="of:=SUMIF([.$J$74:.$J$973];[.$K41];[.$N$74:.$N$973])" office:value-type="float" office:value="0">
            <text:p>0</text:p>
          </table:table-cell>
          <table:table-cell table:style-name="ce10" table:formula="of:=SUMIF([.$J$74:.$J$973];[.$K41];[.$O$74:.$O$973])" office:value-type="float" office:value="0">
            <text:p>0</text:p>
          </table:table-cell>
          <table:table-cell table:style-name="ce19" table:formula="of:=SUM(ROUND([.L41];2);IF([.M41]&gt;0;1/([.M41]*1000);0.01))" office:value-type="float" office:value="0.01">
            <text:p>0.0100</text:p>
          </table:table-cell>
          <table:table-cell table:formula="of:=SUMIF([.$J$74:.$J$973];[.$K41];[.$M$74:.$M$973])" office:value-type="float" office:value="0">
            <text:p>0</text:p>
          </table:table-cell>
          <table:table-cell table:style-name="ce10" table:formula="of:=COUNTIF([.$J$74:.$J$973];[.$K4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42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2]&gt;0;[.P42]/[.Q42];&quot;&quot;)">
            <text:p/>
          </table:table-cell>
          <table:table-cell table:style-name="ce10" table:formula="of:=SUMIF([.$J$74:.$J$973];[.$K42];[.$N$74:.$N$973])" office:value-type="float" office:value="0">
            <text:p>0</text:p>
          </table:table-cell>
          <table:table-cell table:style-name="ce10" table:formula="of:=SUMIF([.$J$74:.$J$973];[.$K42];[.$O$74:.$O$973])" office:value-type="float" office:value="0">
            <text:p>0</text:p>
          </table:table-cell>
          <table:table-cell table:style-name="ce19" table:formula="of:=SUM(ROUND([.L42];2);IF([.M42]&gt;0;1/([.M42]*1000);0.01))" office:value-type="float" office:value="0.01">
            <text:p>0.0100</text:p>
          </table:table-cell>
          <table:table-cell table:formula="of:=SUMIF([.$J$74:.$J$973];[.$K42];[.$M$74:.$M$973])" office:value-type="float" office:value="0">
            <text:p>0</text:p>
          </table:table-cell>
          <table:table-cell table:style-name="ce10" table:formula="of:=COUNTIF([.$J$74:.$J$973];[.$K4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A4</text:p>
          </table:table-cell>
          <table:table-cell/>
          <table:table-cell table:style-name="ce10" table:formula="of:=RANK([.O43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3]&gt;0;[.P43]/[.Q43];&quot;&quot;)">
            <text:p/>
          </table:table-cell>
          <table:table-cell table:style-name="ce10" table:formula="of:=SUMIF([.$J$74:.$J$973];[.$K43];[.$N$74:.$N$973])" office:value-type="float" office:value="0">
            <text:p>0</text:p>
          </table:table-cell>
          <table:table-cell table:style-name="ce10" table:formula="of:=SUMIF([.$J$74:.$J$973];[.$K43];[.$O$74:.$O$973])" office:value-type="float" office:value="0">
            <text:p>0</text:p>
          </table:table-cell>
          <table:table-cell table:style-name="ce19" table:formula="of:=SUM(ROUND([.L43];2);IF([.M43]&gt;0;1/([.M43]*1000);0.01))" office:value-type="float" office:value="0.01">
            <text:p>0.0100</text:p>
          </table:table-cell>
          <table:table-cell table:formula="of:=SUMIF([.$J$74:.$J$973];[.$K43];[.$M$74:.$M$973])" office:value-type="float" office:value="0">
            <text:p>0</text:p>
          </table:table-cell>
          <table:table-cell table:style-name="ce10" table:formula="of:=COUNTIF([.$J$74:.$J$973];[.$K4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44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4]&gt;0;[.P44]/[.Q44];&quot;&quot;)">
            <text:p/>
          </table:table-cell>
          <table:table-cell table:style-name="ce10" table:formula="of:=SUMIF([.$J$74:.$J$973];[.$K44];[.$N$74:.$N$973])" office:value-type="float" office:value="0">
            <text:p>0</text:p>
          </table:table-cell>
          <table:table-cell table:style-name="ce10" table:formula="of:=SUMIF([.$J$74:.$J$973];[.$K44];[.$O$74:.$O$973])" office:value-type="float" office:value="0">
            <text:p>0</text:p>
          </table:table-cell>
          <table:table-cell table:style-name="ce19" table:formula="of:=SUM(ROUND([.L44];2);IF([.M44]&gt;0;1/([.M44]*1000);0.01))" office:value-type="float" office:value="0.01">
            <text:p>0.0100</text:p>
          </table:table-cell>
          <table:table-cell table:formula="of:=SUMIF([.$J$74:.$J$973];[.$K44];[.$M$74:.$M$973])" office:value-type="float" office:value="0">
            <text:p>0</text:p>
          </table:table-cell>
          <table:table-cell table:style-name="ce10" table:formula="of:=COUNTIF([.$J$74:.$J$973];[.$K4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45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5]&gt;0;[.P45]/[.Q45];&quot;&quot;)">
            <text:p/>
          </table:table-cell>
          <table:table-cell table:style-name="ce10" table:formula="of:=SUMIF([.$J$74:.$J$973];[.$K45];[.$N$74:.$N$973])" office:value-type="float" office:value="0">
            <text:p>0</text:p>
          </table:table-cell>
          <table:table-cell table:style-name="ce10" table:formula="of:=SUMIF([.$J$74:.$J$973];[.$K45];[.$O$74:.$O$973])" office:value-type="float" office:value="0">
            <text:p>0</text:p>
          </table:table-cell>
          <table:table-cell table:style-name="ce19" table:formula="of:=SUM(ROUND([.L45];2);IF([.M45]&gt;0;1/([.M45]*1000);0.01))" office:value-type="float" office:value="0.01">
            <text:p>0.0100</text:p>
          </table:table-cell>
          <table:table-cell table:formula="of:=SUMIF([.$J$74:.$J$973];[.$K45];[.$M$74:.$M$973])" office:value-type="float" office:value="0">
            <text:p>0</text:p>
          </table:table-cell>
          <table:table-cell table:style-name="ce10" table:formula="of:=COUNTIF([.$J$74:.$J$973];[.$K4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A5</text:p>
          </table:table-cell>
          <table:table-cell/>
          <table:table-cell table:style-name="ce10" table:formula="of:=RANK([.O46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6]&gt;0;[.P46]/[.Q46];&quot;&quot;)">
            <text:p/>
          </table:table-cell>
          <table:table-cell table:style-name="ce10" table:formula="of:=SUMIF([.$J$74:.$J$973];[.$K46];[.$N$74:.$N$973])" office:value-type="float" office:value="0">
            <text:p>0</text:p>
          </table:table-cell>
          <table:table-cell table:style-name="ce10" table:formula="of:=SUMIF([.$J$74:.$J$973];[.$K46];[.$O$74:.$O$973])" office:value-type="float" office:value="0">
            <text:p>0</text:p>
          </table:table-cell>
          <table:table-cell table:style-name="ce19" table:formula="of:=SUM(ROUND([.L46];2);IF([.M46]&gt;0;1/([.M46]*1000);0.01))" office:value-type="float" office:value="0.01">
            <text:p>0.0100</text:p>
          </table:table-cell>
          <table:table-cell table:formula="of:=SUMIF([.$J$74:.$J$973];[.$K46];[.$M$74:.$M$973])" office:value-type="float" office:value="0">
            <text:p>0</text:p>
          </table:table-cell>
          <table:table-cell table:style-name="ce10" table:formula="of:=COUNTIF([.$J$74:.$J$973];[.$K4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47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7]&gt;0;[.P47]/[.Q47];&quot;&quot;)">
            <text:p/>
          </table:table-cell>
          <table:table-cell table:style-name="ce10" table:formula="of:=SUMIF([.$J$74:.$J$973];[.$K47];[.$N$74:.$N$973])" office:value-type="float" office:value="0">
            <text:p>0</text:p>
          </table:table-cell>
          <table:table-cell table:style-name="ce10" table:formula="of:=SUMIF([.$J$74:.$J$973];[.$K47];[.$O$74:.$O$973])" office:value-type="float" office:value="0">
            <text:p>0</text:p>
          </table:table-cell>
          <table:table-cell table:style-name="ce19" table:formula="of:=SUM(ROUND([.L47];2);IF([.M47]&gt;0;1/([.M47]*1000);0.01))" office:value-type="float" office:value="0.01">
            <text:p>0.0100</text:p>
          </table:table-cell>
          <table:table-cell table:formula="of:=SUMIF([.$J$74:.$J$973];[.$K47];[.$M$74:.$M$973])" office:value-type="float" office:value="0">
            <text:p>0</text:p>
          </table:table-cell>
          <table:table-cell table:style-name="ce10" table:formula="of:=COUNTIF([.$J$74:.$J$973];[.$K4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48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8]&gt;0;[.P48]/[.Q48];&quot;&quot;)">
            <text:p/>
          </table:table-cell>
          <table:table-cell table:style-name="ce10" table:formula="of:=SUMIF([.$J$74:.$J$973];[.$K48];[.$N$74:.$N$973])" office:value-type="float" office:value="0">
            <text:p>0</text:p>
          </table:table-cell>
          <table:table-cell table:style-name="ce10" table:formula="of:=SUMIF([.$J$74:.$J$973];[.$K48];[.$O$74:.$O$973])" office:value-type="float" office:value="0">
            <text:p>0</text:p>
          </table:table-cell>
          <table:table-cell table:style-name="ce19" table:formula="of:=SUM(ROUND([.L48];2);IF([.M48]&gt;0;1/([.M48]*1000);0.01))" office:value-type="float" office:value="0.01">
            <text:p>0.0100</text:p>
          </table:table-cell>
          <table:table-cell table:formula="of:=SUMIF([.$J$74:.$J$973];[.$K48];[.$M$74:.$M$973])" office:value-type="float" office:value="0">
            <text:p>0</text:p>
          </table:table-cell>
          <table:table-cell table:style-name="ce10" table:formula="of:=COUNTIF([.$J$74:.$J$973];[.$K4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A6</text:p>
          </table:table-cell>
          <table:table-cell/>
          <table:table-cell table:style-name="ce10" table:formula="of:=RANK([.O49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9]&gt;0;[.P49]/[.Q49];&quot;&quot;)">
            <text:p/>
          </table:table-cell>
          <table:table-cell table:style-name="ce10" table:formula="of:=SUMIF([.$J$74:.$J$973];[.$K49];[.$N$74:.$N$973])" office:value-type="float" office:value="0">
            <text:p>0</text:p>
          </table:table-cell>
          <table:table-cell table:style-name="ce10" table:formula="of:=SUMIF([.$J$74:.$J$973];[.$K49];[.$O$74:.$O$973])" office:value-type="float" office:value="0">
            <text:p>0</text:p>
          </table:table-cell>
          <table:table-cell table:style-name="ce19" table:formula="of:=SUM(ROUND([.L49];2);IF([.M49]&gt;0;1/([.M49]*1000);0.01))" office:value-type="float" office:value="0.01">
            <text:p>0.0100</text:p>
          </table:table-cell>
          <table:table-cell table:formula="of:=SUMIF([.$J$74:.$J$973];[.$K49];[.$M$74:.$M$973])" office:value-type="float" office:value="0">
            <text:p>0</text:p>
          </table:table-cell>
          <table:table-cell table:style-name="ce10" table:formula="of:=COUNTIF([.$J$74:.$J$973];[.$K4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50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50]&gt;0;[.P50]/[.Q50];&quot;&quot;)">
            <text:p/>
          </table:table-cell>
          <table:table-cell table:style-name="ce10" table:formula="of:=SUMIF([.$J$74:.$J$973];[.$K50];[.$N$74:.$N$973])" office:value-type="float" office:value="0">
            <text:p>0</text:p>
          </table:table-cell>
          <table:table-cell table:style-name="ce10" table:formula="of:=SUMIF([.$J$74:.$J$973];[.$K50];[.$O$74:.$O$973])" office:value-type="float" office:value="0">
            <text:p>0</text:p>
          </table:table-cell>
          <table:table-cell table:style-name="ce19" table:formula="of:=SUM(ROUND([.L50];2);IF([.M50]&gt;0;1/([.M50]*1000);0.01))" office:value-type="float" office:value="0.01">
            <text:p>0.0100</text:p>
          </table:table-cell>
          <table:table-cell table:formula="of:=SUMIF([.$J$74:.$J$973];[.$K50];[.$M$74:.$M$973])" office:value-type="float" office:value="0">
            <text:p>0</text:p>
          </table:table-cell>
          <table:table-cell table:style-name="ce10" table:formula="of:=COUNTIF([.$J$74:.$J$973];[.$K5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51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51]&gt;0;[.P51]/[.Q51];&quot;&quot;)">
            <text:p/>
          </table:table-cell>
          <table:table-cell table:style-name="ce10" table:formula="of:=SUMIF([.$J$74:.$J$973];[.$K51];[.$N$74:.$N$973])" office:value-type="float" office:value="0">
            <text:p>0</text:p>
          </table:table-cell>
          <table:table-cell table:style-name="ce10" table:formula="of:=SUMIF([.$J$74:.$J$973];[.$K51];[.$O$74:.$O$973])" office:value-type="float" office:value="0">
            <text:p>0</text:p>
          </table:table-cell>
          <table:table-cell table:style-name="ce19" table:formula="of:=SUM(ROUND([.L51];2);IF([.M51]&gt;0;1/([.M51]*1000);0.01))" office:value-type="float" office:value="0.01">
            <text:p>0.0100</text:p>
          </table:table-cell>
          <table:table-cell table:formula="of:=SUMIF([.$J$74:.$J$973];[.$K51];[.$M$74:.$M$973])" office:value-type="float" office:value="0">
            <text:p>0</text:p>
          </table:table-cell>
          <table:table-cell table:style-name="ce10" table:formula="of:=COUNTIF([.$J$74:.$J$973];[.$K5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A7</text:p>
          </table:table-cell>
          <table:table-cell/>
          <table:table-cell table:style-name="ce10" table:formula="of:=RANK([.O52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52]&gt;0;[.P52]/[.Q52];&quot;&quot;)">
            <text:p/>
          </table:table-cell>
          <table:table-cell table:style-name="ce10" table:formula="of:=SUMIF([.$J$74:.$J$973];[.$K52];[.$N$74:.$N$973])" office:value-type="float" office:value="0">
            <text:p>0</text:p>
          </table:table-cell>
          <table:table-cell table:style-name="ce10" table:formula="of:=SUMIF([.$J$74:.$J$973];[.$K52];[.$O$74:.$O$973])" office:value-type="float" office:value="0">
            <text:p>0</text:p>
          </table:table-cell>
          <table:table-cell table:style-name="ce19" table:formula="of:=SUM(ROUND([.L52];2);IF([.M52]&gt;0;1/([.M52]*1000);0.01))" office:value-type="float" office:value="0.01">
            <text:p>0.0100</text:p>
          </table:table-cell>
          <table:table-cell table:formula="of:=SUMIF([.$J$74:.$J$973];[.$K52];[.$M$74:.$M$973])" office:value-type="float" office:value="0">
            <text:p>0</text:p>
          </table:table-cell>
          <table:table-cell table:style-name="ce10" table:formula="of:=COUNTIF([.$J$74:.$J$973];[.$K5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53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53]&gt;0;[.P53]/[.Q53];&quot;&quot;)">
            <text:p/>
          </table:table-cell>
          <table:table-cell table:style-name="ce10" table:formula="of:=SUMIF([.$J$74:.$J$973];[.$K53];[.$N$74:.$N$973])" office:value-type="float" office:value="0">
            <text:p>0</text:p>
          </table:table-cell>
          <table:table-cell table:style-name="ce10" table:formula="of:=SUMIF([.$J$74:.$J$973];[.$K53];[.$O$74:.$O$973])" office:value-type="float" office:value="0">
            <text:p>0</text:p>
          </table:table-cell>
          <table:table-cell table:style-name="ce19" table:formula="of:=SUM(ROUND([.L53];2);IF([.M53]&gt;0;1/([.M53]*1000);0.01))" office:value-type="float" office:value="0.01">
            <text:p>0.0100</text:p>
          </table:table-cell>
          <table:table-cell table:formula="of:=SUMIF([.$J$74:.$J$973];[.$K53];[.$M$74:.$M$973])" office:value-type="float" office:value="0">
            <text:p>0</text:p>
          </table:table-cell>
          <table:table-cell table:style-name="ce10" table:formula="of:=COUNTIF([.$J$74:.$J$973];[.$K5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54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54]&gt;0;[.P54]/[.Q54];&quot;&quot;)">
            <text:p/>
          </table:table-cell>
          <table:table-cell table:style-name="ce10" table:formula="of:=SUMIF([.$J$74:.$J$973];[.$K54];[.$N$74:.$N$973])" office:value-type="float" office:value="0">
            <text:p>0</text:p>
          </table:table-cell>
          <table:table-cell table:style-name="ce10" table:formula="of:=SUMIF([.$J$74:.$J$973];[.$K54];[.$O$74:.$O$973])" office:value-type="float" office:value="0">
            <text:p>0</text:p>
          </table:table-cell>
          <table:table-cell table:style-name="ce19" table:formula="of:=SUM(ROUND([.L54];2);IF([.M54]&gt;0;1/([.M54]*1000);0.01))" office:value-type="float" office:value="0.01">
            <text:p>0.0100</text:p>
          </table:table-cell>
          <table:table-cell table:formula="of:=SUMIF([.$J$74:.$J$973];[.$K54];[.$M$74:.$M$973])" office:value-type="float" office:value="0">
            <text:p>0</text:p>
          </table:table-cell>
          <table:table-cell table:style-name="ce10" table:formula="of:=COUNTIF([.$J$74:.$J$973];[.$K5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A8</text:p>
          </table:table-cell>
          <table:table-cell/>
          <table:table-cell table:style-name="ce10" table:formula="of:=RANK([.O55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55]&gt;0;[.P55]/[.Q55];&quot;&quot;)">
            <text:p/>
          </table:table-cell>
          <table:table-cell table:style-name="ce10" table:formula="of:=SUMIF([.$J$74:.$J$973];[.$K55];[.$N$74:.$N$973])" office:value-type="float" office:value="0">
            <text:p>0</text:p>
          </table:table-cell>
          <table:table-cell table:style-name="ce10" table:formula="of:=SUMIF([.$J$74:.$J$973];[.$K55];[.$O$74:.$O$973])" office:value-type="float" office:value="0">
            <text:p>0</text:p>
          </table:table-cell>
          <table:table-cell table:style-name="ce19" table:formula="of:=SUM(ROUND([.L55];2);IF([.M55]&gt;0;1/([.M55]*1000);0.01))" office:value-type="float" office:value="0.01">
            <text:p>0.0100</text:p>
          </table:table-cell>
          <table:table-cell table:formula="of:=SUMIF([.$J$74:.$J$973];[.$K55];[.$M$74:.$M$973])" office:value-type="float" office:value="0">
            <text:p>0</text:p>
          </table:table-cell>
          <table:table-cell table:style-name="ce10" table:formula="of:=COUNTIF([.$J$74:.$J$973];[.$K5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56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56]&gt;0;[.P56]/[.Q56];&quot;&quot;)">
            <text:p/>
          </table:table-cell>
          <table:table-cell table:style-name="ce10" table:formula="of:=SUMIF([.$J$74:.$J$973];[.$K56];[.$N$74:.$N$973])" office:value-type="float" office:value="0">
            <text:p>0</text:p>
          </table:table-cell>
          <table:table-cell table:style-name="ce10" table:formula="of:=SUMIF([.$J$74:.$J$973];[.$K56];[.$O$74:.$O$973])" office:value-type="float" office:value="0">
            <text:p>0</text:p>
          </table:table-cell>
          <table:table-cell table:style-name="ce19" table:formula="of:=SUM(ROUND([.L56];2);IF([.M56]&gt;0;1/([.M56]*1000);0.01))" office:value-type="float" office:value="0.01">
            <text:p>0.0100</text:p>
          </table:table-cell>
          <table:table-cell table:formula="of:=SUMIF([.$J$74:.$J$973];[.$K56];[.$M$74:.$M$973])" office:value-type="float" office:value="0">
            <text:p>0</text:p>
          </table:table-cell>
          <table:table-cell table:style-name="ce10" table:formula="of:=COUNTIF([.$J$74:.$J$973];[.$K5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57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57]&gt;0;[.P57]/[.Q57];&quot;&quot;)">
            <text:p/>
          </table:table-cell>
          <table:table-cell table:style-name="ce10" table:formula="of:=SUMIF([.$J$74:.$J$973];[.$K57];[.$N$74:.$N$973])" office:value-type="float" office:value="0">
            <text:p>0</text:p>
          </table:table-cell>
          <table:table-cell table:style-name="ce10" table:formula="of:=SUMIF([.$J$74:.$J$973];[.$K57];[.$O$74:.$O$973])" office:value-type="float" office:value="0">
            <text:p>0</text:p>
          </table:table-cell>
          <table:table-cell table:style-name="ce19" table:formula="of:=SUM(ROUND([.L57];2);IF([.M57]&gt;0;1/([.M57]*1000);0.01))" office:value-type="float" office:value="0.01">
            <text:p>0.0100</text:p>
          </table:table-cell>
          <table:table-cell table:formula="of:=SUMIF([.$J$74:.$J$973];[.$K57];[.$M$74:.$M$973])" office:value-type="float" office:value="0">
            <text:p>0</text:p>
          </table:table-cell>
          <table:table-cell table:style-name="ce10" table:formula="of:=COUNTIF([.$J$74:.$J$973];[.$K5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A9</text:p>
          </table:table-cell>
          <table:table-cell/>
          <table:table-cell table:style-name="ce10" table:formula="of:=RANK([.O58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58]&gt;0;[.P58]/[.Q58];&quot;&quot;)">
            <text:p/>
          </table:table-cell>
          <table:table-cell table:style-name="ce10" table:formula="of:=SUMIF([.$J$74:.$J$973];[.$K58];[.$N$74:.$N$973])" office:value-type="float" office:value="0">
            <text:p>0</text:p>
          </table:table-cell>
          <table:table-cell table:style-name="ce10" table:formula="of:=SUMIF([.$J$74:.$J$973];[.$K58];[.$O$74:.$O$973])" office:value-type="float" office:value="0">
            <text:p>0</text:p>
          </table:table-cell>
          <table:table-cell table:style-name="ce19" table:formula="of:=SUM(ROUND([.L58];2);IF([.M58]&gt;0;1/([.M58]*1000);0.01))" office:value-type="float" office:value="0.01">
            <text:p>0.0100</text:p>
          </table:table-cell>
          <table:table-cell table:formula="of:=SUMIF([.$J$74:.$J$973];[.$K58];[.$M$74:.$M$973])" office:value-type="float" office:value="0">
            <text:p>0</text:p>
          </table:table-cell>
          <table:table-cell table:style-name="ce10" table:formula="of:=COUNTIF([.$J$74:.$J$973];[.$K5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59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59]&gt;0;[.P59]/[.Q59];&quot;&quot;)">
            <text:p/>
          </table:table-cell>
          <table:table-cell table:style-name="ce10" table:formula="of:=SUMIF([.$J$74:.$J$973];[.$K59];[.$N$74:.$N$973])" office:value-type="float" office:value="0">
            <text:p>0</text:p>
          </table:table-cell>
          <table:table-cell table:style-name="ce10" table:formula="of:=SUMIF([.$J$74:.$J$973];[.$K59];[.$O$74:.$O$973])" office:value-type="float" office:value="0">
            <text:p>0</text:p>
          </table:table-cell>
          <table:table-cell table:style-name="ce19" table:formula="of:=SUM(ROUND([.L59];2);IF([.M59]&gt;0;1/([.M59]*1000);0.01))" office:value-type="float" office:value="0.01">
            <text:p>0.0100</text:p>
          </table:table-cell>
          <table:table-cell table:formula="of:=SUMIF([.$J$74:.$J$973];[.$K59];[.$M$74:.$M$973])" office:value-type="float" office:value="0">
            <text:p>0</text:p>
          </table:table-cell>
          <table:table-cell table:style-name="ce10" table:formula="of:=COUNTIF([.$J$74:.$J$973];[.$K5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60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60]&gt;0;[.P60]/[.Q60];&quot;&quot;)">
            <text:p/>
          </table:table-cell>
          <table:table-cell table:style-name="ce10" table:formula="of:=SUMIF([.$J$74:.$J$973];[.$K60];[.$N$74:.$N$973])" office:value-type="float" office:value="0">
            <text:p>0</text:p>
          </table:table-cell>
          <table:table-cell table:style-name="ce10" table:formula="of:=SUMIF([.$J$74:.$J$973];[.$K60];[.$O$74:.$O$973])" office:value-type="float" office:value="0">
            <text:p>0</text:p>
          </table:table-cell>
          <table:table-cell table:style-name="ce19" table:formula="of:=SUM(ROUND([.L60];2);IF([.M60]&gt;0;1/([.M60]*1000);0.01))" office:value-type="float" office:value="0.01">
            <text:p>0.0100</text:p>
          </table:table-cell>
          <table:table-cell table:formula="of:=SUMIF([.$J$74:.$J$973];[.$K60];[.$M$74:.$M$973])" office:value-type="float" office:value="0">
            <text:p>0</text:p>
          </table:table-cell>
          <table:table-cell table:style-name="ce10" table:formula="of:=COUNTIF([.$J$74:.$J$973];[.$K6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A10</text:p>
          </table:table-cell>
          <table:table-cell/>
          <table:table-cell table:style-name="ce10" table:formula="of:=RANK([.O61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61]&gt;0;[.P61]/[.Q61];&quot;&quot;)">
            <text:p/>
          </table:table-cell>
          <table:table-cell table:style-name="ce10" table:formula="of:=SUMIF([.$J$74:.$J$973];[.$K61];[.$N$74:.$N$973])" office:value-type="float" office:value="0">
            <text:p>0</text:p>
          </table:table-cell>
          <table:table-cell table:style-name="ce10" table:formula="of:=SUMIF([.$J$74:.$J$973];[.$K61];[.$O$74:.$O$973])" office:value-type="float" office:value="0">
            <text:p>0</text:p>
          </table:table-cell>
          <table:table-cell table:style-name="ce19" table:formula="of:=SUM(ROUND([.L61];2);IF([.M61]&gt;0;1/([.M61]*1000);0.01))" office:value-type="float" office:value="0.01">
            <text:p>0.0100</text:p>
          </table:table-cell>
          <table:table-cell table:formula="of:=SUMIF([.$J$74:.$J$973];[.$K61];[.$M$74:.$M$973])" office:value-type="float" office:value="0">
            <text:p>0</text:p>
          </table:table-cell>
          <table:table-cell table:style-name="ce10" table:formula="of:=COUNTIF([.$J$74:.$J$973];[.$K6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62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62]&gt;0;[.P62]/[.Q62];&quot;&quot;)">
            <text:p/>
          </table:table-cell>
          <table:table-cell table:style-name="ce10" table:formula="of:=SUMIF([.$J$74:.$J$973];[.$K62];[.$N$74:.$N$973])" office:value-type="float" office:value="0">
            <text:p>0</text:p>
          </table:table-cell>
          <table:table-cell table:style-name="ce10" table:formula="of:=SUMIF([.$J$74:.$J$973];[.$K62];[.$O$74:.$O$973])" office:value-type="float" office:value="0">
            <text:p>0</text:p>
          </table:table-cell>
          <table:table-cell table:style-name="ce19" table:formula="of:=SUM(ROUND([.L62];2);IF([.M62]&gt;0;1/([.M62]*1000);0.01))" office:value-type="float" office:value="0.01">
            <text:p>0.0100</text:p>
          </table:table-cell>
          <table:table-cell table:formula="of:=SUMIF([.$J$74:.$J$973];[.$K62];[.$M$74:.$M$973])" office:value-type="float" office:value="0">
            <text:p>0</text:p>
          </table:table-cell>
          <table:table-cell table:style-name="ce10" table:formula="of:=COUNTIF([.$J$74:.$J$973];[.$K6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63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63]&gt;0;[.P63]/[.Q63];&quot;&quot;)">
            <text:p/>
          </table:table-cell>
          <table:table-cell table:style-name="ce10" table:formula="of:=SUMIF([.$J$74:.$J$973];[.$K63];[.$N$74:.$N$973])" office:value-type="float" office:value="0">
            <text:p>0</text:p>
          </table:table-cell>
          <table:table-cell table:style-name="ce10" table:formula="of:=SUMIF([.$J$74:.$J$973];[.$K63];[.$O$74:.$O$973])" office:value-type="float" office:value="0">
            <text:p>0</text:p>
          </table:table-cell>
          <table:table-cell table:style-name="ce19" table:formula="of:=SUM(ROUND([.L63];2);IF([.M63]&gt;0;1/([.M63]*1000);0.01))" office:value-type="float" office:value="0.01">
            <text:p>0.0100</text:p>
          </table:table-cell>
          <table:table-cell table:formula="of:=SUMIF([.$J$74:.$J$973];[.$K63];[.$M$74:.$M$973])" office:value-type="float" office:value="0">
            <text:p>0</text:p>
          </table:table-cell>
          <table:table-cell table:style-name="ce10" table:formula="of:=COUNTIF([.$J$74:.$J$973];[.$K6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A11</text:p>
          </table:table-cell>
          <table:table-cell/>
          <table:table-cell table:style-name="ce10" table:formula="of:=RANK([.O64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64]&gt;0;[.P64]/[.Q64];&quot;&quot;)">
            <text:p/>
          </table:table-cell>
          <table:table-cell table:style-name="ce10" table:formula="of:=SUMIF([.$J$74:.$J$973];[.$K64];[.$N$74:.$N$973])" office:value-type="float" office:value="0">
            <text:p>0</text:p>
          </table:table-cell>
          <table:table-cell table:style-name="ce10" table:formula="of:=SUMIF([.$J$74:.$J$973];[.$K64];[.$O$74:.$O$973])" office:value-type="float" office:value="0">
            <text:p>0</text:p>
          </table:table-cell>
          <table:table-cell table:style-name="ce19" table:formula="of:=SUM(ROUND([.L64];2);IF([.M64]&gt;0;1/([.M64]*1000);0.01))" office:value-type="float" office:value="0.01">
            <text:p>0.0100</text:p>
          </table:table-cell>
          <table:table-cell table:formula="of:=SUMIF([.$J$74:.$J$973];[.$K64];[.$M$74:.$M$973])" office:value-type="float" office:value="0">
            <text:p>0</text:p>
          </table:table-cell>
          <table:table-cell table:style-name="ce10" table:formula="of:=COUNTIF([.$J$74:.$J$973];[.$K6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65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65]&gt;0;[.P65]/[.Q65];&quot;&quot;)">
            <text:p/>
          </table:table-cell>
          <table:table-cell table:style-name="ce10" table:formula="of:=SUMIF([.$J$74:.$J$973];[.$K65];[.$N$74:.$N$973])" office:value-type="float" office:value="0">
            <text:p>0</text:p>
          </table:table-cell>
          <table:table-cell table:style-name="ce10" table:formula="of:=SUMIF([.$J$74:.$J$973];[.$K65];[.$O$74:.$O$973])" office:value-type="float" office:value="0">
            <text:p>0</text:p>
          </table:table-cell>
          <table:table-cell table:style-name="ce19" table:formula="of:=SUM(ROUND([.L65];2);IF([.M65]&gt;0;1/([.M65]*1000);0.01))" office:value-type="float" office:value="0.01">
            <text:p>0.0100</text:p>
          </table:table-cell>
          <table:table-cell table:formula="of:=SUMIF([.$J$74:.$J$973];[.$K65];[.$M$74:.$M$973])" office:value-type="float" office:value="0">
            <text:p>0</text:p>
          </table:table-cell>
          <table:table-cell table:style-name="ce10" table:formula="of:=COUNTIF([.$J$74:.$J$973];[.$K6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66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66]&gt;0;[.P66]/[.Q66];&quot;&quot;)">
            <text:p/>
          </table:table-cell>
          <table:table-cell table:style-name="ce10" table:formula="of:=SUMIF([.$J$74:.$J$973];[.$K66];[.$N$74:.$N$973])" office:value-type="float" office:value="0">
            <text:p>0</text:p>
          </table:table-cell>
          <table:table-cell table:style-name="ce10" table:formula="of:=SUMIF([.$J$74:.$J$973];[.$K66];[.$O$74:.$O$973])" office:value-type="float" office:value="0">
            <text:p>0</text:p>
          </table:table-cell>
          <table:table-cell table:style-name="ce19" table:formula="of:=SUM(ROUND([.L66];2);IF([.M66]&gt;0;1/([.M66]*1000);0.01))" office:value-type="float" office:value="0.01">
            <text:p>0.0100</text:p>
          </table:table-cell>
          <table:table-cell table:formula="of:=SUMIF([.$J$74:.$J$973];[.$K66];[.$M$74:.$M$973])" office:value-type="float" office:value="0">
            <text:p>0</text:p>
          </table:table-cell>
          <table:table-cell table:style-name="ce10" table:formula="of:=COUNTIF([.$J$74:.$J$973];[.$K6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A12</text:p>
          </table:table-cell>
          <table:table-cell/>
          <table:table-cell table:style-name="ce10" table:formula="of:=RANK([.O67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67]&gt;0;[.P67]/[.Q67];&quot;&quot;)">
            <text:p/>
          </table:table-cell>
          <table:table-cell table:style-name="ce10" table:formula="of:=SUMIF([.$J$74:.$J$973];[.$K67];[.$N$74:.$N$973])" office:value-type="float" office:value="0">
            <text:p>0</text:p>
          </table:table-cell>
          <table:table-cell table:style-name="ce10" table:formula="of:=SUMIF([.$J$74:.$J$973];[.$K67];[.$O$74:.$O$973])" office:value-type="float" office:value="0">
            <text:p>0</text:p>
          </table:table-cell>
          <table:table-cell table:style-name="ce19" table:formula="of:=SUM(ROUND([.L67];2);IF([.M67]&gt;0;1/([.M67]*1000);0.01))" office:value-type="float" office:value="0.01">
            <text:p>0.0100</text:p>
          </table:table-cell>
          <table:table-cell table:formula="of:=SUMIF([.$J$74:.$J$973];[.$K67];[.$M$74:.$M$973])" office:value-type="float" office:value="0">
            <text:p>0</text:p>
          </table:table-cell>
          <table:table-cell table:style-name="ce10" table:formula="of:=COUNTIF([.$J$74:.$J$973];[.$K6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68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68]&gt;0;[.P68]/[.Q68];&quot;&quot;)">
            <text:p/>
          </table:table-cell>
          <table:table-cell table:style-name="ce10" table:formula="of:=SUMIF([.$J$74:.$J$973];[.$K68];[.$N$74:.$N$973])" office:value-type="float" office:value="0">
            <text:p>0</text:p>
          </table:table-cell>
          <table:table-cell table:style-name="ce10" table:formula="of:=SUMIF([.$J$74:.$J$973];[.$K68];[.$O$74:.$O$973])" office:value-type="float" office:value="0">
            <text:p>0</text:p>
          </table:table-cell>
          <table:table-cell table:style-name="ce19" table:formula="of:=SUM(ROUND([.L68];2);IF([.M68]&gt;0;1/([.M68]*1000);0.01))" office:value-type="float" office:value="0.01">
            <text:p>0.0100</text:p>
          </table:table-cell>
          <table:table-cell table:formula="of:=SUMIF([.$J$74:.$J$973];[.$K68];[.$M$74:.$M$973])" office:value-type="float" office:value="0">
            <text:p>0</text:p>
          </table:table-cell>
          <table:table-cell table:style-name="ce10" table:formula="of:=COUNTIF([.$J$74:.$J$973];[.$K6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69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69]&gt;0;[.P69]/[.Q69];&quot;&quot;)">
            <text:p/>
          </table:table-cell>
          <table:table-cell table:style-name="ce10" table:formula="of:=SUMIF([.$J$74:.$J$973];[.$K69];[.$N$74:.$N$973])" office:value-type="float" office:value="0">
            <text:p>0</text:p>
          </table:table-cell>
          <table:table-cell table:style-name="ce10" table:formula="of:=SUMIF([.$J$74:.$J$973];[.$K69];[.$O$74:.$O$973])" office:value-type="float" office:value="0">
            <text:p>0</text:p>
          </table:table-cell>
          <table:table-cell table:style-name="ce19" table:formula="of:=SUM(ROUND([.L69];2);IF([.M69]&gt;0;1/([.M69]*1000);0.01))" office:value-type="float" office:value="0.01">
            <text:p>0.0100</text:p>
          </table:table-cell>
          <table:table-cell table:formula="of:=SUMIF([.$J$74:.$J$973];[.$K69];[.$M$74:.$M$973])" office:value-type="float" office:value="0">
            <text:p>0</text:p>
          </table:table-cell>
          <table:table-cell table:style-name="ce10" table:formula="of:=COUNTIF([.$J$74:.$J$973];[.$K6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A13</text:p>
          </table:table-cell>
          <table:table-cell/>
          <table:table-cell table:style-name="ce10" table:formula="of:=RANK([.O70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70]&gt;0;[.P70]/[.Q70];&quot;&quot;)">
            <text:p/>
          </table:table-cell>
          <table:table-cell table:style-name="ce10" table:formula="of:=SUMIF([.$J$74:.$J$973];[.$K70];[.$N$74:.$N$973])" office:value-type="float" office:value="0">
            <text:p>0</text:p>
          </table:table-cell>
          <table:table-cell table:style-name="ce10" table:formula="of:=SUMIF([.$J$74:.$J$973];[.$K70];[.$O$74:.$O$973])" office:value-type="float" office:value="0">
            <text:p>0</text:p>
          </table:table-cell>
          <table:table-cell table:style-name="ce19" table:formula="of:=SUM(ROUND([.L70];2);IF([.M70]&gt;0;1/([.M70]*1000);0.01))" office:value-type="float" office:value="0.01">
            <text:p>0.0100</text:p>
          </table:table-cell>
          <table:table-cell table:formula="of:=SUMIF([.$J$74:.$J$973];[.$K70];[.$M$74:.$M$973])" office:value-type="float" office:value="0">
            <text:p>0</text:p>
          </table:table-cell>
          <table:table-cell table:style-name="ce10" table:formula="of:=COUNTIF([.$J$74:.$J$973];[.$K7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71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71]&gt;0;[.P71]/[.Q71];&quot;&quot;)">
            <text:p/>
          </table:table-cell>
          <table:table-cell table:style-name="ce10" table:formula="of:=SUMIF([.$J$74:.$J$973];[.$K71];[.$N$74:.$N$973])" office:value-type="float" office:value="0">
            <text:p>0</text:p>
          </table:table-cell>
          <table:table-cell table:style-name="ce10" table:formula="of:=SUMIF([.$J$74:.$J$973];[.$K71];[.$O$74:.$O$973])" office:value-type="float" office:value="0">
            <text:p>0</text:p>
          </table:table-cell>
          <table:table-cell table:style-name="ce19" table:formula="of:=SUM(ROUND([.L71];2);IF([.M71]&gt;0;1/([.M71]*1000);0.01))" office:value-type="float" office:value="0.01">
            <text:p>0.0100</text:p>
          </table:table-cell>
          <table:table-cell table:formula="of:=SUMIF([.$J$74:.$J$973];[.$K71];[.$M$74:.$M$973])" office:value-type="float" office:value="0">
            <text:p>0</text:p>
          </table:table-cell>
          <table:table-cell table:style-name="ce10" table:formula="of:=COUNTIF([.$J$74:.$J$973];[.$K7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72];[.$O$2:.$O$72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72]&gt;0;[.P72]/[.Q72];&quot;&quot;)">
            <text:p/>
          </table:table-cell>
          <table:table-cell table:style-name="ce10" table:formula="of:=SUMIF([.$J$74:.$J$973];[.$K72];[.$N$74:.$N$973])" office:value-type="float" office:value="0">
            <text:p>0</text:p>
          </table:table-cell>
          <table:table-cell table:style-name="ce10" table:formula="of:=SUMIF([.$J$74:.$J$973];[.$K72];[.$O$74:.$O$973])" office:value-type="float" office:value="0">
            <text:p>0</text:p>
          </table:table-cell>
          <table:table-cell table:style-name="ce19" table:formula="of:=SUM(ROUND([.L72];2);IF([.M72]&gt;0;1/([.M72]*1000);0.01))" office:value-type="float" office:value="0.01">
            <text:p>0.0100</text:p>
          </table:table-cell>
          <table:table-cell table:formula="of:=SUMIF([.$J$74:.$J$973];[.$K72];[.$M$74:.$M$973])" office:value-type="float" office:value="0">
            <text:p>0</text:p>
          </table:table-cell>
          <table:table-cell table:style-name="ce10" table:formula="of:=COUNTIF([.$J$74:.$J$973];[.$K7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A14</text:p>
          </table:table-cell>
          <table:table-cell table:number-columns-repeated="2"/>
          <table:table-cell table:style-name="ce4" office:value-type="string">
            <text:p>Quizzer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Quiz</text:p>
          </table:table-cell>
          <table:table-cell table:style-name="ce18" office:value-type="string">
            <text:p>Points</text:p>
          </table:table-cell>
          <table:table-cell table:style-name="ce18" office:value-type="string">
            <text:p>Errors</text:p>
          </table:table-cell>
          <table:table-cell table:style-name="ce18" office:value-type="string">
            <text:p>Jumps</text:p>
          </table:table-cell>
          <table:table-cell table:style-name="ce15" office:value-type="string">
            <text:p>Quiz No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 office:value-type="string">
            <text:p>A1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AX</text:p>
          </table:table-cell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AY</text:p>
          </table:table-cell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AZ</text:p>
          </table:table-cell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AA</text:p>
          </table:table-cell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AB</text:p>
          </table:table-cell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 office:value-type="string">
            <text:p>A2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AC</text:p>
          </table:table-cell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AD</text:p>
          </table:table-cell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AE</text:p>
          </table:table-cell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AF</text:p>
          </table:table-cell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AG</text:p>
          </table:table-cell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 office:value-type="string">
            <text:p>A3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AH</text:p>
          </table:table-cell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AI</text:p>
          </table:table-cell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KA</text:p>
          </table:table-cell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KB</text:p>
          </table:table-cell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KC</text:p>
          </table:table-cell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 office:value-type="string">
            <text:p>A4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KD</text:p>
          </table:table-cell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KE</text:p>
          </table:table-cell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KF</text:p>
          </table:table-cell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KG</text:p>
          </table:table-cell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KH</text:p>
          </table:table-cell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 office:value-type="string">
            <text:p>A5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 office:value-type="string">
            <text:p>A6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 office:value-type="string">
            <text:p>A7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table:number-columns-repeated="6"/>
          <table:table-cell table:style-name="ce12" office:value-type="string">
            <text:p>A8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16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16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 office:value-type="string">
            <text:p>A9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 office:value-type="string">
            <text:p>A10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 office:value-type="string">
            <text:p>A11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 office:value-type="string">
            <text:p>A12</text:p>
          </table:table-cell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table:number-columns-repeated="6"/>
          <table:table-cell table:style-name="ce11" office:value-type="string">
            <text:p>A13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table:number-columns-repeated="6"/>
          <table:table-cell table:style-name="ce12" office:value-type="string">
            <text:p>A14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table:number-columns-repeated="6"/>
          <table:table-cell table:style-name="ce11" office:value-type="string">
            <text:p>AX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table:number-columns-repeated="6"/>
          <table:table-cell table:style-name="ce12" office:value-type="string">
            <text:p>AY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table:number-columns-repeated="6"/>
          <table:table-cell table:style-name="ce11" office:value-type="string">
            <text:p>AZ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table:number-columns-repeated="6"/>
          <table:table-cell table:style-name="ce12" office:value-type="string">
            <text:p>AA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table:number-columns-repeated="6"/>
          <table:table-cell table:style-name="ce11" office:value-type="string">
            <text:p>AB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table:number-columns-repeated="6"/>
          <table:table-cell table:style-name="ce12" office:value-type="string">
            <text:p>AC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table:number-columns-repeated="6"/>
          <table:table-cell table:style-name="ce11" office:value-type="string">
            <text:p>AD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table:number-columns-repeated="6"/>
          <table:table-cell table:style-name="ce12" office:value-type="string">
            <text:p>AE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table:number-columns-repeated="6"/>
          <table:table-cell table:style-name="ce11" office:value-type="string">
            <text:p>AF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table:number-columns-repeated="6"/>
          <table:table-cell table:style-name="ce12" office:value-type="string">
            <text:p>AG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table:number-columns-repeated="6"/>
          <table:table-cell table:style-name="ce11" office:value-type="string">
            <text:p>AH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table:number-columns-repeated="6"/>
          <table:table-cell table:style-name="ce12" office:value-type="string">
            <text:p>AI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table:number-columns-repeated="6"/>
          <table:table-cell table:style-name="ce11" office:value-type="string">
            <text:p>KA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table:number-columns-repeated="6"/>
          <table:table-cell table:style-name="ce12" office:value-type="string">
            <text:p>KB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table:number-columns-repeated="6"/>
          <table:table-cell table:style-name="ce11" office:value-type="string">
            <text:p>KC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table:number-columns-repeated="6"/>
          <table:table-cell table:style-name="ce12" office:value-type="string">
            <text:p>KD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table:number-columns-repeated="6"/>
          <table:table-cell table:style-name="ce11" office:value-type="string">
            <text:p>KE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table:number-columns-repeated="6"/>
          <table:table-cell table:style-name="ce12" office:value-type="string">
            <text:p>KF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 table:number-columns-repeated="9"/>
          <table:table-cell table:style-name="ce6" table:number-columns-repeated="6"/>
          <table:table-cell table:style-name="ce11" office:value-type="string">
            <text:p>KG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 table:number-columns-repeated="9"/>
          <table:table-cell table:style-name="ce7" table:number-columns-repeated="6"/>
          <table:table-cell table:style-name="ce12" office:value-type="string">
            <text:p>KH</text:p>
          </table:table-cell>
          <table:table-cell table:number-columns-repeated="1008"/>
        </table:table-row>
        <table:table-row table:style-name="ro1" table:number-rows-repeated="14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04760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 Div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number-columns-repeated="2" table:default-cell-style-name="ce10"/>
        <table:table-column table:style-name="co5" table:number-columns-repeated="2" table:default-cell-style-name="ce10"/>
        <table:table-column table:style-name="co5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0"/>
        <table:table-column table:style-name="co14" table:default-cell-style-name="ce3"/>
        <table:table-column table:style-name="co5" table:number-columns-repeated="1007" table:default-cell-style-name="ce3"/>
        <table:table-row table:style-name="ro1">
          <table:table-cell table:style-name="ce1" office:value-type="string">
            <text:p>Place</text:p>
          </table:table-cell>
          <table:table-cell table:style-name="ce4" office:value-type="string">
            <text:p>Team</text:p>
          </table:table-cell>
          <table:table-cell table:style-name="ce8" office:value-type="string">
            <text:p>Points</text:p>
          </table:table-cell>
          <table:table-cell table:style-name="ce8" office:value-type="string">
            <text:p>Score</text:p>
          </table:table-cell>
          <table:table-cell table:style-name="ce8" office:value-type="string">
            <text:p>Calc</text:p>
          </table:table-cell>
          <table:table-cell/>
          <table:table-cell table:style-name="ce14" office:value-type="string">
            <text:p>No of Quizzers:</text:p>
          </table:table-cell>
          <table:table-cell table:style-name="ce10" table:formula="of:=COUNTA([.K2:.K46])" office:value-type="float" office:value="0">
            <text:p>0</text:p>
          </table:table-cell>
          <table:table-cell table:style-name="ce8" office:value-type="string">
            <text:p>Place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Quizzer</text:p>
          </table:table-cell>
          <table:table-cell table:style-name="ce4" office:value-type="string">
            <text:p>Average</text:p>
          </table:table-cell>
          <table:table-cell table:style-name="ce18" office:value-type="string">
            <text:p>Errors</text:p>
          </table:table-cell>
          <table:table-cell table:style-name="ce18" office:value-type="string">
            <text:p>Jumps</text:p>
          </table:table-cell>
          <table:table-cell table:style-name="ce18" office:value-type="string">
            <text:p>Calc</text:p>
          </table:table-cell>
          <table:table-cell table:style-name="ce8" office:value-type="string">
            <text:p>Total Points</text:p>
          </table:table-cell>
          <table:table-cell table:style-name="ce18" office:value-type="string">
            <text:p>Total Quizzes</text:p>
          </table:table-cell>
          <table:table-cell table:number-columns-repeated="1007"/>
        </table:table-row>
        <table:table-row table:style-name="ro2">
          <table:table-cell table:style-name="ce2" table:formula="of:=RANK([.E2];[.$E$2:.$E$21])" office:value-type="float" office:value="1">
            <text:p>1</text:p>
          </table:table-cell>
          <table:table-cell table:style-name="ce5" office:value-type="string">
            <text:p>Langenburg 5</text:p>
          </table:table-cell>
          <table:table-cell table:style-name="ce9" table:formula="of:=SUMIF([.$A$34:.$A$249];[.$B2];[.$E$34:.$E$249])" office:value-type="float" office:value="0">
            <text:p>0</text:p>
          </table:table-cell>
          <table:table-cell table:style-name="ce9" table:formula="of:=SUMIF([.$A$34:.$A$249];[.$B2];[.$D$34:.$D$249])" office:value-type="float" office:value="0">
            <text:p>0</text:p>
          </table:table-cell>
          <table:table-cell table:style-name="ce13" table:formula="of:=[.C2]+[.D2]/10000" office:value-type="float" office:value="0">
            <text:p>0</text:p>
          </table:table-cell>
          <table:table-cell table:number-columns-repeated="3"/>
          <table:table-cell table:style-name="ce10" table:formula="of:=RANK([.O2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]&gt;0;[.P2]/[.Q2];&quot;&quot;)">
            <text:p/>
          </table:table-cell>
          <table:table-cell table:style-name="ce10" table:formula="of:=SUMIF([.$J$49:.$J$948];[.$K2];[.$N$49:.$N$948])" office:value-type="float" office:value="0">
            <text:p>0</text:p>
          </table:table-cell>
          <table:table-cell table:style-name="ce10" table:formula="of:=SUMIF([.$J$49:.$J$948];[.$K2];[.$O$49:.$O$948])" office:value-type="float" office:value="0">
            <text:p>0</text:p>
          </table:table-cell>
          <table:table-cell table:style-name="ce19" table:formula="of:=SUM(ROUND([.L2];2);IF([.M2]&gt;0;1/([.M2]*1000);0.01))" office:value-type="float" office:value="0.01">
            <text:p>0.0100</text:p>
          </table:table-cell>
          <table:table-cell table:formula="of:=SUMIF([.$J$49:.$J$948];[.$K2];[.$M$49:.$M$948])" office:value-type="float" office:value="0">
            <text:p>0</text:p>
          </table:table-cell>
          <table:table-cell table:style-name="ce10" table:formula="of:=COUNTIF([.$J$49:.$J$948];[.$K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3];[.$E$2:.$E$21])" office:value-type="float" office:value="1">
            <text:p>1</text:p>
          </table:table-cell>
          <table:table-cell table:style-name="ce5" office:value-type="string">
            <text:p>Morris 5</text:p>
          </table:table-cell>
          <table:table-cell table:style-name="ce9" table:formula="of:=SUMIF([.$A$34:.$A$249];[.$B3];[.$E$34:.$E$249])" office:value-type="float" office:value="0">
            <text:p>0</text:p>
          </table:table-cell>
          <table:table-cell table:style-name="ce9" table:formula="of:=SUMIF([.$A$34:.$A$249];[.$B3];[.$D$34:.$D$249])" office:value-type="float" office:value="0">
            <text:p>0</text:p>
          </table:table-cell>
          <table:table-cell table:style-name="ce13" table:formula="of:=[.C3]+[.D3]/10000" office:value-type="float" office:value="0">
            <text:p>0</text:p>
          </table:table-cell>
          <table:table-cell table:number-columns-repeated="3"/>
          <table:table-cell table:style-name="ce10" table:formula="of:=RANK([.O3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]&gt;0;[.P3]/[.Q3];&quot;&quot;)">
            <text:p/>
          </table:table-cell>
          <table:table-cell table:style-name="ce10" table:formula="of:=SUMIF([.$J$49:.$J$948];[.$K3];[.$N$49:.$N$948])" office:value-type="float" office:value="0">
            <text:p>0</text:p>
          </table:table-cell>
          <table:table-cell table:style-name="ce10" table:formula="of:=SUMIF([.$J$49:.$J$948];[.$K3];[.$O$49:.$O$948])" office:value-type="float" office:value="0">
            <text:p>0</text:p>
          </table:table-cell>
          <table:table-cell table:style-name="ce19" table:formula="of:=SUM(ROUND([.L3];2);IF([.M3]&gt;0;1/([.M3]*1000);0.01))" office:value-type="float" office:value="0.01">
            <text:p>0.0100</text:p>
          </table:table-cell>
          <table:table-cell table:formula="of:=SUMIF([.$J$49:.$J$948];[.$K3];[.$M$49:.$M$948])" office:value-type="float" office:value="0">
            <text:p>0</text:p>
          </table:table-cell>
          <table:table-cell table:style-name="ce10" table:formula="of:=COUNTIF([.$J$49:.$J$948];[.$K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4];[.$E$2:.$E$21])" office:value-type="float" office:value="1">
            <text:p>1</text:p>
          </table:table-cell>
          <table:table-cell table:style-name="ce5" office:value-type="string">
            <text:p>Rosewood 2</text:p>
          </table:table-cell>
          <table:table-cell table:style-name="ce9" table:formula="of:=SUMIF([.$A$34:.$A$249];[.$B4];[.$E$34:.$E$249])" office:value-type="float" office:value="0">
            <text:p>0</text:p>
          </table:table-cell>
          <table:table-cell table:style-name="ce9" table:formula="of:=SUMIF([.$A$34:.$A$249];[.$B4];[.$D$34:.$D$249])" office:value-type="float" office:value="0">
            <text:p>0</text:p>
          </table:table-cell>
          <table:table-cell table:style-name="ce13" table:formula="of:=[.C4]+[.D4]/10000" office:value-type="float" office:value="0">
            <text:p>0</text:p>
          </table:table-cell>
          <table:table-cell table:number-columns-repeated="3"/>
          <table:table-cell table:style-name="ce10" table:formula="of:=RANK([.O4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]&gt;0;[.P4]/[.Q4];&quot;&quot;)">
            <text:p/>
          </table:table-cell>
          <table:table-cell table:style-name="ce10" table:formula="of:=SUMIF([.$J$49:.$J$948];[.$K4];[.$N$49:.$N$948])" office:value-type="float" office:value="0">
            <text:p>0</text:p>
          </table:table-cell>
          <table:table-cell table:style-name="ce10" table:formula="of:=SUMIF([.$J$49:.$J$948];[.$K4];[.$O$49:.$O$948])" office:value-type="float" office:value="0">
            <text:p>0</text:p>
          </table:table-cell>
          <table:table-cell table:style-name="ce19" table:formula="of:=SUM(ROUND([.L4];2);IF([.M4]&gt;0;1/([.M4]*1000);0.01))" office:value-type="float" office:value="0.01">
            <text:p>0.0100</text:p>
          </table:table-cell>
          <table:table-cell table:formula="of:=SUMIF([.$J$49:.$J$948];[.$K4];[.$M$49:.$M$948])" office:value-type="float" office:value="0">
            <text:p>0</text:p>
          </table:table-cell>
          <table:table-cell table:style-name="ce10" table:formula="of:=COUNTIF([.$J$49:.$J$948];[.$K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5];[.$E$2:.$E$21])" office:value-type="float" office:value="1">
            <text:p>1</text:p>
          </table:table-cell>
          <table:table-cell table:style-name="ce5" office:value-type="string">
            <text:p>Russell 1</text:p>
          </table:table-cell>
          <table:table-cell table:style-name="ce9" table:formula="of:=SUMIF([.$A$34:.$A$249];[.$B5];[.$E$34:.$E$249])" office:value-type="float" office:value="0">
            <text:p>0</text:p>
          </table:table-cell>
          <table:table-cell table:style-name="ce9" table:formula="of:=SUMIF([.$A$34:.$A$249];[.$B5];[.$D$34:.$D$249])" office:value-type="float" office:value="0">
            <text:p>0</text:p>
          </table:table-cell>
          <table:table-cell table:style-name="ce13" table:formula="of:=[.C5]+[.D5]/10000" office:value-type="float" office:value="0">
            <text:p>0</text:p>
          </table:table-cell>
          <table:table-cell table:number-columns-repeated="3"/>
          <table:table-cell table:style-name="ce10" table:formula="of:=RANK([.O5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5]&gt;0;[.P5]/[.Q5];&quot;&quot;)">
            <text:p/>
          </table:table-cell>
          <table:table-cell table:style-name="ce10" table:formula="of:=SUMIF([.$J$49:.$J$948];[.$K5];[.$N$49:.$N$948])" office:value-type="float" office:value="0">
            <text:p>0</text:p>
          </table:table-cell>
          <table:table-cell table:style-name="ce10" table:formula="of:=SUMIF([.$J$49:.$J$948];[.$K5];[.$O$49:.$O$948])" office:value-type="float" office:value="0">
            <text:p>0</text:p>
          </table:table-cell>
          <table:table-cell table:style-name="ce19" table:formula="of:=SUM(ROUND([.L5];2);IF([.M5]&gt;0;1/([.M5]*1000);0.01))" office:value-type="float" office:value="0.01">
            <text:p>0.0100</text:p>
          </table:table-cell>
          <table:table-cell table:formula="of:=SUMIF([.$J$49:.$J$948];[.$K5];[.$M$49:.$M$948])" office:value-type="float" office:value="0">
            <text:p>0</text:p>
          </table:table-cell>
          <table:table-cell table:style-name="ce10" table:formula="of:=COUNTIF([.$J$49:.$J$948];[.$K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6];[.$E$2:.$E$21])" office:value-type="float" office:value="1">
            <text:p>1</text:p>
          </table:table-cell>
          <table:table-cell table:style-name="ce5"/>
          <table:table-cell table:style-name="ce9" table:formula="of:=SUMIF([.$A$34:.$A$249];[.$B6];[.$E$34:.$E$249])" office:value-type="float" office:value="0">
            <text:p>0</text:p>
          </table:table-cell>
          <table:table-cell table:style-name="ce9" table:formula="of:=SUMIF([.$A$34:.$A$249];[.$B6];[.$D$34:.$D$249])" office:value-type="float" office:value="0">
            <text:p>0</text:p>
          </table:table-cell>
          <table:table-cell table:style-name="ce13" table:formula="of:=[.C6]+[.D6]/10000" office:value-type="float" office:value="0">
            <text:p>0</text:p>
          </table:table-cell>
          <table:table-cell table:number-columns-repeated="3"/>
          <table:table-cell table:style-name="ce10" table:formula="of:=RANK([.O6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6]&gt;0;[.P6]/[.Q6];&quot;&quot;)">
            <text:p/>
          </table:table-cell>
          <table:table-cell table:style-name="ce10" table:formula="of:=SUMIF([.$J$49:.$J$948];[.$K6];[.$N$49:.$N$948])" office:value-type="float" office:value="0">
            <text:p>0</text:p>
          </table:table-cell>
          <table:table-cell table:style-name="ce10" table:formula="of:=SUMIF([.$J$49:.$J$948];[.$K6];[.$O$49:.$O$948])" office:value-type="float" office:value="0">
            <text:p>0</text:p>
          </table:table-cell>
          <table:table-cell table:style-name="ce19" table:formula="of:=SUM(ROUND([.L6];2);IF([.M6]&gt;0;1/([.M6]*1000);0.01))" office:value-type="float" office:value="0.01">
            <text:p>0.0100</text:p>
          </table:table-cell>
          <table:table-cell table:formula="of:=SUMIF([.$J$49:.$J$948];[.$K6];[.$M$49:.$M$948])" office:value-type="float" office:value="0">
            <text:p>0</text:p>
          </table:table-cell>
          <table:table-cell table:style-name="ce10" table:formula="of:=COUNTIF([.$J$49:.$J$948];[.$K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7];[.$E$2:.$E$21])" office:value-type="float" office:value="1">
            <text:p>1</text:p>
          </table:table-cell>
          <table:table-cell table:style-name="ce5"/>
          <table:table-cell table:style-name="ce9" table:formula="of:=SUMIF([.$A$34:.$A$249];[.$B7];[.$E$34:.$E$249])" office:value-type="float" office:value="0">
            <text:p>0</text:p>
          </table:table-cell>
          <table:table-cell table:style-name="ce9" table:formula="of:=SUMIF([.$A$34:.$A$249];[.$B7];[.$D$34:.$D$249])" office:value-type="float" office:value="0">
            <text:p>0</text:p>
          </table:table-cell>
          <table:table-cell table:style-name="ce13" table:formula="of:=[.C7]+[.D7]/10000" office:value-type="float" office:value="0">
            <text:p>0</text:p>
          </table:table-cell>
          <table:table-cell table:number-columns-repeated="3"/>
          <table:table-cell table:style-name="ce10" table:formula="of:=RANK([.O7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7]&gt;0;[.P7]/[.Q7];&quot;&quot;)">
            <text:p/>
          </table:table-cell>
          <table:table-cell table:style-name="ce10" table:formula="of:=SUMIF([.$J$49:.$J$948];[.$K7];[.$N$49:.$N$948])" office:value-type="float" office:value="0">
            <text:p>0</text:p>
          </table:table-cell>
          <table:table-cell table:style-name="ce10" table:formula="of:=SUMIF([.$J$49:.$J$948];[.$K7];[.$O$49:.$O$948])" office:value-type="float" office:value="0">
            <text:p>0</text:p>
          </table:table-cell>
          <table:table-cell table:style-name="ce19" table:formula="of:=SUM(ROUND([.L7];2);IF([.M7]&gt;0;1/([.M7]*1000);0.01))" office:value-type="float" office:value="0.01">
            <text:p>0.0100</text:p>
          </table:table-cell>
          <table:table-cell table:formula="of:=SUMIF([.$J$49:.$J$948];[.$K7];[.$M$49:.$M$948])" office:value-type="float" office:value="0">
            <text:p>0</text:p>
          </table:table-cell>
          <table:table-cell table:style-name="ce10" table:formula="of:=COUNTIF([.$J$49:.$J$948];[.$K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8];[.$E$2:.$E$21])" office:value-type="float" office:value="1">
            <text:p>1</text:p>
          </table:table-cell>
          <table:table-cell table:style-name="ce5"/>
          <table:table-cell table:style-name="ce9" table:formula="of:=SUMIF([.$A$34:.$A$249];[.$B8];[.$E$34:.$E$249])" office:value-type="float" office:value="0">
            <text:p>0</text:p>
          </table:table-cell>
          <table:table-cell table:style-name="ce9" table:formula="of:=SUMIF([.$A$34:.$A$249];[.$B8];[.$D$34:.$D$249])" office:value-type="float" office:value="0">
            <text:p>0</text:p>
          </table:table-cell>
          <table:table-cell table:style-name="ce13" table:formula="of:=[.C8]+[.D8]/10000" office:value-type="float" office:value="0">
            <text:p>0</text:p>
          </table:table-cell>
          <table:table-cell table:number-columns-repeated="3"/>
          <table:table-cell table:style-name="ce10" table:formula="of:=RANK([.O8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8]&gt;0;[.P8]/[.Q8];&quot;&quot;)">
            <text:p/>
          </table:table-cell>
          <table:table-cell table:style-name="ce10" table:formula="of:=SUMIF([.$J$49:.$J$948];[.$K8];[.$N$49:.$N$948])" office:value-type="float" office:value="0">
            <text:p>0</text:p>
          </table:table-cell>
          <table:table-cell table:style-name="ce10" table:formula="of:=SUMIF([.$J$49:.$J$948];[.$K8];[.$O$49:.$O$948])" office:value-type="float" office:value="0">
            <text:p>0</text:p>
          </table:table-cell>
          <table:table-cell table:style-name="ce19" table:formula="of:=SUM(ROUND([.L8];2);IF([.M8]&gt;0;1/([.M8]*1000);0.01))" office:value-type="float" office:value="0.01">
            <text:p>0.0100</text:p>
          </table:table-cell>
          <table:table-cell table:formula="of:=SUMIF([.$J$49:.$J$948];[.$K8];[.$M$49:.$M$948])" office:value-type="float" office:value="0">
            <text:p>0</text:p>
          </table:table-cell>
          <table:table-cell table:style-name="ce10" table:formula="of:=COUNTIF([.$J$49:.$J$948];[.$K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9];[.$E$2:.$E$21])" office:value-type="float" office:value="1">
            <text:p>1</text:p>
          </table:table-cell>
          <table:table-cell table:style-name="ce5"/>
          <table:table-cell table:style-name="ce9" table:formula="of:=SUMIF([.$A$34:.$A$249];[.$B9];[.$E$34:.$E$249])" office:value-type="float" office:value="0">
            <text:p>0</text:p>
          </table:table-cell>
          <table:table-cell table:style-name="ce9" table:formula="of:=SUMIF([.$A$34:.$A$249];[.$B9];[.$D$34:.$D$249])" office:value-type="float" office:value="0">
            <text:p>0</text:p>
          </table:table-cell>
          <table:table-cell table:style-name="ce13" table:formula="of:=[.C9]+[.D9]/10000" office:value-type="float" office:value="0">
            <text:p>0</text:p>
          </table:table-cell>
          <table:table-cell table:number-columns-repeated="3"/>
          <table:table-cell table:style-name="ce10" table:formula="of:=RANK([.O9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9]&gt;0;[.P9]/[.Q9];&quot;&quot;)">
            <text:p/>
          </table:table-cell>
          <table:table-cell table:style-name="ce10" table:formula="of:=SUMIF([.$J$49:.$J$948];[.$K9];[.$N$49:.$N$948])" office:value-type="float" office:value="0">
            <text:p>0</text:p>
          </table:table-cell>
          <table:table-cell table:style-name="ce10" table:formula="of:=SUMIF([.$J$49:.$J$948];[.$K9];[.$O$49:.$O$948])" office:value-type="float" office:value="0">
            <text:p>0</text:p>
          </table:table-cell>
          <table:table-cell table:style-name="ce19" table:formula="of:=SUM(ROUND([.L9];2);IF([.M9]&gt;0;1/([.M9]*1000);0.01))" office:value-type="float" office:value="0.01">
            <text:p>0.0100</text:p>
          </table:table-cell>
          <table:table-cell table:formula="of:=SUMIF([.$J$49:.$J$948];[.$K9];[.$M$49:.$M$948])" office:value-type="float" office:value="0">
            <text:p>0</text:p>
          </table:table-cell>
          <table:table-cell table:style-name="ce10" table:formula="of:=COUNTIF([.$J$49:.$J$948];[.$K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0];[.$E$2:.$E$21])" office:value-type="float" office:value="1">
            <text:p>1</text:p>
          </table:table-cell>
          <table:table-cell table:style-name="ce5"/>
          <table:table-cell table:style-name="ce9" table:formula="of:=SUMIF([.$A$34:.$A$249];[.$B10];[.$E$34:.$E$249])" office:value-type="float" office:value="0">
            <text:p>0</text:p>
          </table:table-cell>
          <table:table-cell table:style-name="ce9" table:formula="of:=SUMIF([.$A$34:.$A$249];[.$B10];[.$D$34:.$D$249])" office:value-type="float" office:value="0">
            <text:p>0</text:p>
          </table:table-cell>
          <table:table-cell table:style-name="ce13" table:formula="of:=[.C10]+[.D10]/10000" office:value-type="float" office:value="0">
            <text:p>0</text:p>
          </table:table-cell>
          <table:table-cell table:number-columns-repeated="3"/>
          <table:table-cell table:style-name="ce10" table:formula="of:=RANK([.O10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0]&gt;0;[.P10]/[.Q10];&quot;&quot;)">
            <text:p/>
          </table:table-cell>
          <table:table-cell table:style-name="ce10" table:formula="of:=SUMIF([.$J$49:.$J$948];[.$K10];[.$N$49:.$N$948])" office:value-type="float" office:value="0">
            <text:p>0</text:p>
          </table:table-cell>
          <table:table-cell table:style-name="ce10" table:formula="of:=SUMIF([.$J$49:.$J$948];[.$K10];[.$O$49:.$O$948])" office:value-type="float" office:value="0">
            <text:p>0</text:p>
          </table:table-cell>
          <table:table-cell table:style-name="ce19" table:formula="of:=SUM(ROUND([.L10];2);IF([.M10]&gt;0;1/([.M10]*1000);0.01))" office:value-type="float" office:value="0.01">
            <text:p>0.0100</text:p>
          </table:table-cell>
          <table:table-cell table:formula="of:=SUMIF([.$J$49:.$J$948];[.$K10];[.$M$49:.$M$948])" office:value-type="float" office:value="0">
            <text:p>0</text:p>
          </table:table-cell>
          <table:table-cell table:style-name="ce10" table:formula="of:=COUNTIF([.$J$49:.$J$948];[.$K1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1];[.$E$2:.$E$21])" office:value-type="float" office:value="1">
            <text:p>1</text:p>
          </table:table-cell>
          <table:table-cell table:style-name="ce5"/>
          <table:table-cell table:style-name="ce9" table:formula="of:=SUMIF([.$A$34:.$A$249];[.$B11];[.$E$34:.$E$249])" office:value-type="float" office:value="0">
            <text:p>0</text:p>
          </table:table-cell>
          <table:table-cell table:style-name="ce9" table:formula="of:=SUMIF([.$A$34:.$A$249];[.$B11];[.$D$34:.$D$249])" office:value-type="float" office:value="0">
            <text:p>0</text:p>
          </table:table-cell>
          <table:table-cell table:style-name="ce13" table:formula="of:=[.C11]+[.D11]/10000" office:value-type="float" office:value="0">
            <text:p>0</text:p>
          </table:table-cell>
          <table:table-cell table:number-columns-repeated="3"/>
          <table:table-cell table:style-name="ce10" table:formula="of:=RANK([.O11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1]&gt;0;[.P11]/[.Q11];&quot;&quot;)">
            <text:p/>
          </table:table-cell>
          <table:table-cell table:style-name="ce10" table:formula="of:=SUMIF([.$J$49:.$J$948];[.$K11];[.$N$49:.$N$948])" office:value-type="float" office:value="0">
            <text:p>0</text:p>
          </table:table-cell>
          <table:table-cell table:style-name="ce10" table:formula="of:=SUMIF([.$J$49:.$J$948];[.$K11];[.$O$49:.$O$948])" office:value-type="float" office:value="0">
            <text:p>0</text:p>
          </table:table-cell>
          <table:table-cell table:style-name="ce19" table:formula="of:=SUM(ROUND([.L11];2);IF([.M11]&gt;0;1/([.M11]*1000);0.01))" office:value-type="float" office:value="0.01">
            <text:p>0.0100</text:p>
          </table:table-cell>
          <table:table-cell table:formula="of:=SUMIF([.$J$49:.$J$948];[.$K11];[.$M$49:.$M$948])" office:value-type="float" office:value="0">
            <text:p>0</text:p>
          </table:table-cell>
          <table:table-cell table:style-name="ce10" table:formula="of:=COUNTIF([.$J$49:.$J$948];[.$K1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2];[.$E$2:.$E$21])" office:value-type="float" office:value="1">
            <text:p>1</text:p>
          </table:table-cell>
          <table:table-cell table:style-name="ce5"/>
          <table:table-cell table:style-name="ce9" table:formula="of:=SUMIF([.$A$34:.$A$249];[.$B12];[.$E$34:.$E$249])" office:value-type="float" office:value="0">
            <text:p>0</text:p>
          </table:table-cell>
          <table:table-cell table:style-name="ce9" table:formula="of:=SUMIF([.$A$34:.$A$249];[.$B12];[.$D$34:.$D$249])" office:value-type="float" office:value="0">
            <text:p>0</text:p>
          </table:table-cell>
          <table:table-cell table:style-name="ce13" table:formula="of:=[.C12]+[.D12]/10000" office:value-type="float" office:value="0">
            <text:p>0</text:p>
          </table:table-cell>
          <table:table-cell table:number-columns-repeated="3"/>
          <table:table-cell table:style-name="ce10" table:formula="of:=RANK([.O12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2]&gt;0;[.P12]/[.Q12];&quot;&quot;)">
            <text:p/>
          </table:table-cell>
          <table:table-cell table:style-name="ce10" table:formula="of:=SUMIF([.$J$49:.$J$948];[.$K12];[.$N$49:.$N$948])" office:value-type="float" office:value="0">
            <text:p>0</text:p>
          </table:table-cell>
          <table:table-cell table:style-name="ce10" table:formula="of:=SUMIF([.$J$49:.$J$948];[.$K12];[.$O$49:.$O$948])" office:value-type="float" office:value="0">
            <text:p>0</text:p>
          </table:table-cell>
          <table:table-cell table:style-name="ce19" table:formula="of:=SUM(ROUND([.L12];2);IF([.M12]&gt;0;1/([.M12]*1000);0.01))" office:value-type="float" office:value="0.01">
            <text:p>0.0100</text:p>
          </table:table-cell>
          <table:table-cell table:formula="of:=SUMIF([.$J$49:.$J$948];[.$K12];[.$M$49:.$M$948])" office:value-type="float" office:value="0">
            <text:p>0</text:p>
          </table:table-cell>
          <table:table-cell table:style-name="ce10" table:formula="of:=COUNTIF([.$J$49:.$J$948];[.$K1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3];[.$E$2:.$E$21])" office:value-type="float" office:value="1">
            <text:p>1</text:p>
          </table:table-cell>
          <table:table-cell table:style-name="ce5"/>
          <table:table-cell table:style-name="ce9" table:formula="of:=SUMIF([.$A$34:.$A$249];[.$B13];[.$E$34:.$E$249])" office:value-type="float" office:value="0">
            <text:p>0</text:p>
          </table:table-cell>
          <table:table-cell table:style-name="ce9" table:formula="of:=SUMIF([.$A$34:.$A$249];[.$B13];[.$D$34:.$D$249])" office:value-type="float" office:value="0">
            <text:p>0</text:p>
          </table:table-cell>
          <table:table-cell table:style-name="ce13" table:formula="of:=[.C13]+[.D13]/10000" office:value-type="float" office:value="0">
            <text:p>0</text:p>
          </table:table-cell>
          <table:table-cell table:number-columns-repeated="3"/>
          <table:table-cell table:style-name="ce10" table:formula="of:=RANK([.O13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3]&gt;0;[.P13]/[.Q13];&quot;&quot;)">
            <text:p/>
          </table:table-cell>
          <table:table-cell table:style-name="ce10" table:formula="of:=SUMIF([.$J$49:.$J$948];[.$K13];[.$N$49:.$N$948])" office:value-type="float" office:value="0">
            <text:p>0</text:p>
          </table:table-cell>
          <table:table-cell table:style-name="ce10" table:formula="of:=SUMIF([.$J$49:.$J$948];[.$K13];[.$O$49:.$O$948])" office:value-type="float" office:value="0">
            <text:p>0</text:p>
          </table:table-cell>
          <table:table-cell table:style-name="ce19" table:formula="of:=SUM(ROUND([.L13];2);IF([.M13]&gt;0;1/([.M13]*1000);0.01))" office:value-type="float" office:value="0.01">
            <text:p>0.0100</text:p>
          </table:table-cell>
          <table:table-cell table:formula="of:=SUMIF([.$J$49:.$J$948];[.$K13];[.$M$49:.$M$948])" office:value-type="float" office:value="0">
            <text:p>0</text:p>
          </table:table-cell>
          <table:table-cell table:style-name="ce10" table:formula="of:=COUNTIF([.$J$49:.$J$948];[.$K1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4];[.$E$2:.$E$21])" office:value-type="float" office:value="1">
            <text:p>1</text:p>
          </table:table-cell>
          <table:table-cell table:style-name="ce5"/>
          <table:table-cell table:style-name="ce9" table:formula="of:=SUMIF([.$A$34:.$A$249];[.$B14];[.$E$34:.$E$249])" office:value-type="float" office:value="0">
            <text:p>0</text:p>
          </table:table-cell>
          <table:table-cell table:style-name="ce9" table:formula="of:=SUMIF([.$A$34:.$A$249];[.$B14];[.$D$34:.$D$249])" office:value-type="float" office:value="0">
            <text:p>0</text:p>
          </table:table-cell>
          <table:table-cell table:style-name="ce13" table:formula="of:=[.C14]+[.D14]/10000" office:value-type="float" office:value="0">
            <text:p>0</text:p>
          </table:table-cell>
          <table:table-cell table:number-columns-repeated="3"/>
          <table:table-cell table:style-name="ce10" table:formula="of:=RANK([.O14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4]&gt;0;[.P14]/[.Q14];&quot;&quot;)">
            <text:p/>
          </table:table-cell>
          <table:table-cell table:style-name="ce10" table:formula="of:=SUMIF([.$J$49:.$J$948];[.$K14];[.$N$49:.$N$948])" office:value-type="float" office:value="0">
            <text:p>0</text:p>
          </table:table-cell>
          <table:table-cell table:style-name="ce10" table:formula="of:=SUMIF([.$J$49:.$J$948];[.$K14];[.$O$49:.$O$948])" office:value-type="float" office:value="0">
            <text:p>0</text:p>
          </table:table-cell>
          <table:table-cell table:style-name="ce19" table:formula="of:=SUM(ROUND([.L14];2);IF([.M14]&gt;0;1/([.M14]*1000);0.01))" office:value-type="float" office:value="0.01">
            <text:p>0.0100</text:p>
          </table:table-cell>
          <table:table-cell table:formula="of:=SUMIF([.$J$49:.$J$948];[.$K14];[.$M$49:.$M$948])" office:value-type="float" office:value="0">
            <text:p>0</text:p>
          </table:table-cell>
          <table:table-cell table:style-name="ce10" table:formula="of:=COUNTIF([.$J$49:.$J$948];[.$K1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5];[.$E$2:.$E$21])" office:value-type="float" office:value="1">
            <text:p>1</text:p>
          </table:table-cell>
          <table:table-cell table:style-name="ce5"/>
          <table:table-cell table:style-name="ce9" table:formula="of:=SUMIF([.$A$34:.$A$249];[.$B15];[.$E$34:.$E$249])" office:value-type="float" office:value="0">
            <text:p>0</text:p>
          </table:table-cell>
          <table:table-cell table:style-name="ce9" table:formula="of:=SUMIF([.$A$34:.$A$249];[.$B15];[.$D$34:.$D$249])" office:value-type="float" office:value="0">
            <text:p>0</text:p>
          </table:table-cell>
          <table:table-cell table:style-name="ce13" table:formula="of:=[.C15]+[.D15]/10000" office:value-type="float" office:value="0">
            <text:p>0</text:p>
          </table:table-cell>
          <table:table-cell table:number-columns-repeated="3"/>
          <table:table-cell table:style-name="ce10" table:formula="of:=RANK([.O15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5]&gt;0;[.P15]/[.Q15];&quot;&quot;)">
            <text:p/>
          </table:table-cell>
          <table:table-cell table:style-name="ce10" table:formula="of:=SUMIF([.$J$49:.$J$948];[.$K15];[.$N$49:.$N$948])" office:value-type="float" office:value="0">
            <text:p>0</text:p>
          </table:table-cell>
          <table:table-cell table:style-name="ce10" table:formula="of:=SUMIF([.$J$49:.$J$948];[.$K15];[.$O$49:.$O$948])" office:value-type="float" office:value="0">
            <text:p>0</text:p>
          </table:table-cell>
          <table:table-cell table:style-name="ce19" table:formula="of:=SUM(ROUND([.L15];2);IF([.M15]&gt;0;1/([.M15]*1000);0.01))" office:value-type="float" office:value="0.01">
            <text:p>0.0100</text:p>
          </table:table-cell>
          <table:table-cell table:formula="of:=SUMIF([.$J$49:.$J$948];[.$K15];[.$M$49:.$M$948])" office:value-type="float" office:value="0">
            <text:p>0</text:p>
          </table:table-cell>
          <table:table-cell table:style-name="ce10" table:formula="of:=COUNTIF([.$J$49:.$J$948];[.$K1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6];[.$E$2:.$E$21])" office:value-type="float" office:value="1">
            <text:p>1</text:p>
          </table:table-cell>
          <table:table-cell table:style-name="ce5"/>
          <table:table-cell table:style-name="ce9" table:formula="of:=SUMIF([.$A$34:.$A$249];[.$B16];[.$E$34:.$E$249])" office:value-type="float" office:value="0">
            <text:p>0</text:p>
          </table:table-cell>
          <table:table-cell table:style-name="ce9" table:formula="of:=SUMIF([.$A$34:.$A$249];[.$B16];[.$D$34:.$D$249])" office:value-type="float" office:value="0">
            <text:p>0</text:p>
          </table:table-cell>
          <table:table-cell table:style-name="ce13" table:formula="of:=[.C16]+[.D16]/10000" office:value-type="float" office:value="0">
            <text:p>0</text:p>
          </table:table-cell>
          <table:table-cell table:number-columns-repeated="3"/>
          <table:table-cell table:style-name="ce10" table:formula="of:=RANK([.O16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6]&gt;0;[.P16]/[.Q16];&quot;&quot;)">
            <text:p/>
          </table:table-cell>
          <table:table-cell table:style-name="ce10" table:formula="of:=SUMIF([.$J$49:.$J$948];[.$K16];[.$N$49:.$N$948])" office:value-type="float" office:value="0">
            <text:p>0</text:p>
          </table:table-cell>
          <table:table-cell table:style-name="ce10" table:formula="of:=SUMIF([.$J$49:.$J$948];[.$K16];[.$O$49:.$O$948])" office:value-type="float" office:value="0">
            <text:p>0</text:p>
          </table:table-cell>
          <table:table-cell table:style-name="ce19" table:formula="of:=SUM(ROUND([.L16];2);IF([.M16]&gt;0;1/([.M16]*1000);0.01))" office:value-type="float" office:value="0.01">
            <text:p>0.0100</text:p>
          </table:table-cell>
          <table:table-cell table:formula="of:=SUMIF([.$J$49:.$J$948];[.$K16];[.$M$49:.$M$948])" office:value-type="float" office:value="0">
            <text:p>0</text:p>
          </table:table-cell>
          <table:table-cell table:style-name="ce10" table:formula="of:=COUNTIF([.$J$49:.$J$948];[.$K1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7];[.$E$2:.$E$21])" office:value-type="float" office:value="1">
            <text:p>1</text:p>
          </table:table-cell>
          <table:table-cell table:style-name="ce5"/>
          <table:table-cell table:style-name="ce9" table:formula="of:=SUMIF([.$A$34:.$A$249];[.$B17];[.$E$34:.$E$249])" office:value-type="float" office:value="0">
            <text:p>0</text:p>
          </table:table-cell>
          <table:table-cell table:style-name="ce9" table:formula="of:=SUMIF([.$A$34:.$A$249];[.$B17];[.$D$34:.$D$249])" office:value-type="float" office:value="0">
            <text:p>0</text:p>
          </table:table-cell>
          <table:table-cell table:style-name="ce13" table:formula="of:=[.C17]+[.D17]/10000" office:value-type="float" office:value="0">
            <text:p>0</text:p>
          </table:table-cell>
          <table:table-cell table:number-columns-repeated="3"/>
          <table:table-cell table:style-name="ce10" table:formula="of:=RANK([.O17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7]&gt;0;[.P17]/[.Q17];&quot;&quot;)">
            <text:p/>
          </table:table-cell>
          <table:table-cell table:style-name="ce10" table:formula="of:=SUMIF([.$J$49:.$J$948];[.$K17];[.$N$49:.$N$948])" office:value-type="float" office:value="0">
            <text:p>0</text:p>
          </table:table-cell>
          <table:table-cell table:style-name="ce10" table:formula="of:=SUMIF([.$J$49:.$J$948];[.$K17];[.$O$49:.$O$948])" office:value-type="float" office:value="0">
            <text:p>0</text:p>
          </table:table-cell>
          <table:table-cell table:style-name="ce19" table:formula="of:=SUM(ROUND([.L17];2);IF([.M17]&gt;0;1/([.M17]*1000);0.01))" office:value-type="float" office:value="0.01">
            <text:p>0.0100</text:p>
          </table:table-cell>
          <table:table-cell table:formula="of:=SUMIF([.$J$49:.$J$948];[.$K17];[.$M$49:.$M$948])" office:value-type="float" office:value="0">
            <text:p>0</text:p>
          </table:table-cell>
          <table:table-cell table:style-name="ce10" table:formula="of:=COUNTIF([.$J$49:.$J$948];[.$K1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8];[.$E$2:.$E$21])" office:value-type="float" office:value="1">
            <text:p>1</text:p>
          </table:table-cell>
          <table:table-cell table:style-name="ce5"/>
          <table:table-cell table:style-name="ce9" table:formula="of:=SUMIF([.$A$34:.$A$249];[.$B18];[.$E$34:.$E$249])" office:value-type="float" office:value="0">
            <text:p>0</text:p>
          </table:table-cell>
          <table:table-cell table:style-name="ce9" table:formula="of:=SUMIF([.$A$34:.$A$249];[.$B18];[.$D$34:.$D$249])" office:value-type="float" office:value="0">
            <text:p>0</text:p>
          </table:table-cell>
          <table:table-cell table:style-name="ce13" table:formula="of:=[.C18]+[.D18]/10000" office:value-type="float" office:value="0">
            <text:p>0</text:p>
          </table:table-cell>
          <table:table-cell table:number-columns-repeated="3"/>
          <table:table-cell table:style-name="ce10" table:formula="of:=RANK([.O18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8]&gt;0;[.P18]/[.Q18];&quot;&quot;)">
            <text:p/>
          </table:table-cell>
          <table:table-cell table:style-name="ce10" table:formula="of:=SUMIF([.$J$49:.$J$948];[.$K18];[.$N$49:.$N$948])" office:value-type="float" office:value="0">
            <text:p>0</text:p>
          </table:table-cell>
          <table:table-cell table:style-name="ce10" table:formula="of:=SUMIF([.$J$49:.$J$948];[.$K18];[.$O$49:.$O$948])" office:value-type="float" office:value="0">
            <text:p>0</text:p>
          </table:table-cell>
          <table:table-cell table:style-name="ce19" table:formula="of:=SUM(ROUND([.L18];2);IF([.M18]&gt;0;1/([.M18]*1000);0.01))" office:value-type="float" office:value="0.01">
            <text:p>0.0100</text:p>
          </table:table-cell>
          <table:table-cell table:formula="of:=SUMIF([.$J$49:.$J$948];[.$K18];[.$M$49:.$M$948])" office:value-type="float" office:value="0">
            <text:p>0</text:p>
          </table:table-cell>
          <table:table-cell table:style-name="ce10" table:formula="of:=COUNTIF([.$J$49:.$J$948];[.$K1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19];[.$E$2:.$E$21])" office:value-type="float" office:value="1">
            <text:p>1</text:p>
          </table:table-cell>
          <table:table-cell table:style-name="ce5"/>
          <table:table-cell table:style-name="ce9" table:formula="of:=SUMIF([.$A$34:.$A$249];[.$B19];[.$E$34:.$E$249])" office:value-type="float" office:value="0">
            <text:p>0</text:p>
          </table:table-cell>
          <table:table-cell table:style-name="ce9" table:formula="of:=SUMIF([.$A$34:.$A$249];[.$B19];[.$D$34:.$D$249])" office:value-type="float" office:value="0">
            <text:p>0</text:p>
          </table:table-cell>
          <table:table-cell table:style-name="ce13" table:formula="of:=[.C19]+[.D19]/10000" office:value-type="float" office:value="0">
            <text:p>0</text:p>
          </table:table-cell>
          <table:table-cell table:number-columns-repeated="3"/>
          <table:table-cell table:style-name="ce10" table:formula="of:=RANK([.O19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19]&gt;0;[.P19]/[.Q19];&quot;&quot;)">
            <text:p/>
          </table:table-cell>
          <table:table-cell table:style-name="ce10" table:formula="of:=SUMIF([.$J$49:.$J$948];[.$K19];[.$N$49:.$N$948])" office:value-type="float" office:value="0">
            <text:p>0</text:p>
          </table:table-cell>
          <table:table-cell table:style-name="ce10" table:formula="of:=SUMIF([.$J$49:.$J$948];[.$K19];[.$O$49:.$O$948])" office:value-type="float" office:value="0">
            <text:p>0</text:p>
          </table:table-cell>
          <table:table-cell table:style-name="ce19" table:formula="of:=SUM(ROUND([.L19];2);IF([.M19]&gt;0;1/([.M19]*1000);0.01))" office:value-type="float" office:value="0.01">
            <text:p>0.0100</text:p>
          </table:table-cell>
          <table:table-cell table:formula="of:=SUMIF([.$J$49:.$J$948];[.$K19];[.$M$49:.$M$948])" office:value-type="float" office:value="0">
            <text:p>0</text:p>
          </table:table-cell>
          <table:table-cell table:style-name="ce10" table:formula="of:=COUNTIF([.$J$49:.$J$948];[.$K1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0];[.$E$2:.$E$21])" office:value-type="float" office:value="1">
            <text:p>1</text:p>
          </table:table-cell>
          <table:table-cell table:style-name="ce5"/>
          <table:table-cell table:style-name="ce9" table:formula="of:=SUMIF([.$A$34:.$A$249];[.$B20];[.$E$34:.$E$249])" office:value-type="float" office:value="0">
            <text:p>0</text:p>
          </table:table-cell>
          <table:table-cell table:style-name="ce9" table:formula="of:=SUMIF([.$A$34:.$A$249];[.$B20];[.$D$34:.$D$249])" office:value-type="float" office:value="0">
            <text:p>0</text:p>
          </table:table-cell>
          <table:table-cell table:style-name="ce13" table:formula="of:=[.C20]+[.D20]/10000" office:value-type="float" office:value="0">
            <text:p>0</text:p>
          </table:table-cell>
          <table:table-cell table:number-columns-repeated="3"/>
          <table:table-cell table:style-name="ce10" table:formula="of:=RANK([.O20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0]&gt;0;[.P20]/[.Q20];&quot;&quot;)">
            <text:p/>
          </table:table-cell>
          <table:table-cell table:style-name="ce10" table:formula="of:=SUMIF([.$J$49:.$J$948];[.$K20];[.$N$49:.$N$948])" office:value-type="float" office:value="0">
            <text:p>0</text:p>
          </table:table-cell>
          <table:table-cell table:style-name="ce10" table:formula="of:=SUMIF([.$J$49:.$J$948];[.$K20];[.$O$49:.$O$948])" office:value-type="float" office:value="0">
            <text:p>0</text:p>
          </table:table-cell>
          <table:table-cell table:style-name="ce19" table:formula="of:=SUM(ROUND([.L20];2);IF([.M20]&gt;0;1/([.M20]*1000);0.01))" office:value-type="float" office:value="0.01">
            <text:p>0.0100</text:p>
          </table:table-cell>
          <table:table-cell table:formula="of:=SUMIF([.$J$49:.$J$948];[.$K20];[.$M$49:.$M$948])" office:value-type="float" office:value="0">
            <text:p>0</text:p>
          </table:table-cell>
          <table:table-cell table:style-name="ce10" table:formula="of:=COUNTIF([.$J$49:.$J$948];[.$K2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1];[.$E$2:.$E$21])" office:value-type="float" office:value="1">
            <text:p>1</text:p>
          </table:table-cell>
          <table:table-cell table:style-name="ce5"/>
          <table:table-cell table:style-name="ce9" table:formula="of:=SUMIF([.$A$34:.$A$249];[.$B21];[.$E$34:.$E$249])" office:value-type="float" office:value="0">
            <text:p>0</text:p>
          </table:table-cell>
          <table:table-cell table:style-name="ce9" table:formula="of:=SUMIF([.$A$34:.$A$249];[.$B21];[.$D$34:.$D$249])" office:value-type="float" office:value="0">
            <text:p>0</text:p>
          </table:table-cell>
          <table:table-cell table:style-name="ce13" table:formula="of:=[.C21]+[.D21]/10000" office:value-type="float" office:value="0">
            <text:p>0</text:p>
          </table:table-cell>
          <table:table-cell table:number-columns-repeated="3"/>
          <table:table-cell table:style-name="ce10" table:formula="of:=RANK([.O21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1]&gt;0;[.P21]/[.Q21];&quot;&quot;)">
            <text:p/>
          </table:table-cell>
          <table:table-cell table:style-name="ce10" table:formula="of:=SUMIF([.$J$49:.$J$948];[.$K21];[.$N$49:.$N$948])" office:value-type="float" office:value="0">
            <text:p>0</text:p>
          </table:table-cell>
          <table:table-cell table:style-name="ce10" table:formula="of:=SUMIF([.$J$49:.$J$948];[.$K21];[.$O$49:.$O$948])" office:value-type="float" office:value="0">
            <text:p>0</text:p>
          </table:table-cell>
          <table:table-cell table:style-name="ce19" table:formula="of:=SUM(ROUND([.L21];2);IF([.M21]&gt;0;1/([.M21]*1000);0.01))" office:value-type="float" office:value="0.01">
            <text:p>0.0100</text:p>
          </table:table-cell>
          <table:table-cell table:formula="of:=SUMIF([.$J$49:.$J$948];[.$K21];[.$M$49:.$M$948])" office:value-type="float" office:value="0">
            <text:p>0</text:p>
          </table:table-cell>
          <table:table-cell table:style-name="ce10" table:formula="of:=COUNTIF([.$J$49:.$J$948];[.$K2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2];[.$E$2:.$E$31])" office:value-type="float" office:value="1">
            <text:p>1</text:p>
          </table:table-cell>
          <table:table-cell table:style-name="ce5"/>
          <table:table-cell table:style-name="ce9" table:formula="of:=SUMIF([.$A$34:.$A$249];[.$B22];[.$E$34:.$E$249])" office:value-type="float" office:value="0">
            <text:p>0</text:p>
          </table:table-cell>
          <table:table-cell table:style-name="ce9" table:formula="of:=SUMIF([.$A$34:.$A$249];[.$B22];[.$D$34:.$D$249])" office:value-type="float" office:value="0">
            <text:p>0</text:p>
          </table:table-cell>
          <table:table-cell table:style-name="ce13" table:formula="of:=[.C22]+[.D22]/10000" office:value-type="float" office:value="0">
            <text:p>0</text:p>
          </table:table-cell>
          <table:table-cell table:number-columns-repeated="3"/>
          <table:table-cell table:style-name="ce10" table:formula="of:=RANK([.O22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2]&gt;0;[.P22]/[.Q22];&quot;&quot;)">
            <text:p/>
          </table:table-cell>
          <table:table-cell table:style-name="ce10" table:formula="of:=SUMIF([.$J$49:.$J$948];[.$K22];[.$N$49:.$N$948])" office:value-type="float" office:value="0">
            <text:p>0</text:p>
          </table:table-cell>
          <table:table-cell table:style-name="ce10" table:formula="of:=SUMIF([.$J$49:.$J$948];[.$K22];[.$O$49:.$O$948])" office:value-type="float" office:value="0">
            <text:p>0</text:p>
          </table:table-cell>
          <table:table-cell table:style-name="ce19" table:formula="of:=SUM(ROUND([.L22];2);IF([.M22]&gt;0;1/([.M22]*1000);0.01))" office:value-type="float" office:value="0.01">
            <text:p>0.0100</text:p>
          </table:table-cell>
          <table:table-cell table:formula="of:=SUMIF([.$J$49:.$J$948];[.$K22];[.$M$49:.$M$948])" office:value-type="float" office:value="0">
            <text:p>0</text:p>
          </table:table-cell>
          <table:table-cell table:style-name="ce10" table:formula="of:=COUNTIF([.$J$49:.$J$948];[.$K2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3];[.$E$2:.$E$31])" office:value-type="float" office:value="1">
            <text:p>1</text:p>
          </table:table-cell>
          <table:table-cell table:style-name="ce5"/>
          <table:table-cell table:style-name="ce9" table:formula="of:=SUMIF([.$A$34:.$A$249];[.$B23];[.$E$34:.$E$249])" office:value-type="float" office:value="0">
            <text:p>0</text:p>
          </table:table-cell>
          <table:table-cell table:style-name="ce9" table:formula="of:=SUMIF([.$A$34:.$A$249];[.$B23];[.$D$34:.$D$249])" office:value-type="float" office:value="0">
            <text:p>0</text:p>
          </table:table-cell>
          <table:table-cell table:style-name="ce13" table:formula="of:=[.C23]+[.D23]/10000" office:value-type="float" office:value="0">
            <text:p>0</text:p>
          </table:table-cell>
          <table:table-cell table:number-columns-repeated="3"/>
          <table:table-cell table:style-name="ce10" table:formula="of:=RANK([.O23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3]&gt;0;[.P23]/[.Q23];&quot;&quot;)">
            <text:p/>
          </table:table-cell>
          <table:table-cell table:style-name="ce10" table:formula="of:=SUMIF([.$J$49:.$J$948];[.$K23];[.$N$49:.$N$948])" office:value-type="float" office:value="0">
            <text:p>0</text:p>
          </table:table-cell>
          <table:table-cell table:style-name="ce10" table:formula="of:=SUMIF([.$J$49:.$J$948];[.$K23];[.$O$49:.$O$948])" office:value-type="float" office:value="0">
            <text:p>0</text:p>
          </table:table-cell>
          <table:table-cell table:style-name="ce19" table:formula="of:=SUM(ROUND([.L23];2);IF([.M23]&gt;0;1/([.M23]*1000);0.01))" office:value-type="float" office:value="0.01">
            <text:p>0.0100</text:p>
          </table:table-cell>
          <table:table-cell table:formula="of:=SUMIF([.$J$49:.$J$948];[.$K23];[.$M$49:.$M$948])" office:value-type="float" office:value="0">
            <text:p>0</text:p>
          </table:table-cell>
          <table:table-cell table:style-name="ce10" table:formula="of:=COUNTIF([.$J$49:.$J$948];[.$K2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4];[.$E$2:.$E$31])" office:value-type="float" office:value="1">
            <text:p>1</text:p>
          </table:table-cell>
          <table:table-cell table:style-name="ce5"/>
          <table:table-cell table:style-name="ce9" table:formula="of:=SUMIF([.$A$34:.$A$249];[.$B24];[.$E$34:.$E$249])" office:value-type="float" office:value="0">
            <text:p>0</text:p>
          </table:table-cell>
          <table:table-cell table:style-name="ce9" table:formula="of:=SUMIF([.$A$34:.$A$249];[.$B24];[.$D$34:.$D$249])" office:value-type="float" office:value="0">
            <text:p>0</text:p>
          </table:table-cell>
          <table:table-cell table:style-name="ce13" table:formula="of:=[.C24]+[.D24]/10000" office:value-type="float" office:value="0">
            <text:p>0</text:p>
          </table:table-cell>
          <table:table-cell table:number-columns-repeated="3"/>
          <table:table-cell table:style-name="ce10" table:formula="of:=RANK([.O24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4]&gt;0;[.P24]/[.Q24];&quot;&quot;)">
            <text:p/>
          </table:table-cell>
          <table:table-cell table:style-name="ce10" table:formula="of:=SUMIF([.$J$49:.$J$948];[.$K24];[.$N$49:.$N$948])" office:value-type="float" office:value="0">
            <text:p>0</text:p>
          </table:table-cell>
          <table:table-cell table:style-name="ce10" table:formula="of:=SUMIF([.$J$49:.$J$948];[.$K24];[.$O$49:.$O$948])" office:value-type="float" office:value="0">
            <text:p>0</text:p>
          </table:table-cell>
          <table:table-cell table:style-name="ce19" table:formula="of:=SUM(ROUND([.L24];2);IF([.M24]&gt;0;1/([.M24]*1000);0.01))" office:value-type="float" office:value="0.01">
            <text:p>0.0100</text:p>
          </table:table-cell>
          <table:table-cell table:formula="of:=SUMIF([.$J$49:.$J$948];[.$K24];[.$M$49:.$M$948])" office:value-type="float" office:value="0">
            <text:p>0</text:p>
          </table:table-cell>
          <table:table-cell table:style-name="ce10" table:formula="of:=COUNTIF([.$J$49:.$J$948];[.$K2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5];[.$E$2:.$E$31])" office:value-type="float" office:value="1">
            <text:p>1</text:p>
          </table:table-cell>
          <table:table-cell table:style-name="ce5"/>
          <table:table-cell table:style-name="ce9" table:formula="of:=SUMIF([.$A$34:.$A$249];[.$B25];[.$E$34:.$E$249])" office:value-type="float" office:value="0">
            <text:p>0</text:p>
          </table:table-cell>
          <table:table-cell table:style-name="ce9" table:formula="of:=SUMIF([.$A$34:.$A$249];[.$B25];[.$D$34:.$D$249])" office:value-type="float" office:value="0">
            <text:p>0</text:p>
          </table:table-cell>
          <table:table-cell table:style-name="ce13" table:formula="of:=[.C25]+[.D25]/10000" office:value-type="float" office:value="0">
            <text:p>0</text:p>
          </table:table-cell>
          <table:table-cell table:number-columns-repeated="3"/>
          <table:table-cell table:style-name="ce10" table:formula="of:=RANK([.O25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5]&gt;0;[.P25]/[.Q25];&quot;&quot;)">
            <text:p/>
          </table:table-cell>
          <table:table-cell table:style-name="ce10" table:formula="of:=SUMIF([.$J$49:.$J$948];[.$K25];[.$N$49:.$N$948])" office:value-type="float" office:value="0">
            <text:p>0</text:p>
          </table:table-cell>
          <table:table-cell table:style-name="ce10" table:formula="of:=SUMIF([.$J$49:.$J$948];[.$K25];[.$O$49:.$O$948])" office:value-type="float" office:value="0">
            <text:p>0</text:p>
          </table:table-cell>
          <table:table-cell table:style-name="ce19" table:formula="of:=SUM(ROUND([.L25];2);IF([.M25]&gt;0;1/([.M25]*1000);0.01))" office:value-type="float" office:value="0.01">
            <text:p>0.0100</text:p>
          </table:table-cell>
          <table:table-cell table:formula="of:=SUMIF([.$J$49:.$J$948];[.$K25];[.$M$49:.$M$948])" office:value-type="float" office:value="0">
            <text:p>0</text:p>
          </table:table-cell>
          <table:table-cell table:style-name="ce10" table:formula="of:=COUNTIF([.$J$49:.$J$948];[.$K2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6];[.$E$2:.$E$31])" office:value-type="float" office:value="1">
            <text:p>1</text:p>
          </table:table-cell>
          <table:table-cell table:style-name="ce5"/>
          <table:table-cell table:style-name="ce9" table:formula="of:=SUMIF([.$A$34:.$A$249];[.$B26];[.$E$34:.$E$249])" office:value-type="float" office:value="0">
            <text:p>0</text:p>
          </table:table-cell>
          <table:table-cell table:style-name="ce9" table:formula="of:=SUMIF([.$A$34:.$A$249];[.$B26];[.$D$34:.$D$249])" office:value-type="float" office:value="0">
            <text:p>0</text:p>
          </table:table-cell>
          <table:table-cell table:style-name="ce13" table:formula="of:=[.C26]+[.D26]/10000" office:value-type="float" office:value="0">
            <text:p>0</text:p>
          </table:table-cell>
          <table:table-cell table:number-columns-repeated="3"/>
          <table:table-cell table:style-name="ce10" table:formula="of:=RANK([.O26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6]&gt;0;[.P26]/[.Q26];&quot;&quot;)">
            <text:p/>
          </table:table-cell>
          <table:table-cell table:style-name="ce10" table:formula="of:=SUMIF([.$J$49:.$J$948];[.$K26];[.$N$49:.$N$948])" office:value-type="float" office:value="0">
            <text:p>0</text:p>
          </table:table-cell>
          <table:table-cell table:style-name="ce10" table:formula="of:=SUMIF([.$J$49:.$J$948];[.$K26];[.$O$49:.$O$948])" office:value-type="float" office:value="0">
            <text:p>0</text:p>
          </table:table-cell>
          <table:table-cell table:style-name="ce19" table:formula="of:=SUM(ROUND([.L26];2);IF([.M26]&gt;0;1/([.M26]*1000);0.01))" office:value-type="float" office:value="0.01">
            <text:p>0.0100</text:p>
          </table:table-cell>
          <table:table-cell table:formula="of:=SUMIF([.$J$49:.$J$948];[.$K26];[.$M$49:.$M$948])" office:value-type="float" office:value="0">
            <text:p>0</text:p>
          </table:table-cell>
          <table:table-cell table:style-name="ce10" table:formula="of:=COUNTIF([.$J$49:.$J$948];[.$K2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7];[.$E$2:.$E$31])" office:value-type="float" office:value="1">
            <text:p>1</text:p>
          </table:table-cell>
          <table:table-cell table:style-name="ce5"/>
          <table:table-cell table:style-name="ce9" table:formula="of:=SUMIF([.$A$34:.$A$249];[.$B27];[.$E$34:.$E$249])" office:value-type="float" office:value="0">
            <text:p>0</text:p>
          </table:table-cell>
          <table:table-cell table:style-name="ce9" table:formula="of:=SUMIF([.$A$34:.$A$249];[.$B27];[.$D$34:.$D$249])" office:value-type="float" office:value="0">
            <text:p>0</text:p>
          </table:table-cell>
          <table:table-cell table:style-name="ce13" table:formula="of:=[.C27]+[.D27]/10000" office:value-type="float" office:value="0">
            <text:p>0</text:p>
          </table:table-cell>
          <table:table-cell table:number-columns-repeated="3"/>
          <table:table-cell table:style-name="ce10" table:formula="of:=RANK([.O27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7]&gt;0;[.P27]/[.Q27];&quot;&quot;)">
            <text:p/>
          </table:table-cell>
          <table:table-cell table:style-name="ce10" table:formula="of:=SUMIF([.$J$49:.$J$948];[.$K27];[.$N$49:.$N$948])" office:value-type="float" office:value="0">
            <text:p>0</text:p>
          </table:table-cell>
          <table:table-cell table:style-name="ce10" table:formula="of:=SUMIF([.$J$49:.$J$948];[.$K27];[.$O$49:.$O$948])" office:value-type="float" office:value="0">
            <text:p>0</text:p>
          </table:table-cell>
          <table:table-cell table:style-name="ce19" table:formula="of:=SUM(ROUND([.L27];2);IF([.M27]&gt;0;1/([.M27]*1000);0.01))" office:value-type="float" office:value="0.01">
            <text:p>0.0100</text:p>
          </table:table-cell>
          <table:table-cell table:formula="of:=SUMIF([.$J$49:.$J$948];[.$K27];[.$M$49:.$M$948])" office:value-type="float" office:value="0">
            <text:p>0</text:p>
          </table:table-cell>
          <table:table-cell table:style-name="ce10" table:formula="of:=COUNTIF([.$J$49:.$J$948];[.$K2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8];[.$E$2:.$E$31])" office:value-type="float" office:value="1">
            <text:p>1</text:p>
          </table:table-cell>
          <table:table-cell table:style-name="ce5"/>
          <table:table-cell table:style-name="ce9" table:formula="of:=SUMIF([.$A$34:.$A$249];[.$B28];[.$E$34:.$E$249])" office:value-type="float" office:value="0">
            <text:p>0</text:p>
          </table:table-cell>
          <table:table-cell table:style-name="ce9" table:formula="of:=SUMIF([.$A$34:.$A$249];[.$B28];[.$D$34:.$D$249])" office:value-type="float" office:value="0">
            <text:p>0</text:p>
          </table:table-cell>
          <table:table-cell table:style-name="ce13" table:formula="of:=[.C28]+[.D28]/10000" office:value-type="float" office:value="0">
            <text:p>0</text:p>
          </table:table-cell>
          <table:table-cell table:number-columns-repeated="3"/>
          <table:table-cell table:style-name="ce10" table:formula="of:=RANK([.O28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8]&gt;0;[.P28]/[.Q28];&quot;&quot;)">
            <text:p/>
          </table:table-cell>
          <table:table-cell table:style-name="ce10" table:formula="of:=SUMIF([.$J$49:.$J$948];[.$K28];[.$N$49:.$N$948])" office:value-type="float" office:value="0">
            <text:p>0</text:p>
          </table:table-cell>
          <table:table-cell table:style-name="ce10" table:formula="of:=SUMIF([.$J$49:.$J$948];[.$K28];[.$O$49:.$O$948])" office:value-type="float" office:value="0">
            <text:p>0</text:p>
          </table:table-cell>
          <table:table-cell table:style-name="ce19" table:formula="of:=SUM(ROUND([.L28];2);IF([.M28]&gt;0;1/([.M28]*1000);0.01))" office:value-type="float" office:value="0.01">
            <text:p>0.0100</text:p>
          </table:table-cell>
          <table:table-cell table:formula="of:=SUMIF([.$J$49:.$J$948];[.$K28];[.$M$49:.$M$948])" office:value-type="float" office:value="0">
            <text:p>0</text:p>
          </table:table-cell>
          <table:table-cell table:style-name="ce10" table:formula="of:=COUNTIF([.$J$49:.$J$948];[.$K2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29];[.$E$2:.$E$31])" office:value-type="float" office:value="1">
            <text:p>1</text:p>
          </table:table-cell>
          <table:table-cell table:style-name="ce5"/>
          <table:table-cell table:style-name="ce9" table:formula="of:=SUMIF([.$A$34:.$A$249];[.$B29];[.$E$34:.$E$249])" office:value-type="float" office:value="0">
            <text:p>0</text:p>
          </table:table-cell>
          <table:table-cell table:style-name="ce9" table:formula="of:=SUMIF([.$A$34:.$A$249];[.$B29];[.$D$34:.$D$249])" office:value-type="float" office:value="0">
            <text:p>0</text:p>
          </table:table-cell>
          <table:table-cell table:style-name="ce13" table:formula="of:=[.C29]+[.D29]/10000" office:value-type="float" office:value="0">
            <text:p>0</text:p>
          </table:table-cell>
          <table:table-cell table:number-columns-repeated="3"/>
          <table:table-cell table:style-name="ce10" table:formula="of:=RANK([.O29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29]&gt;0;[.P29]/[.Q29];&quot;&quot;)">
            <text:p/>
          </table:table-cell>
          <table:table-cell table:style-name="ce10" table:formula="of:=SUMIF([.$J$49:.$J$948];[.$K29];[.$N$49:.$N$948])" office:value-type="float" office:value="0">
            <text:p>0</text:p>
          </table:table-cell>
          <table:table-cell table:style-name="ce10" table:formula="of:=SUMIF([.$J$49:.$J$948];[.$K29];[.$O$49:.$O$948])" office:value-type="float" office:value="0">
            <text:p>0</text:p>
          </table:table-cell>
          <table:table-cell table:style-name="ce19" table:formula="of:=SUM(ROUND([.L29];2);IF([.M29]&gt;0;1/([.M29]*1000);0.01))" office:value-type="float" office:value="0.01">
            <text:p>0.0100</text:p>
          </table:table-cell>
          <table:table-cell table:formula="of:=SUMIF([.$J$49:.$J$948];[.$K29];[.$M$49:.$M$948])" office:value-type="float" office:value="0">
            <text:p>0</text:p>
          </table:table-cell>
          <table:table-cell table:style-name="ce10" table:formula="of:=COUNTIF([.$J$49:.$J$948];[.$K2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30];[.$E$2:.$E$31])" office:value-type="float" office:value="1">
            <text:p>1</text:p>
          </table:table-cell>
          <table:table-cell table:style-name="ce5"/>
          <table:table-cell table:style-name="ce9" table:formula="of:=SUMIF([.$A$34:.$A$249];[.$B30];[.$E$34:.$E$249])" office:value-type="float" office:value="0">
            <text:p>0</text:p>
          </table:table-cell>
          <table:table-cell table:style-name="ce9" table:formula="of:=SUMIF([.$A$34:.$A$249];[.$B30];[.$D$34:.$D$249])" office:value-type="float" office:value="0">
            <text:p>0</text:p>
          </table:table-cell>
          <table:table-cell table:style-name="ce13" table:formula="of:=[.C30]+[.D30]/10000" office:value-type="float" office:value="0">
            <text:p>0</text:p>
          </table:table-cell>
          <table:table-cell table:number-columns-repeated="3"/>
          <table:table-cell table:style-name="ce10" table:formula="of:=RANK([.O30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0]&gt;0;[.P30]/[.Q30];&quot;&quot;)">
            <text:p/>
          </table:table-cell>
          <table:table-cell table:style-name="ce10" table:formula="of:=SUMIF([.$J$49:.$J$948];[.$K30];[.$N$49:.$N$948])" office:value-type="float" office:value="0">
            <text:p>0</text:p>
          </table:table-cell>
          <table:table-cell table:style-name="ce10" table:formula="of:=SUMIF([.$J$49:.$J$948];[.$K30];[.$O$49:.$O$948])" office:value-type="float" office:value="0">
            <text:p>0</text:p>
          </table:table-cell>
          <table:table-cell table:style-name="ce19" table:formula="of:=SUM(ROUND([.L30];2);IF([.M30]&gt;0;1/([.M30]*1000);0.01))" office:value-type="float" office:value="0.01">
            <text:p>0.0100</text:p>
          </table:table-cell>
          <table:table-cell table:formula="of:=SUMIF([.$J$49:.$J$948];[.$K30];[.$M$49:.$M$948])" office:value-type="float" office:value="0">
            <text:p>0</text:p>
          </table:table-cell>
          <table:table-cell table:style-name="ce10" table:formula="of:=COUNTIF([.$J$49:.$J$948];[.$K3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2" table:formula="of:=RANK([.E31];[.$E$2:.$E$31])" office:value-type="float" office:value="1">
            <text:p>1</text:p>
          </table:table-cell>
          <table:table-cell table:style-name="ce5"/>
          <table:table-cell table:style-name="ce9" table:formula="of:=SUMIF([.$A$34:.$A$249];[.$B31];[.$E$34:.$E$249])" office:value-type="float" office:value="0">
            <text:p>0</text:p>
          </table:table-cell>
          <table:table-cell table:style-name="ce9" table:formula="of:=SUMIF([.$A$34:.$A$249];[.$B31];[.$D$34:.$D$249])" office:value-type="float" office:value="0">
            <text:p>0</text:p>
          </table:table-cell>
          <table:table-cell table:style-name="ce13" table:formula="of:=[.C31]+[.D31]/10000" office:value-type="float" office:value="0">
            <text:p>0</text:p>
          </table:table-cell>
          <table:table-cell table:number-columns-repeated="3"/>
          <table:table-cell table:style-name="ce10" table:formula="of:=RANK([.O31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1]&gt;0;[.P31]/[.Q31];&quot;&quot;)">
            <text:p/>
          </table:table-cell>
          <table:table-cell table:style-name="ce10" table:formula="of:=SUMIF([.$J$49:.$J$948];[.$K31];[.$N$49:.$N$948])" office:value-type="float" office:value="0">
            <text:p>0</text:p>
          </table:table-cell>
          <table:table-cell table:style-name="ce10" table:formula="of:=SUMIF([.$J$49:.$J$948];[.$K31];[.$O$49:.$O$948])" office:value-type="float" office:value="0">
            <text:p>0</text:p>
          </table:table-cell>
          <table:table-cell table:style-name="ce19" table:formula="of:=SUM(ROUND([.L31];2);IF([.M31]&gt;0;1/([.M31]*1000);0.01))" office:value-type="float" office:value="0.01">
            <text:p>0.0100</text:p>
          </table:table-cell>
          <table:table-cell table:formula="of:=SUMIF([.$J$49:.$J$948];[.$K31];[.$M$49:.$M$948])" office:value-type="float" office:value="0">
            <text:p>0</text:p>
          </table:table-cell>
          <table:table-cell table:style-name="ce10" table:formula="of:=COUNTIF([.$J$49:.$J$948];[.$K3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10" table:formula="of:=RANK([.O32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2]&gt;0;[.P32]/[.Q32];&quot;&quot;)">
            <text:p/>
          </table:table-cell>
          <table:table-cell table:style-name="ce10" table:formula="of:=SUMIF([.$J$49:.$J$948];[.$K32];[.$N$49:.$N$948])" office:value-type="float" office:value="0">
            <text:p>0</text:p>
          </table:table-cell>
          <table:table-cell table:style-name="ce10" table:formula="of:=SUMIF([.$J$49:.$J$948];[.$K32];[.$O$49:.$O$948])" office:value-type="float" office:value="0">
            <text:p>0</text:p>
          </table:table-cell>
          <table:table-cell table:style-name="ce19" table:formula="of:=SUM(ROUND([.L32];2);IF([.M32]&gt;0;1/([.M32]*1000);0.01))" office:value-type="float" office:value="0.01">
            <text:p>0.0100</text:p>
          </table:table-cell>
          <table:table-cell table:formula="of:=SUMIF([.$J$49:.$J$948];[.$K32];[.$M$49:.$M$948])" office:value-type="float" office:value="0">
            <text:p>0</text:p>
          </table:table-cell>
          <table:table-cell table:style-name="ce10" table:formula="of:=COUNTIF([.$J$49:.$J$948];[.$K3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eam</text:p>
          </table:table-cell>
          <table:table-cell table:style-name="ce4" office:value-type="string">
            <text:p>Quiz</text:p>
          </table:table-cell>
          <table:table-cell table:style-name="ce8" office:value-type="string">
            <text:p>Place</text:p>
          </table:table-cell>
          <table:table-cell table:style-name="ce8" office:value-type="string">
            <text:p>Score</text:p>
          </table:table-cell>
          <table:table-cell table:style-name="ce8" office:value-type="string">
            <text:p>Points</text:p>
          </table:table-cell>
          <table:table-cell table:style-name="ce8" office:value-type="string">
            <text:p>Errors</text:p>
          </table:table-cell>
          <table:table-cell table:style-name="ce15" office:value-type="string">
            <text:p>Quiz No</text:p>
          </table:table-cell>
          <table:table-cell/>
          <table:table-cell table:style-name="ce10" table:formula="of:=RANK([.O33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3]&gt;0;[.P33]/[.Q33];&quot;&quot;)">
            <text:p/>
          </table:table-cell>
          <table:table-cell table:style-name="ce10" table:formula="of:=SUMIF([.$J$49:.$J$948];[.$K33];[.$N$49:.$N$948])" office:value-type="float" office:value="0">
            <text:p>0</text:p>
          </table:table-cell>
          <table:table-cell table:style-name="ce10" table:formula="of:=SUMIF([.$J$49:.$J$948];[.$K33];[.$O$49:.$O$948])" office:value-type="float" office:value="0">
            <text:p>0</text:p>
          </table:table-cell>
          <table:table-cell table:style-name="ce19" table:formula="of:=SUM(ROUND([.L33];2);IF([.M33]&gt;0;1/([.M33]*1000);0.01))" office:value-type="float" office:value="0.01">
            <text:p>0.0100</text:p>
          </table:table-cell>
          <table:table-cell table:formula="of:=SUMIF([.$J$49:.$J$948];[.$K33];[.$M$49:.$M$948])" office:value-type="float" office:value="0">
            <text:p>0</text:p>
          </table:table-cell>
          <table:table-cell table:style-name="ce10" table:formula="of:=COUNTIF([.$J$49:.$J$948];[.$K3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C1</text:p>
          </table:table-cell>
          <table:table-cell/>
          <table:table-cell table:style-name="ce10" table:formula="of:=RANK([.O34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4]&gt;0;[.P34]/[.Q34];&quot;&quot;)">
            <text:p/>
          </table:table-cell>
          <table:table-cell table:style-name="ce10" table:formula="of:=SUMIF([.$J$49:.$J$948];[.$K34];[.$N$49:.$N$948])" office:value-type="float" office:value="0">
            <text:p>0</text:p>
          </table:table-cell>
          <table:table-cell table:style-name="ce10" table:formula="of:=SUMIF([.$J$49:.$J$948];[.$K34];[.$O$49:.$O$948])" office:value-type="float" office:value="0">
            <text:p>0</text:p>
          </table:table-cell>
          <table:table-cell table:style-name="ce19" table:formula="of:=SUM(ROUND([.L34];2);IF([.M34]&gt;0;1/([.M34]*1000);0.01))" office:value-type="float" office:value="0.01">
            <text:p>0.0100</text:p>
          </table:table-cell>
          <table:table-cell table:formula="of:=SUMIF([.$J$49:.$J$948];[.$K34];[.$M$49:.$M$948])" office:value-type="float" office:value="0">
            <text:p>0</text:p>
          </table:table-cell>
          <table:table-cell table:style-name="ce10" table:formula="of:=COUNTIF([.$J$49:.$J$948];[.$K3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35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5]&gt;0;[.P35]/[.Q35];&quot;&quot;)">
            <text:p/>
          </table:table-cell>
          <table:table-cell table:style-name="ce10" table:formula="of:=SUMIF([.$J$49:.$J$948];[.$K35];[.$N$49:.$N$948])" office:value-type="float" office:value="0">
            <text:p>0</text:p>
          </table:table-cell>
          <table:table-cell table:style-name="ce10" table:formula="of:=SUMIF([.$J$49:.$J$948];[.$K35];[.$O$49:.$O$948])" office:value-type="float" office:value="0">
            <text:p>0</text:p>
          </table:table-cell>
          <table:table-cell table:style-name="ce19" table:formula="of:=SUM(ROUND([.L35];2);IF([.M35]&gt;0;1/([.M35]*1000);0.01))" office:value-type="float" office:value="0.01">
            <text:p>0.0100</text:p>
          </table:table-cell>
          <table:table-cell table:formula="of:=SUMIF([.$J$49:.$J$948];[.$K35];[.$M$49:.$M$948])" office:value-type="float" office:value="0">
            <text:p>0</text:p>
          </table:table-cell>
          <table:table-cell table:style-name="ce10" table:formula="of:=COUNTIF([.$J$49:.$J$948];[.$K3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36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6]&gt;0;[.P36]/[.Q36];&quot;&quot;)">
            <text:p/>
          </table:table-cell>
          <table:table-cell table:style-name="ce10" table:formula="of:=SUMIF([.$J$49:.$J$948];[.$K36];[.$N$49:.$N$948])" office:value-type="float" office:value="0">
            <text:p>0</text:p>
          </table:table-cell>
          <table:table-cell table:style-name="ce10" table:formula="of:=SUMIF([.$J$49:.$J$948];[.$K36];[.$O$49:.$O$948])" office:value-type="float" office:value="0">
            <text:p>0</text:p>
          </table:table-cell>
          <table:table-cell table:style-name="ce19" table:formula="of:=SUM(ROUND([.L36];2);IF([.M36]&gt;0;1/([.M36]*1000);0.01))" office:value-type="float" office:value="0.01">
            <text:p>0.0100</text:p>
          </table:table-cell>
          <table:table-cell table:formula="of:=SUMIF([.$J$49:.$J$948];[.$K36];[.$M$49:.$M$948])" office:value-type="float" office:value="0">
            <text:p>0</text:p>
          </table:table-cell>
          <table:table-cell table:style-name="ce10" table:formula="of:=COUNTIF([.$J$49:.$J$948];[.$K3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C2</text:p>
          </table:table-cell>
          <table:table-cell/>
          <table:table-cell table:style-name="ce10" table:formula="of:=RANK([.O37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7]&gt;0;[.P37]/[.Q37];&quot;&quot;)">
            <text:p/>
          </table:table-cell>
          <table:table-cell table:style-name="ce10" table:formula="of:=SUMIF([.$J$49:.$J$948];[.$K37];[.$N$49:.$N$948])" office:value-type="float" office:value="0">
            <text:p>0</text:p>
          </table:table-cell>
          <table:table-cell table:style-name="ce10" table:formula="of:=SUMIF([.$J$49:.$J$948];[.$K37];[.$O$49:.$O$948])" office:value-type="float" office:value="0">
            <text:p>0</text:p>
          </table:table-cell>
          <table:table-cell table:style-name="ce19" table:formula="of:=SUM(ROUND([.L37];2);IF([.M37]&gt;0;1/([.M37]*1000);0.01))" office:value-type="float" office:value="0.01">
            <text:p>0.0100</text:p>
          </table:table-cell>
          <table:table-cell table:formula="of:=SUMIF([.$J$49:.$J$948];[.$K37];[.$M$49:.$M$948])" office:value-type="float" office:value="0">
            <text:p>0</text:p>
          </table:table-cell>
          <table:table-cell table:style-name="ce10" table:formula="of:=COUNTIF([.$J$49:.$J$948];[.$K37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38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8]&gt;0;[.P38]/[.Q38];&quot;&quot;)">
            <text:p/>
          </table:table-cell>
          <table:table-cell table:style-name="ce10" table:formula="of:=SUMIF([.$J$49:.$J$948];[.$K38];[.$N$49:.$N$948])" office:value-type="float" office:value="0">
            <text:p>0</text:p>
          </table:table-cell>
          <table:table-cell table:style-name="ce10" table:formula="of:=SUMIF([.$J$49:.$J$948];[.$K38];[.$O$49:.$O$948])" office:value-type="float" office:value="0">
            <text:p>0</text:p>
          </table:table-cell>
          <table:table-cell table:style-name="ce19" table:formula="of:=SUM(ROUND([.L38];2);IF([.M38]&gt;0;1/([.M38]*1000);0.01))" office:value-type="float" office:value="0.01">
            <text:p>0.0100</text:p>
          </table:table-cell>
          <table:table-cell table:formula="of:=SUMIF([.$J$49:.$J$948];[.$K38];[.$M$49:.$M$948])" office:value-type="float" office:value="0">
            <text:p>0</text:p>
          </table:table-cell>
          <table:table-cell table:style-name="ce10" table:formula="of:=COUNTIF([.$J$49:.$J$948];[.$K38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39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39]&gt;0;[.P39]/[.Q39];&quot;&quot;)">
            <text:p/>
          </table:table-cell>
          <table:table-cell table:style-name="ce10" table:formula="of:=SUMIF([.$J$49:.$J$948];[.$K39];[.$N$49:.$N$948])" office:value-type="float" office:value="0">
            <text:p>0</text:p>
          </table:table-cell>
          <table:table-cell table:style-name="ce10" table:formula="of:=SUMIF([.$J$49:.$J$948];[.$K39];[.$O$49:.$O$948])" office:value-type="float" office:value="0">
            <text:p>0</text:p>
          </table:table-cell>
          <table:table-cell table:style-name="ce19" table:formula="of:=SUM(ROUND([.L39];2);IF([.M39]&gt;0;1/([.M39]*1000);0.01))" office:value-type="float" office:value="0.01">
            <text:p>0.0100</text:p>
          </table:table-cell>
          <table:table-cell table:formula="of:=SUMIF([.$J$49:.$J$948];[.$K39];[.$M$49:.$M$948])" office:value-type="float" office:value="0">
            <text:p>0</text:p>
          </table:table-cell>
          <table:table-cell table:style-name="ce10" table:formula="of:=COUNTIF([.$J$49:.$J$948];[.$K39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C3</text:p>
          </table:table-cell>
          <table:table-cell/>
          <table:table-cell table:style-name="ce10" table:formula="of:=RANK([.O40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0]&gt;0;[.P40]/[.Q40];&quot;&quot;)">
            <text:p/>
          </table:table-cell>
          <table:table-cell table:style-name="ce10" table:formula="of:=SUMIF([.$J$49:.$J$948];[.$K40];[.$N$49:.$N$948])" office:value-type="float" office:value="0">
            <text:p>0</text:p>
          </table:table-cell>
          <table:table-cell table:style-name="ce10" table:formula="of:=SUMIF([.$J$49:.$J$948];[.$K40];[.$O$49:.$O$948])" office:value-type="float" office:value="0">
            <text:p>0</text:p>
          </table:table-cell>
          <table:table-cell table:style-name="ce19" table:formula="of:=SUM(ROUND([.L40];2);IF([.M40]&gt;0;1/([.M40]*1000);0.01))" office:value-type="float" office:value="0.01">
            <text:p>0.0100</text:p>
          </table:table-cell>
          <table:table-cell table:formula="of:=SUMIF([.$J$49:.$J$948];[.$K40];[.$M$49:.$M$948])" office:value-type="float" office:value="0">
            <text:p>0</text:p>
          </table:table-cell>
          <table:table-cell table:style-name="ce10" table:formula="of:=COUNTIF([.$J$49:.$J$948];[.$K40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41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1]&gt;0;[.P41]/[.Q41];&quot;&quot;)">
            <text:p/>
          </table:table-cell>
          <table:table-cell table:style-name="ce10" table:formula="of:=SUMIF([.$J$49:.$J$948];[.$K41];[.$N$49:.$N$948])" office:value-type="float" office:value="0">
            <text:p>0</text:p>
          </table:table-cell>
          <table:table-cell table:style-name="ce10" table:formula="of:=SUMIF([.$J$49:.$J$948];[.$K41];[.$O$49:.$O$948])" office:value-type="float" office:value="0">
            <text:p>0</text:p>
          </table:table-cell>
          <table:table-cell table:style-name="ce19" table:formula="of:=SUM(ROUND([.L41];2);IF([.M41]&gt;0;1/([.M41]*1000);0.01))" office:value-type="float" office:value="0.01">
            <text:p>0.0100</text:p>
          </table:table-cell>
          <table:table-cell table:formula="of:=SUMIF([.$J$49:.$J$948];[.$K41];[.$M$49:.$M$948])" office:value-type="float" office:value="0">
            <text:p>0</text:p>
          </table:table-cell>
          <table:table-cell table:style-name="ce10" table:formula="of:=COUNTIF([.$J$49:.$J$948];[.$K41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/>
          <table:table-cell table:style-name="ce10" table:formula="of:=RANK([.O42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2]&gt;0;[.P42]/[.Q42];&quot;&quot;)">
            <text:p/>
          </table:table-cell>
          <table:table-cell table:style-name="ce10" table:formula="of:=SUMIF([.$J$49:.$J$948];[.$K42];[.$N$49:.$N$948])" office:value-type="float" office:value="0">
            <text:p>0</text:p>
          </table:table-cell>
          <table:table-cell table:style-name="ce10" table:formula="of:=SUMIF([.$J$49:.$J$948];[.$K42];[.$O$49:.$O$948])" office:value-type="float" office:value="0">
            <text:p>0</text:p>
          </table:table-cell>
          <table:table-cell table:style-name="ce19" table:formula="of:=SUM(ROUND([.L42];2);IF([.M42]&gt;0;1/([.M42]*1000);0.01))" office:value-type="float" office:value="0.01">
            <text:p>0.0100</text:p>
          </table:table-cell>
          <table:table-cell table:formula="of:=SUMIF([.$J$49:.$J$948];[.$K42];[.$M$49:.$M$948])" office:value-type="float" office:value="0">
            <text:p>0</text:p>
          </table:table-cell>
          <table:table-cell table:style-name="ce10" table:formula="of:=COUNTIF([.$J$49:.$J$948];[.$K42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C4</text:p>
          </table:table-cell>
          <table:table-cell/>
          <table:table-cell table:style-name="ce10" table:formula="of:=RANK([.O43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3]&gt;0;[.P43]/[.Q43];&quot;&quot;)">
            <text:p/>
          </table:table-cell>
          <table:table-cell table:style-name="ce10" table:formula="of:=SUMIF([.$J$49:.$J$948];[.$K43];[.$N$49:.$N$948])" office:value-type="float" office:value="0">
            <text:p>0</text:p>
          </table:table-cell>
          <table:table-cell table:style-name="ce10" table:formula="of:=SUMIF([.$J$49:.$J$948];[.$K43];[.$O$49:.$O$948])" office:value-type="float" office:value="0">
            <text:p>0</text:p>
          </table:table-cell>
          <table:table-cell table:style-name="ce19" table:formula="of:=SUM(ROUND([.L43];2);IF([.M43]&gt;0;1/([.M43]*1000);0.01))" office:value-type="float" office:value="0.01">
            <text:p>0.0100</text:p>
          </table:table-cell>
          <table:table-cell table:formula="of:=SUMIF([.$J$49:.$J$948];[.$K43];[.$M$49:.$M$948])" office:value-type="float" office:value="0">
            <text:p>0</text:p>
          </table:table-cell>
          <table:table-cell table:style-name="ce10" table:formula="of:=COUNTIF([.$J$49:.$J$948];[.$K43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44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4]&gt;0;[.P44]/[.Q44];&quot;&quot;)">
            <text:p/>
          </table:table-cell>
          <table:table-cell table:style-name="ce10" table:formula="of:=SUMIF([.$J$49:.$J$948];[.$K44];[.$N$49:.$N$948])" office:value-type="float" office:value="0">
            <text:p>0</text:p>
          </table:table-cell>
          <table:table-cell table:style-name="ce10" table:formula="of:=SUMIF([.$J$49:.$J$948];[.$K44];[.$O$49:.$O$948])" office:value-type="float" office:value="0">
            <text:p>0</text:p>
          </table:table-cell>
          <table:table-cell table:style-name="ce19" table:formula="of:=SUM(ROUND([.L44];2);IF([.M44]&gt;0;1/([.M44]*1000);0.01))" office:value-type="float" office:value="0.01">
            <text:p>0.0100</text:p>
          </table:table-cell>
          <table:table-cell table:formula="of:=SUMIF([.$J$49:.$J$948];[.$K44];[.$M$49:.$M$948])" office:value-type="float" office:value="0">
            <text:p>0</text:p>
          </table:table-cell>
          <table:table-cell table:style-name="ce10" table:formula="of:=COUNTIF([.$J$49:.$J$948];[.$K4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style-name="ce12" table:number-columns-repeated="5"/>
          <table:table-cell/>
          <table:table-cell table:style-name="ce10" table:formula="of:=RANK([.O45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5]&gt;0;[.P45]/[.Q45];&quot;&quot;)">
            <text:p/>
          </table:table-cell>
          <table:table-cell table:style-name="ce10" table:formula="of:=SUMIF([.$J$49:.$J$948];[.$K45];[.$N$49:.$N$948])" office:value-type="float" office:value="0">
            <text:p>0</text:p>
          </table:table-cell>
          <table:table-cell table:style-name="ce10" table:formula="of:=SUMIF([.$J$49:.$J$948];[.$K45];[.$O$49:.$O$948])" office:value-type="float" office:value="0">
            <text:p>0</text:p>
          </table:table-cell>
          <table:table-cell table:style-name="ce19" table:formula="of:=SUM(ROUND([.L45];2);IF([.M45]&gt;0;1/([.M45]*1000);0.01))" office:value-type="float" office:value="0.01">
            <text:p>0.0100</text:p>
          </table:table-cell>
          <table:table-cell table:formula="of:=SUMIF([.$J$49:.$J$948];[.$K45];[.$M$49:.$M$948])" office:value-type="float" office:value="0">
            <text:p>0</text:p>
          </table:table-cell>
          <table:table-cell table:style-name="ce10" table:formula="of:=COUNTIF([.$J$49:.$J$948];[.$K45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CA</text:p>
          </table:table-cell>
          <table:table-cell/>
          <table:table-cell table:style-name="ce10" table:formula="of:=RANK([.O46];[.$O$2:.$O$46])" office:value-type="float" office:value="1">
            <text:p>1</text:p>
          </table:table-cell>
          <table:table-cell table:style-name="ce5"/>
          <table:table-cell table:style-name="ce5"/>
          <table:table-cell table:style-name="ce17" table:formula="of:=IF([.Q46]&gt;0;[.P46]/[.Q46];&quot;&quot;)">
            <text:p/>
          </table:table-cell>
          <table:table-cell table:style-name="ce10" table:formula="of:=SUMIF([.$J$49:.$J$948];[.$K46];[.$N$49:.$N$948])" office:value-type="float" office:value="0">
            <text:p>0</text:p>
          </table:table-cell>
          <table:table-cell table:style-name="ce10" table:formula="of:=SUMIF([.$J$49:.$J$948];[.$K46];[.$O$49:.$O$948])" office:value-type="float" office:value="0">
            <text:p>0</text:p>
          </table:table-cell>
          <table:table-cell table:style-name="ce19" table:formula="of:=SUM(ROUND([.L46];2);IF([.M46]&gt;0;1/([.M46]*1000);0.01))" office:value-type="float" office:value="0.01">
            <text:p>0.0100</text:p>
          </table:table-cell>
          <table:table-cell table:formula="of:=SUMIF([.$J$49:.$J$948];[.$K46];[.$M$49:.$M$948])" office:value-type="float" office:value="0">
            <text:p>0</text:p>
          </table:table-cell>
          <table:table-cell table:style-name="ce10" table:formula="of:=COUNTIF([.$J$49:.$J$948];[.$K46])" office:value-type="float" office:value="0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1017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4" office:value-type="string">
            <text:p>Quizzer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Quiz</text:p>
          </table:table-cell>
          <table:table-cell table:style-name="ce18" office:value-type="string">
            <text:p>Points</text:p>
          </table:table-cell>
          <table:table-cell table:style-name="ce18" office:value-type="string">
            <text:p>Errors</text:p>
          </table:table-cell>
          <table:table-cell table:style-name="ce18" office:value-type="string">
            <text:p>Jumps</text:p>
          </table:table-cell>
          <table:table-cell table:style-name="ce15" office:value-type="string">
            <text:p>Quiz No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CB</text:p>
          </table:table-cell>
          <table:table-cell table:number-columns-repeated="2"/>
          <table:table-cell table:style-name="ce6" table:number-columns-repeated="6"/>
          <table:table-cell table:style-name="ce11" office:value-type="string">
            <text:p>C1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CC</text:p>
          </table:table-cell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4"/>
          <table:table-cell table:style-name="ce12" office:value-type="string">
            <text:p>CD</text:p>
          </table:table-cell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4"/>
          <table:table-cell table:style-name="ce11" office:value-type="string">
            <text:p>CE</text:p>
          </table:table-cell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 office:value-type="string">
            <text:p>C2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 office:value-type="string">
            <text:p>C3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 office:value-type="string">
            <text:p>C4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 office:value-type="string">
            <text:p>CA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 office:value-type="string">
            <text:p>CB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 office:value-type="string">
            <text:p>CC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 office:value-type="string">
            <text:p>CD</text:p>
          </table:table-cell>
          <table:table-cell table:number-columns-repeated="1008"/>
        </table:table-row>
        <table:table-row table:style-name="ro1" table:number-rows-repeated="2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3">
          <table:table-cell/>
          <table:table-cell table:style-name="ce6"/>
          <table:table-cell table:style-name="ce11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3">
          <table:table-cell/>
          <table:table-cell table:style-name="ce7"/>
          <table:table-cell table:style-name="ce12" table:number-columns-repeated="5"/>
          <table:table-cell table:number-columns-repeated="2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9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6" table:number-columns-repeated="6"/>
          <table:table-cell table:style-name="ce11"/>
          <table:table-cell table:number-columns-repeated="1008"/>
        </table:table-row>
        <table:table-row table:style-name="ro1" table:number-rows-repeated="15">
          <table:table-cell table:number-columns-repeated="9"/>
          <table:table-cell table:style-name="ce7" table:number-columns-repeated="6"/>
          <table:table-cell table:style-name="ce12"/>
          <table:table-cell table:number-columns-repeated="1008"/>
        </table:table-row>
        <table:table-row table:style-name="ro1" table:number-rows-repeated="104762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Team1" table:base-cell-address="$'C Div'.$A$1" table:cell-range-address="$'C Div'.$A$1"/>
        <table:named-range table:name="Team2" table:base-cell-address="$'C Div'.$A$52" table:cell-range-address="$'C Div'.$A$52"/>
        <table:named-range table:name="Team3" table:base-cell-address="$'C Div'.$A$103" table:cell-range-address="$'C Div'.$A$103"/>
      </table:named-expressions>
      <table:database-ranges>
        <table:database-range table:name="__Anonymous_Sheet_DB__1" table:target-range-address="'A Div'.A33:'A Div'.G103" table:display-filter-buttons="true"/>
        <table:database-range table:name="__Anonymous_Sheet_DB__2" table:target-range-address="'A Div'.B33:'A Div'.B33" table:contains-header="false"/>
        <table:database-range table:name="__Anonymous_Sheet_DB__3" table:target-range-address="'A Div'.C33:'A Div'.C33" table:contains-header="false"/>
        <table:database-range table:target-range-address="'C Div'.I1:'C Div'.Q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Grande" svg:font-family="LucidaGrand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4" number:min-integer-digits="1"/>
    </number:number-style>
    <number:number-style style:name="N110P0" style:volatile="true">
      <number:text>F</number:text>
    </number:number-style>
    <number:number-style style:name="N110">
      <number:text>T</number:text>
      <style:map style:condition="value()&gt;=0" style:apply-style-name="N110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$</number:text>
      <number:number number:decimal-places="0" number:min-integer-digits="1" number:grouping="true"/>
    </number:number-style>
    <number:number-style style:name="N142">
      <number:text>-$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0" number:min-integer-digits="1" number:grouping="true"/>
    </number:number-style>
    <number:number-style style:name="N143">
      <style:text-properties fo:color="#ff0000"/>
      <number:text>-$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$</number:text>
      <number:number number:decimal-places="2" number:min-integer-digits="1" number:grouping="true"/>
    </number:number-style>
    <number:number-style style:name="N145">
      <number:text>-$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</number:number-style>
    <number:number-style style:name="N146">
      <style:text-properties fo:color="#ff0000"/>
      <number:text>-$</number:text>
      <number:number number:decimal-places="2" number:min-integer-digits="1" number:grouping="true"/>
      <style:map style:condition="value()&gt;=0" style:apply-style-name="N146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-$</number:text>
      <number:number number:decimal-places="0" number:min-integer-digits="1" number:grouping="true"/>
      <number:text> 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-$</number:text>
      <number:number number:decimal-places="2" number:min-integer-digits="1" number:grouping="true"/>
      <number:text> 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2P0"/>
    </number:currency-style>
    <number:time-style style:name="N163">
      <number:hours/>
      <number:text>:</number:text>
      <number:minutes number:style="long"/>
      <number:text> </number:text>
      <number:am-pm/>
    </number:time-style>
    <number:time-style style:name="N164">
      <number:hours/>
      <number:text>:</number:text>
      <number:minutes number:style="long"/>
      <number:text>:</number:text>
      <number:seconds number:style="long"/>
    </number:tim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</number:time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2019-10-24</text:date>, <text:time>11:5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8:03:37.83</meta:creation-date>
    <meta:editing-duration>PT17H30M22S</meta:editing-duration>
    <meta:editing-cycles>55</meta:editing-cycles>
    <meta:generator>OpenOffice/4.1.7$Win32 OpenOffice.org_project/417m1$Build-9800</meta:generator>
    <meta:initial-creator>Blake Weiseth</meta:initial-creator>
    <dc:date>2019-10-24T11:54:21.93</dc:date>
    <dc:creator>Dustin Letkeman</dc:creator>
    <meta:document-statistic meta:table-count="2" meta:cell-count="1372" meta:object-count="0"/>
  </office:meta>
</office:document-meta>
</file>